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CB" table:style-name="ta1">
        <table:shapes>
          <draw:frame draw:z-index="0" draw:style-name="gr1" draw:text-style-name="P1" svg:width="453.51pt" svg:height="255.09pt" svg:x="30.7pt" svg:y="360.51pt">
            <draw:object draw:notify-on-update-of-ranges="GPUCB.A24:GPUCB.CV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9.58pt" svg:y="368.76pt">
            <draw:object draw:notify-on-update-of-ranges="GPUCB.A25:GPUCB.CU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column table:style-name="co4" table:number-columns-repeated="19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7467737197876" calcext:value-type="float">
            <text:p>0.017467737197876</text:p>
          </table:table-cell>
          <table:table-cell office:value-type="float" office:value="0.0408101081848145" calcext:value-type="float">
            <text:p>0.040810108184815</text:p>
          </table:table-cell>
          <table:table-cell office:value-type="float" office:value="0.0703089237213135" calcext:value-type="float">
            <text:p>0.070308923721314</text:p>
          </table:table-cell>
          <table:table-cell office:value-type="float" office:value="0.105919361114502" calcext:value-type="float">
            <text:p>0.105919361114502</text:p>
          </table:table-cell>
          <table:table-cell office:value-type="float" office:value="0.155336141586304" calcext:value-type="float">
            <text:p>0.155336141586304</text:p>
          </table:table-cell>
          <table:table-cell office:value-type="float" office:value="0.236788988113403" calcext:value-type="float">
            <text:p>0.236788988113403</text:p>
          </table:table-cell>
          <table:table-cell office:value-type="float" office:value="0.31493091583252" calcext:value-type="float">
            <text:p>0.31493091583252</text:p>
          </table:table-cell>
          <table:table-cell office:value-type="float" office:value="0.426666498184204" calcext:value-type="float">
            <text:p>0.426666498184204</text:p>
          </table:table-cell>
          <table:table-cell office:value-type="float" office:value="0.5746910572052" calcext:value-type="float">
            <text:p>0.5746910572052</text:p>
          </table:table-cell>
          <table:table-cell office:value-type="float" office:value="0.687562942504883" calcext:value-type="float">
            <text:p>0.687562942504883</text:p>
          </table:table-cell>
          <table:table-cell office:value-type="float" office:value="0.837440490722656" calcext:value-type="float">
            <text:p>0.837440490722656</text:p>
          </table:table-cell>
          <table:table-cell office:value-type="float" office:value="0.97705602645874" calcext:value-type="float">
            <text:p>0.97705602645874</text:p>
          </table:table-cell>
          <table:table-cell office:value-type="float" office:value="1.1350519657135" calcext:value-type="float">
            <text:p>1.1350519657135</text:p>
          </table:table-cell>
          <table:table-cell office:value-type="float" office:value="1.30853772163391" calcext:value-type="float">
            <text:p>1.30853772163391</text:p>
          </table:table-cell>
          <table:table-cell office:value-type="float" office:value="1.50871348381042" calcext:value-type="float">
            <text:p>1.50871348381042</text:p>
          </table:table-cell>
          <table:table-cell office:value-type="float" office:value="1.70804333686829" calcext:value-type="float">
            <text:p>1.70804333686829</text:p>
          </table:table-cell>
          <table:table-cell office:value-type="float" office:value="1.95724010467529" calcext:value-type="float">
            <text:p>1.95724010467529</text:p>
          </table:table-cell>
          <table:table-cell office:value-type="float" office:value="2.20897507667541" calcext:value-type="float">
            <text:p>2.20897507667541</text:p>
          </table:table-cell>
          <table:table-cell office:value-type="float" office:value="2.44249415397644" calcext:value-type="float">
            <text:p>2.44249415397644</text:p>
          </table:table-cell>
          <table:table-cell office:value-type="float" office:value="2.73122763633728" calcext:value-type="float">
            <text:p>2.73122763633728</text:p>
          </table:table-cell>
          <table:table-cell office:value-type="float" office:value="2.98448753356934" calcext:value-type="float">
            <text:p>2.98448753356934</text:p>
          </table:table-cell>
          <table:table-cell office:value-type="float" office:value="3.2166428565979" calcext:value-type="float">
            <text:p>3.2166428565979</text:p>
          </table:table-cell>
          <table:table-cell office:value-type="float" office:value="3.44959449768066" calcext:value-type="float">
            <text:p>3.44959449768066</text:p>
          </table:table-cell>
          <table:table-cell office:value-type="float" office:value="3.67521119117737" calcext:value-type="float">
            <text:p>3.67521119117737</text:p>
          </table:table-cell>
          <table:table-cell office:value-type="float" office:value="3.95142126083374" calcext:value-type="float">
            <text:p>3.95142126083374</text:p>
          </table:table-cell>
          <table:table-cell office:value-type="float" office:value="4.20241141319275" calcext:value-type="float">
            <text:p>4.20241141319275</text:p>
          </table:table-cell>
          <table:table-cell office:value-type="float" office:value="4.48453712463379" calcext:value-type="float">
            <text:p>4.48453712463379</text:p>
          </table:table-cell>
          <table:table-cell office:value-type="float" office:value="4.75006198883057" calcext:value-type="float">
            <text:p>4.75006198883057</text:p>
          </table:table-cell>
          <table:table-cell office:value-type="float" office:value="5.02009272575378" calcext:value-type="float">
            <text:p>5.02009272575378</text:p>
          </table:table-cell>
          <table:table-cell office:value-type="float" office:value="5.29437613487244" calcext:value-type="float">
            <text:p>5.29437613487244</text:p>
          </table:table-cell>
          <table:table-cell office:value-type="float" office:value="5.59342241287231" calcext:value-type="float">
            <text:p>5.59342241287231</text:p>
          </table:table-cell>
          <table:table-cell office:value-type="float" office:value="5.94648814201355" calcext:value-type="float">
            <text:p>5.94648814201355</text:p>
          </table:table-cell>
          <table:table-cell office:value-type="float" office:value="6.29318499565125" calcext:value-type="float">
            <text:p>6.29318499565125</text:p>
          </table:table-cell>
          <table:table-cell office:value-type="float" office:value="6.75753235816956" calcext:value-type="float">
            <text:p>6.75753235816956</text:p>
          </table:table-cell>
          <table:table-cell office:value-type="float" office:value="7.11599349975586" calcext:value-type="float">
            <text:p>7.11599349975586</text:p>
          </table:table-cell>
          <table:table-cell office:value-type="float" office:value="7.49193549156189" calcext:value-type="float">
            <text:p>7.49193549156189</text:p>
          </table:table-cell>
          <table:table-cell office:value-type="float" office:value="7.9364664554596" calcext:value-type="float">
            <text:p>7.9364664554596</text:p>
          </table:table-cell>
          <table:table-cell office:value-type="float" office:value="8.30065965652466" calcext:value-type="float">
            <text:p>8.30065965652466</text:p>
          </table:table-cell>
          <table:table-cell office:value-type="float" office:value="8.68659234046936" calcext:value-type="float">
            <text:p>8.68659234046936</text:p>
          </table:table-cell>
          <table:table-cell office:value-type="float" office:value="9.05017066001892" calcext:value-type="float">
            <text:p>9.05017066001892</text:p>
          </table:table-cell>
          <table:table-cell office:value-type="float" office:value="9.4127209186554" calcext:value-type="float">
            <text:p>9.4127209186554</text:p>
          </table:table-cell>
          <table:table-cell office:value-type="float" office:value="9.83590221405029" calcext:value-type="float">
            <text:p>9.83590221405029</text:p>
          </table:table-cell>
          <table:table-cell office:value-type="float" office:value="10.2410712242126" calcext:value-type="float">
            <text:p>10.2410712242126</text:p>
          </table:table-cell>
          <table:table-cell office:value-type="float" office:value="10.6041688919067" calcext:value-type="float">
            <text:p>10.6041688919067</text:p>
          </table:table-cell>
          <table:table-cell office:value-type="float" office:value="11.0448892116547" calcext:value-type="float">
            <text:p>11.0448892116547</text:p>
          </table:table-cell>
          <table:table-cell office:value-type="float" office:value="11.4292254447937" calcext:value-type="float">
            <text:p>11.4292254447937</text:p>
          </table:table-cell>
          <table:table-cell office:value-type="float" office:value="11.8533878326416" calcext:value-type="float">
            <text:p>11.8533878326416</text:p>
          </table:table-cell>
          <table:table-cell office:value-type="float" office:value="12.28892993927" calcext:value-type="float">
            <text:p>12.28892993927</text:p>
          </table:table-cell>
          <table:table-cell office:value-type="float" office:value="12.6928579807282" calcext:value-type="float">
            <text:p>12.6928579807282</text:p>
          </table:table-cell>
          <table:table-cell office:value-type="float" office:value="13.1060469150543" calcext:value-type="float">
            <text:p>13.1060469150543</text:p>
          </table:table-cell>
          <table:table-cell office:value-type="float" office:value="13.6783232688904" calcext:value-type="float">
            <text:p>13.6783232688904</text:p>
          </table:table-cell>
          <table:table-cell office:value-type="float" office:value="14.169689655304" calcext:value-type="float">
            <text:p>14.169689655304</text:p>
          </table:table-cell>
          <table:table-cell office:value-type="float" office:value="14.5851483345032" calcext:value-type="float">
            <text:p>14.5851483345032</text:p>
          </table:table-cell>
          <table:table-cell office:value-type="float" office:value="15.0092217922211" calcext:value-type="float">
            <text:p>15.0092217922211</text:p>
          </table:table-cell>
          <table:table-cell office:value-type="float" office:value="15.4600653648376" calcext:value-type="float">
            <text:p>15.4600653648376</text:p>
          </table:table-cell>
          <table:table-cell office:value-type="float" office:value="15.95050573349" calcext:value-type="float">
            <text:p>15.95050573349</text:p>
          </table:table-cell>
          <table:table-cell office:value-type="float" office:value="16.4418354034424" calcext:value-type="float">
            <text:p>16.4418354034424</text:p>
          </table:table-cell>
          <table:table-cell office:value-type="float" office:value="16.9556636810303" calcext:value-type="float">
            <text:p>16.9556636810303</text:p>
          </table:table-cell>
          <table:table-cell office:value-type="float" office:value="17.5036590099335" calcext:value-type="float">
            <text:p>17.5036590099335</text:p>
          </table:table-cell>
          <table:table-cell office:value-type="float" office:value="18.0759923458099" calcext:value-type="float">
            <text:p>18.0759923458099</text:p>
          </table:table-cell>
          <table:table-cell office:value-type="float" office:value="18.6285905838013" calcext:value-type="float">
            <text:p>18.6285905838013</text:p>
          </table:table-cell>
          <table:table-cell office:value-type="float" office:value="19.1854031085968" calcext:value-type="float">
            <text:p>19.1854031085968</text:p>
          </table:table-cell>
          <table:table-cell office:value-type="float" office:value="19.7979023456573" calcext:value-type="float">
            <text:p>19.7979023456573</text:p>
          </table:table-cell>
          <table:table-cell office:value-type="float" office:value="20.3293769359589" calcext:value-type="float">
            <text:p>20.3293769359589</text:p>
          </table:table-cell>
          <table:table-cell office:value-type="float" office:value="20.845267534256" calcext:value-type="float">
            <text:p>20.845267534256</text:p>
          </table:table-cell>
          <table:table-cell office:value-type="float" office:value="21.40096616745" calcext:value-type="float">
            <text:p>21.40096616745</text:p>
          </table:table-cell>
          <table:table-cell office:value-type="float" office:value="22.1490950584412" calcext:value-type="float">
            <text:p>22.1490950584412</text:p>
          </table:table-cell>
          <table:table-cell office:value-type="float" office:value="22.766010761261" calcext:value-type="float">
            <text:p>22.766010761261</text:p>
          </table:table-cell>
          <table:table-cell office:value-type="float" office:value="23.3865342140198" calcext:value-type="float">
            <text:p>23.3865342140198</text:p>
          </table:table-cell>
          <table:table-cell office:value-type="float" office:value="24.0785739421844" calcext:value-type="float">
            <text:p>24.0785739421844</text:p>
          </table:table-cell>
          <table:table-cell office:value-type="float" office:value="24.7100157737732" calcext:value-type="float">
            <text:p>24.7100157737732</text:p>
          </table:table-cell>
          <table:table-cell office:value-type="float" office:value="25.3480336666107" calcext:value-type="float">
            <text:p>25.3480336666107</text:p>
          </table:table-cell>
          <table:table-cell office:value-type="float" office:value="26.039012670517" calcext:value-type="float">
            <text:p>26.039012670517</text:p>
          </table:table-cell>
          <table:table-cell office:value-type="float" office:value="26.7812132835388" calcext:value-type="float">
            <text:p>26.7812132835388</text:p>
          </table:table-cell>
          <table:table-cell office:value-type="float" office:value="27.4805357456207" calcext:value-type="float">
            <text:p>27.4805357456207</text:p>
          </table:table-cell>
          <table:table-cell office:value-type="float" office:value="28.3420593738556" calcext:value-type="float">
            <text:p>28.3420593738556</text:p>
          </table:table-cell>
          <table:table-cell office:value-type="float" office:value="28.9428343772888" calcext:value-type="float">
            <text:p>28.9428343772888</text:p>
          </table:table-cell>
          <table:table-cell office:value-type="float" office:value="29.5695209503174" calcext:value-type="float">
            <text:p>29.5695209503174</text:p>
          </table:table-cell>
          <table:table-cell office:value-type="float" office:value="30.1698546409607" calcext:value-type="float">
            <text:p>30.1698546409607</text:p>
          </table:table-cell>
          <table:table-cell office:value-type="float" office:value="30.8134999275207" calcext:value-type="float">
            <text:p>30.8134999275207</text:p>
          </table:table-cell>
          <table:table-cell office:value-type="float" office:value="31.4300446510315" calcext:value-type="float">
            <text:p>31.4300446510315</text:p>
          </table:table-cell>
          <table:table-cell office:value-type="float" office:value="32.0655484199524" calcext:value-type="float">
            <text:p>32.0655484199524</text:p>
          </table:table-cell>
          <table:table-cell office:value-type="float" office:value="32.7025370597839" calcext:value-type="float">
            <text:p>32.7025370597839</text:p>
          </table:table-cell>
          <table:table-cell office:value-type="float" office:value="33.3450589179993" calcext:value-type="float">
            <text:p>33.3450589179993</text:p>
          </table:table-cell>
          <table:table-cell office:value-type="float" office:value="34.0311424732208" calcext:value-type="float">
            <text:p>34.0311424732208</text:p>
          </table:table-cell>
          <table:table-cell office:value-type="float" office:value="34.9005606174469" calcext:value-type="float">
            <text:p>34.9005606174469</text:p>
          </table:table-cell>
          <table:table-cell office:value-type="float" office:value="35.6951522827148" calcext:value-type="float">
            <text:p>35.6951522827148</text:p>
          </table:table-cell>
          <table:table-cell office:value-type="float" office:value="36.5300943851471" calcext:value-type="float">
            <text:p>36.5300943851471</text:p>
          </table:table-cell>
          <table:table-cell office:value-type="float" office:value="37.2572040557861" calcext:value-type="float">
            <text:p>37.2572040557861</text:p>
          </table:table-cell>
          <table:table-cell office:value-type="float" office:value="38.1126239299774" calcext:value-type="float">
            <text:p>38.1126239299774</text:p>
          </table:table-cell>
          <table:table-cell office:value-type="float" office:value="38.8605256080627" calcext:value-type="float">
            <text:p>38.8605256080627</text:p>
          </table:table-cell>
          <table:table-cell office:value-type="float" office:value="39.61399102211" calcext:value-type="float">
            <text:p>39.61399102211</text:p>
          </table:table-cell>
          <table:table-cell office:value-type="float" office:value="40.4055261611939" calcext:value-type="float">
            <text:p>40.4055261611939</text:p>
          </table:table-cell>
          <table:table-cell office:value-type="float" office:value="41.1327385902405" calcext:value-type="float">
            <text:p>41.1327385902405</text:p>
          </table:table-cell>
          <table:table-cell office:value-type="float" office:value="41.9181933403015" calcext:value-type="float">
            <text:p>41.9181933403015</text:p>
          </table:table-cell>
          <table:table-cell office:value-type="float" office:value="42.7926442623138" calcext:value-type="float">
            <text:p>42.7926442623138</text:p>
          </table:table-cell>
          <table:table-cell office:value-type="float" office:value="43.6113247871399" calcext:value-type="float">
            <text:p>43.6113247871399</text:p>
          </table:table-cell>
          <table:table-cell office:value-type="float" office:value="44.3590369224548" calcext:value-type="float">
            <text:p>44.3590369224548</text:p>
          </table:table-cell>
          <table:table-cell office:value-type="float" office:value="45.149665594101" calcext:value-type="float">
            <text:p>45.149665594101</text:p>
          </table:table-cell>
          <table:table-cell office:value-type="float" office:value="46.0888419151306" calcext:value-type="float">
            <text:p>46.0888419151306</text:p>
          </table:table-cell>
        </table:table-row>
        <table:table-row table:style-name="ro1">
          <table:table-cell office:value-type="float" office:value="0.0163931846618652" calcext:value-type="float">
            <text:p>0.016393184661865</text:p>
          </table:table-cell>
          <table:table-cell office:value-type="float" office:value="0.03928542137146" calcext:value-type="float">
            <text:p>0.03928542137146</text:p>
          </table:table-cell>
          <table:table-cell office:value-type="float" office:value="0.0686612129211426" calcext:value-type="float">
            <text:p>0.068661212921143</text:p>
          </table:table-cell>
          <table:table-cell office:value-type="float" office:value="0.10403299331665" calcext:value-type="float">
            <text:p>0.10403299331665</text:p>
          </table:table-cell>
          <table:table-cell office:value-type="float" office:value="0.154117107391357" calcext:value-type="float">
            <text:p>0.154117107391357</text:p>
          </table:table-cell>
          <table:table-cell office:value-type="float" office:value="0.260629177093506" calcext:value-type="float">
            <text:p>0.260629177093506</text:p>
          </table:table-cell>
          <table:table-cell office:value-type="float" office:value="0.392437696456909" calcext:value-type="float">
            <text:p>0.392437696456909</text:p>
          </table:table-cell>
          <table:table-cell office:value-type="float" office:value="0.532241821289063" calcext:value-type="float">
            <text:p>0.532241821289063</text:p>
          </table:table-cell>
          <table:table-cell office:value-type="float" office:value="0.680438995361328" calcext:value-type="float">
            <text:p>0.680438995361328</text:p>
          </table:table-cell>
          <table:table-cell office:value-type="float" office:value="0.826558113098145" calcext:value-type="float">
            <text:p>0.826558113098145</text:p>
          </table:table-cell>
          <table:table-cell office:value-type="float" office:value="0.979302167892456" calcext:value-type="float">
            <text:p>0.979302167892456</text:p>
          </table:table-cell>
          <table:table-cell office:value-type="float" office:value="1.17129015922546" calcext:value-type="float">
            <text:p>1.17129015922546</text:p>
          </table:table-cell>
          <table:table-cell office:value-type="float" office:value="1.36362648010254" calcext:value-type="float">
            <text:p>1.36362648010254</text:p>
          </table:table-cell>
          <table:table-cell office:value-type="float" office:value="1.56076002120972" calcext:value-type="float">
            <text:p>1.56076002120972</text:p>
          </table:table-cell>
          <table:table-cell office:value-type="float" office:value="1.78142380714417" calcext:value-type="float">
            <text:p>1.78142380714417</text:p>
          </table:table-cell>
          <table:table-cell office:value-type="float" office:value="1.98369550704956" calcext:value-type="float">
            <text:p>1.98369550704956</text:p>
          </table:table-cell>
          <table:table-cell office:value-type="float" office:value="2.20278930664062" calcext:value-type="float">
            <text:p>2.20278930664062</text:p>
          </table:table-cell>
          <table:table-cell office:value-type="float" office:value="2.42469429969788" calcext:value-type="float">
            <text:p>2.42469429969788</text:p>
          </table:table-cell>
          <table:table-cell office:value-type="float" office:value="2.7430522441864" calcext:value-type="float">
            <text:p>2.7430522441864</text:p>
          </table:table-cell>
          <table:table-cell office:value-type="float" office:value="3.00340390205383" calcext:value-type="float">
            <text:p>3.00340390205383</text:p>
          </table:table-cell>
          <table:table-cell office:value-type="float" office:value="3.21724462509155" calcext:value-type="float">
            <text:p>3.21724462509155</text:p>
          </table:table-cell>
          <table:table-cell office:value-type="float" office:value="3.47745037078857" calcext:value-type="float">
            <text:p>3.47745037078857</text:p>
          </table:table-cell>
          <table:table-cell office:value-type="float" office:value="3.73761463165283" calcext:value-type="float">
            <text:p>3.73761463165283</text:p>
          </table:table-cell>
          <table:table-cell office:value-type="float" office:value="4.00358653068543" calcext:value-type="float">
            <text:p>4.00358653068543</text:p>
          </table:table-cell>
          <table:table-cell office:value-type="float" office:value="4.2360315322876" calcext:value-type="float">
            <text:p>4.2360315322876</text:p>
          </table:table-cell>
          <table:table-cell office:value-type="float" office:value="4.55959630012512" calcext:value-type="float">
            <text:p>4.55959630012512</text:p>
          </table:table-cell>
          <table:table-cell office:value-type="float" office:value="4.84298872947693" calcext:value-type="float">
            <text:p>4.84298872947693</text:p>
          </table:table-cell>
          <table:table-cell office:value-type="float" office:value="5.14591646194458" calcext:value-type="float">
            <text:p>5.14591646194458</text:p>
          </table:table-cell>
          <table:table-cell office:value-type="float" office:value="5.43676686286926" calcext:value-type="float">
            <text:p>5.43676686286926</text:p>
          </table:table-cell>
          <table:table-cell office:value-type="float" office:value="5.76085996627808" calcext:value-type="float">
            <text:p>5.76085996627808</text:p>
          </table:table-cell>
          <table:table-cell office:value-type="float" office:value="6.05542540550232" calcext:value-type="float">
            <text:p>6.05542540550232</text:p>
          </table:table-cell>
          <table:table-cell office:value-type="float" office:value="6.35677409172058" calcext:value-type="float">
            <text:p>6.35677409172058</text:p>
          </table:table-cell>
          <table:table-cell office:value-type="float" office:value="6.71577453613281" calcext:value-type="float">
            <text:p>6.71577453613281</text:p>
          </table:table-cell>
          <table:table-cell office:value-type="float" office:value="7.06835532188416" calcext:value-type="float">
            <text:p>7.06835532188416</text:p>
          </table:table-cell>
          <table:table-cell office:value-type="float" office:value="7.4310896396637" calcext:value-type="float">
            <text:p>7.4310896396637</text:p>
          </table:table-cell>
          <table:table-cell office:value-type="float" office:value="7.74873948097229" calcext:value-type="float">
            <text:p>7.74873948097229</text:p>
          </table:table-cell>
          <table:table-cell office:value-type="float" office:value="8.06136822700501" calcext:value-type="float">
            <text:p>8.06136822700501</text:p>
          </table:table-cell>
          <table:table-cell office:value-type="float" office:value="8.39964842796326" calcext:value-type="float">
            <text:p>8.39964842796326</text:p>
          </table:table-cell>
          <table:table-cell office:value-type="float" office:value="8.77077746391296" calcext:value-type="float">
            <text:p>8.77077746391296</text:p>
          </table:table-cell>
          <table:table-cell office:value-type="float" office:value="9.10316228866577" calcext:value-type="float">
            <text:p>9.10316228866577</text:p>
          </table:table-cell>
          <table:table-cell office:value-type="float" office:value="9.45140838623047" calcext:value-type="float">
            <text:p>9.45140838623047</text:p>
          </table:table-cell>
          <table:table-cell office:value-type="float" office:value="9.79070019721985" calcext:value-type="float">
            <text:p>9.79070019721985</text:p>
          </table:table-cell>
          <table:table-cell office:value-type="float" office:value="10.1611380577087" calcext:value-type="float">
            <text:p>10.1611380577087</text:p>
          </table:table-cell>
          <table:table-cell office:value-type="float" office:value="10.5512692928314" calcext:value-type="float">
            <text:p>10.5512692928314</text:p>
          </table:table-cell>
          <table:table-cell office:value-type="float" office:value="10.967796087265" calcext:value-type="float">
            <text:p>10.967796087265</text:p>
          </table:table-cell>
          <table:table-cell office:value-type="float" office:value="11.383250951767" calcext:value-type="float">
            <text:p>11.383250951767</text:p>
          </table:table-cell>
          <table:table-cell office:value-type="float" office:value="11.8601756095886" calcext:value-type="float">
            <text:p>11.8601756095886</text:p>
          </table:table-cell>
          <table:table-cell office:value-type="float" office:value="12.3064229488373" calcext:value-type="float">
            <text:p>12.3064229488373</text:p>
          </table:table-cell>
          <table:table-cell office:value-type="float" office:value="12.784247636795" calcext:value-type="float">
            <text:p>12.784247636795</text:p>
          </table:table-cell>
          <table:table-cell office:value-type="float" office:value="13.2485730648041" calcext:value-type="float">
            <text:p>13.2485730648041</text:p>
          </table:table-cell>
          <table:table-cell office:value-type="float" office:value="13.7281882762909" calcext:value-type="float">
            <text:p>13.7281882762909</text:p>
          </table:table-cell>
          <table:table-cell office:value-type="float" office:value="14.1436142921448" calcext:value-type="float">
            <text:p>14.1436142921448</text:p>
          </table:table-cell>
          <table:table-cell office:value-type="float" office:value="14.61545586586" calcext:value-type="float">
            <text:p>14.61545586586</text:p>
          </table:table-cell>
          <table:table-cell office:value-type="float" office:value="15.0469739437103" calcext:value-type="float">
            <text:p>15.0469739437103</text:p>
          </table:table-cell>
          <table:table-cell office:value-type="float" office:value="15.4697248935699" calcext:value-type="float">
            <text:p>15.4697248935699</text:p>
          </table:table-cell>
          <table:table-cell office:value-type="float" office:value="15.9022068977356" calcext:value-type="float">
            <text:p>15.9022068977356</text:p>
          </table:table-cell>
          <table:table-cell office:value-type="float" office:value="16.3429322242737" calcext:value-type="float">
            <text:p>16.3429322242737</text:p>
          </table:table-cell>
          <table:table-cell office:value-type="float" office:value="16.8052620887756" calcext:value-type="float">
            <text:p>16.8052620887756</text:p>
          </table:table-cell>
          <table:table-cell office:value-type="float" office:value="17.2959771156311" calcext:value-type="float">
            <text:p>17.2959771156311</text:p>
          </table:table-cell>
          <table:table-cell office:value-type="float" office:value="17.8576285839081" calcext:value-type="float">
            <text:p>17.8576285839081</text:p>
          </table:table-cell>
          <table:table-cell office:value-type="float" office:value="18.493230342865" calcext:value-type="float">
            <text:p>18.493230342865</text:p>
          </table:table-cell>
          <table:table-cell office:value-type="float" office:value="19.0403831005096" calcext:value-type="float">
            <text:p>19.0403831005096</text:p>
          </table:table-cell>
          <table:table-cell office:value-type="float" office:value="19.5476882457733" calcext:value-type="float">
            <text:p>19.5476882457733</text:p>
          </table:table-cell>
          <table:table-cell office:value-type="float" office:value="20.0713829994202" calcext:value-type="float">
            <text:p>20.0713829994202</text:p>
          </table:table-cell>
          <table:table-cell office:value-type="float" office:value="20.5881369113922" calcext:value-type="float">
            <text:p>20.5881369113922</text:p>
          </table:table-cell>
          <table:table-cell office:value-type="float" office:value="21.0985150337219" calcext:value-type="float">
            <text:p>21.0985150337219</text:p>
          </table:table-cell>
          <table:table-cell office:value-type="float" office:value="21.7040779590607" calcext:value-type="float">
            <text:p>21.7040779590607</text:p>
          </table:table-cell>
          <table:table-cell office:value-type="float" office:value="22.3100938796997" calcext:value-type="float">
            <text:p>22.3100938796997</text:p>
          </table:table-cell>
          <table:table-cell office:value-type="float" office:value="22.8477385044098" calcext:value-type="float">
            <text:p>22.8477385044098</text:p>
          </table:table-cell>
          <table:table-cell office:value-type="float" office:value="23.3805584907532" calcext:value-type="float">
            <text:p>23.3805584907532</text:p>
          </table:table-cell>
          <table:table-cell office:value-type="float" office:value="23.9209711551666" calcext:value-type="float">
            <text:p>23.9209711551666</text:p>
          </table:table-cell>
          <table:table-cell office:value-type="float" office:value="24.5462975502014" calcext:value-type="float">
            <text:p>24.5462975502014</text:p>
          </table:table-cell>
          <table:table-cell office:value-type="float" office:value="25.2140905857086" calcext:value-type="float">
            <text:p>25.2140905857086</text:p>
          </table:table-cell>
          <table:table-cell office:value-type="float" office:value="25.8609232902527" calcext:value-type="float">
            <text:p>25.8609232902527</text:p>
          </table:table-cell>
          <table:table-cell office:value-type="float" office:value="26.468209028244" calcext:value-type="float">
            <text:p>26.468209028244</text:p>
          </table:table-cell>
          <table:table-cell office:value-type="float" office:value="27.0538210868835" calcext:value-type="float">
            <text:p>27.0538210868835</text:p>
          </table:table-cell>
          <table:table-cell office:value-type="float" office:value="27.6775059700012" calcext:value-type="float">
            <text:p>27.6775059700012</text:p>
          </table:table-cell>
          <table:table-cell office:value-type="float" office:value="28.3355145454407" calcext:value-type="float">
            <text:p>28.3355145454407</text:p>
          </table:table-cell>
          <table:table-cell office:value-type="float" office:value="28.9608008861542" calcext:value-type="float">
            <text:p>28.9608008861542</text:p>
          </table:table-cell>
          <table:table-cell office:value-type="float" office:value="29.6205747127533" calcext:value-type="float">
            <text:p>29.6205747127533</text:p>
          </table:table-cell>
          <table:table-cell office:value-type="float" office:value="30.3074150085449" calcext:value-type="float">
            <text:p>30.3074150085449</text:p>
          </table:table-cell>
          <table:table-cell office:value-type="float" office:value="30.9156475067139" calcext:value-type="float">
            <text:p>30.9156475067139</text:p>
          </table:table-cell>
          <table:table-cell office:value-type="float" office:value="31.5599465370178" calcext:value-type="float">
            <text:p>31.5599465370178</text:p>
          </table:table-cell>
          <table:table-cell office:value-type="float" office:value="32.1879675388336" calcext:value-type="float">
            <text:p>32.1879675388336</text:p>
          </table:table-cell>
          <table:table-cell office:value-type="float" office:value="32.8272244930267" calcext:value-type="float">
            <text:p>32.8272244930267</text:p>
          </table:table-cell>
          <table:table-cell office:value-type="float" office:value="33.5171811580658" calcext:value-type="float">
            <text:p>33.5171811580658</text:p>
          </table:table-cell>
          <table:table-cell office:value-type="float" office:value="34.2697296142578" calcext:value-type="float">
            <text:p>34.2697296142578</text:p>
          </table:table-cell>
          <table:table-cell office:value-type="float" office:value="34.9511713981628" calcext:value-type="float">
            <text:p>34.9511713981628</text:p>
          </table:table-cell>
          <table:table-cell office:value-type="float" office:value="35.8331704139709" calcext:value-type="float">
            <text:p>35.8331704139709</text:p>
          </table:table-cell>
          <table:table-cell office:value-type="float" office:value="36.67116522789" calcext:value-type="float">
            <text:p>36.67116522789</text:p>
          </table:table-cell>
          <table:table-cell office:value-type="float" office:value="37.4287207126617" calcext:value-type="float">
            <text:p>37.4287207126617</text:p>
          </table:table-cell>
          <table:table-cell office:value-type="float" office:value="38.2004494667053" calcext:value-type="float">
            <text:p>38.2004494667053</text:p>
          </table:table-cell>
          <table:table-cell office:value-type="float" office:value="39.1369831562042" calcext:value-type="float">
            <text:p>39.1369831562042</text:p>
          </table:table-cell>
          <table:table-cell office:value-type="float" office:value="39.8467619419098" calcext:value-type="float">
            <text:p>39.8467619419098</text:p>
          </table:table-cell>
          <table:table-cell office:value-type="float" office:value="40.852175951004" calcext:value-type="float">
            <text:p>40.852175951004</text:p>
          </table:table-cell>
          <table:table-cell office:value-type="float" office:value="41.6879398822784" calcext:value-type="float">
            <text:p>41.6879398822784</text:p>
          </table:table-cell>
          <table:table-cell office:value-type="float" office:value="42.5737583637238" calcext:value-type="float">
            <text:p>42.5737583637238</text:p>
          </table:table-cell>
          <table:table-cell office:value-type="float" office:value="43.4853668212891" calcext:value-type="float">
            <text:p>43.4853668212891</text:p>
          </table:table-cell>
          <table:table-cell office:value-type="float" office:value="44.3900806903839" calcext:value-type="float">
            <text:p>44.3900806903839</text:p>
          </table:table-cell>
          <table:table-cell office:value-type="float" office:value="45.1244828701019" calcext:value-type="float">
            <text:p>45.1244828701019</text:p>
          </table:table-cell>
        </table:table-row>
        <table:table-row table:style-name="ro1">
          <table:table-cell office:value-type="float" office:value="0.0165786743164063" calcext:value-type="float">
            <text:p>0.016578674316406</text:p>
          </table:table-cell>
          <table:table-cell office:value-type="float" office:value="0.039442777633667" calcext:value-type="float">
            <text:p>0.039442777633667</text:p>
          </table:table-cell>
          <table:table-cell office:value-type="float" office:value="0.0682616233825684" calcext:value-type="float">
            <text:p>0.068261623382568</text:p>
          </table:table-cell>
          <table:table-cell office:value-type="float" office:value="0.103050231933594" calcext:value-type="float">
            <text:p>0.103050231933594</text:p>
          </table:table-cell>
          <table:table-cell office:value-type="float" office:value="0.145856380462646" calcext:value-type="float">
            <text:p>0.145856380462646</text:p>
          </table:table-cell>
          <table:table-cell office:value-type="float" office:value="0.220318794250488" calcext:value-type="float">
            <text:p>0.220318794250488</text:p>
          </table:table-cell>
          <table:table-cell office:value-type="float" office:value="0.308133363723755" calcext:value-type="float">
            <text:p>0.308133363723755</text:p>
          </table:table-cell>
          <table:table-cell office:value-type="float" office:value="0.395827770233154" calcext:value-type="float">
            <text:p>0.395827770233154</text:p>
          </table:table-cell>
          <table:table-cell office:value-type="float" office:value="0.51835823059082" calcext:value-type="float">
            <text:p>0.51835823059082</text:p>
          </table:table-cell>
          <table:table-cell office:value-type="float" office:value="0.662801504135132" calcext:value-type="float">
            <text:p>0.662801504135132</text:p>
          </table:table-cell>
          <table:table-cell office:value-type="float" office:value="0.84133768081665" calcext:value-type="float">
            <text:p>0.84133768081665</text:p>
          </table:table-cell>
          <table:table-cell office:value-type="float" office:value="1.01823258399963" calcext:value-type="float">
            <text:p>1.01823258399963</text:p>
          </table:table-cell>
          <table:table-cell office:value-type="float" office:value="1.19001150131226" calcext:value-type="float">
            <text:p>1.19001150131226</text:p>
          </table:table-cell>
          <table:table-cell office:value-type="float" office:value="1.3746976852417" calcext:value-type="float">
            <text:p>1.3746976852417</text:p>
          </table:table-cell>
          <table:table-cell office:value-type="float" office:value="1.56071591377258" calcext:value-type="float">
            <text:p>1.56071591377258</text:p>
          </table:table-cell>
          <table:table-cell office:value-type="float" office:value="1.75560069084167" calcext:value-type="float">
            <text:p>1.75560069084167</text:p>
          </table:table-cell>
          <table:table-cell office:value-type="float" office:value="1.95612072944641" calcext:value-type="float">
            <text:p>1.95612072944641</text:p>
          </table:table-cell>
          <table:table-cell office:value-type="float" office:value="2.1633632183075" calcext:value-type="float">
            <text:p>2.1633632183075</text:p>
          </table:table-cell>
          <table:table-cell office:value-type="float" office:value="2.36454653739929" calcext:value-type="float">
            <text:p>2.36454653739929</text:p>
          </table:table-cell>
          <table:table-cell office:value-type="float" office:value="2.56939101219177" calcext:value-type="float">
            <text:p>2.56939101219177</text:p>
          </table:table-cell>
          <table:table-cell office:value-type="float" office:value="2.7857723236084" calcext:value-type="float">
            <text:p>2.7857723236084</text:p>
          </table:table-cell>
          <table:table-cell office:value-type="float" office:value="2.99747467041016" calcext:value-type="float">
            <text:p>2.99747467041016</text:p>
          </table:table-cell>
          <table:table-cell office:value-type="float" office:value="3.23718690872192" calcext:value-type="float">
            <text:p>3.23718690872192</text:p>
          </table:table-cell>
          <table:table-cell office:value-type="float" office:value="3.50900316238403" calcext:value-type="float">
            <text:p>3.50900316238403</text:p>
          </table:table-cell>
          <table:table-cell office:value-type="float" office:value="3.77297925949097" calcext:value-type="float">
            <text:p>3.77297925949097</text:p>
          </table:table-cell>
          <table:table-cell office:value-type="float" office:value="4.0321569442749" calcext:value-type="float">
            <text:p>4.0321569442749</text:p>
          </table:table-cell>
          <table:table-cell office:value-type="float" office:value="4.28910660743713" calcext:value-type="float">
            <text:p>4.28910660743713</text:p>
          </table:table-cell>
          <table:table-cell office:value-type="float" office:value="4.57290148735046" calcext:value-type="float">
            <text:p>4.57290148735046</text:p>
          </table:table-cell>
          <table:table-cell office:value-type="float" office:value="4.89600515365601" calcext:value-type="float">
            <text:p>4.89600515365601</text:p>
          </table:table-cell>
          <table:table-cell office:value-type="float" office:value="5.27715539932251" calcext:value-type="float">
            <text:p>5.27715539932251</text:p>
          </table:table-cell>
          <table:table-cell office:value-type="float" office:value="5.55959224700928" calcext:value-type="float">
            <text:p>5.55959224700928</text:p>
          </table:table-cell>
          <table:table-cell office:value-type="float" office:value="5.82633996009827" calcext:value-type="float">
            <text:p>5.82633996009827</text:p>
          </table:table-cell>
          <table:table-cell office:value-type="float" office:value="6.12038850784302" calcext:value-type="float">
            <text:p>6.12038850784302</text:p>
          </table:table-cell>
          <table:table-cell office:value-type="float" office:value="6.42139315605164" calcext:value-type="float">
            <text:p>6.42139315605164</text:p>
          </table:table-cell>
          <table:table-cell office:value-type="float" office:value="6.81976127624512" calcext:value-type="float">
            <text:p>6.81976127624512</text:p>
          </table:table-cell>
          <table:table-cell office:value-type="float" office:value="7.2260594367981" calcext:value-type="float">
            <text:p>7.2260594367981</text:p>
          </table:table-cell>
          <table:table-cell office:value-type="float" office:value="7.53646397590637" calcext:value-type="float">
            <text:p>7.53646397590637</text:p>
          </table:table-cell>
          <table:table-cell office:value-type="float" office:value="7.87251949310303" calcext:value-type="float">
            <text:p>7.87251949310303</text:p>
          </table:table-cell>
          <table:table-cell office:value-type="float" office:value="8.24824452400208" calcext:value-type="float">
            <text:p>8.24824452400208</text:p>
          </table:table-cell>
          <table:table-cell office:value-type="float" office:value="8.67486548423767" calcext:value-type="float">
            <text:p>8.67486548423767</text:p>
          </table:table-cell>
          <table:table-cell office:value-type="float" office:value="9.07374930381775" calcext:value-type="float">
            <text:p>9.07374930381775</text:p>
          </table:table-cell>
          <table:table-cell office:value-type="float" office:value="9.5084879398346" calcext:value-type="float">
            <text:p>9.5084879398346</text:p>
          </table:table-cell>
          <table:table-cell office:value-type="float" office:value="9.88035178184509" calcext:value-type="float">
            <text:p>9.88035178184509</text:p>
          </table:table-cell>
          <table:table-cell office:value-type="float" office:value="10.2730689048767" calcext:value-type="float">
            <text:p>10.2730689048767</text:p>
          </table:table-cell>
          <table:table-cell office:value-type="float" office:value="10.6612899303436" calcext:value-type="float">
            <text:p>10.6612899303436</text:p>
          </table:table-cell>
          <table:table-cell office:value-type="float" office:value="11.0447762012482" calcext:value-type="float">
            <text:p>11.0447762012482</text:p>
          </table:table-cell>
          <table:table-cell office:value-type="float" office:value="11.4482388496399" calcext:value-type="float">
            <text:p>11.4482388496399</text:p>
          </table:table-cell>
          <table:table-cell office:value-type="float" office:value="11.8521595001221" calcext:value-type="float">
            <text:p>11.8521595001221</text:p>
          </table:table-cell>
          <table:table-cell office:value-type="float" office:value="12.2779748439789" calcext:value-type="float">
            <text:p>12.2779748439789</text:p>
          </table:table-cell>
          <table:table-cell office:value-type="float" office:value="12.6761572360992" calcext:value-type="float">
            <text:p>12.6761572360992</text:p>
          </table:table-cell>
          <table:table-cell office:value-type="float" office:value="13.1042985916138" calcext:value-type="float">
            <text:p>13.1042985916138</text:p>
          </table:table-cell>
          <table:table-cell office:value-type="float" office:value="13.5442759990692" calcext:value-type="float">
            <text:p>13.5442759990692</text:p>
          </table:table-cell>
          <table:table-cell office:value-type="float" office:value="13.9554836750031" calcext:value-type="float">
            <text:p>13.9554836750031</text:p>
          </table:table-cell>
          <table:table-cell office:value-type="float" office:value="14.3648042678833" calcext:value-type="float">
            <text:p>14.3648042678833</text:p>
          </table:table-cell>
          <table:table-cell office:value-type="float" office:value="14.7961208820343" calcext:value-type="float">
            <text:p>14.7961208820343</text:p>
          </table:table-cell>
          <table:table-cell office:value-type="float" office:value="15.2323381900787" calcext:value-type="float">
            <text:p>15.2323381900787</text:p>
          </table:table-cell>
          <table:table-cell office:value-type="float" office:value="15.6917850971222" calcext:value-type="float">
            <text:p>15.6917850971222</text:p>
          </table:table-cell>
          <table:table-cell office:value-type="float" office:value="16.1391594409943" calcext:value-type="float">
            <text:p>16.1391594409943</text:p>
          </table:table-cell>
          <table:table-cell office:value-type="float" office:value="16.612277507782" calcext:value-type="float">
            <text:p>16.612277507782</text:p>
          </table:table-cell>
          <table:table-cell office:value-type="float" office:value="17.0539755821228" calcext:value-type="float">
            <text:p>17.0539755821228</text:p>
          </table:table-cell>
          <table:table-cell office:value-type="float" office:value="17.5168437957764" calcext:value-type="float">
            <text:p>17.5168437957764</text:p>
          </table:table-cell>
          <table:table-cell office:value-type="float" office:value="17.9961080551147" calcext:value-type="float">
            <text:p>17.9961080551147</text:p>
          </table:table-cell>
          <table:table-cell office:value-type="float" office:value="18.4929091930389" calcext:value-type="float">
            <text:p>18.4929091930389</text:p>
          </table:table-cell>
          <table:table-cell office:value-type="float" office:value="19.0566248893738" calcext:value-type="float">
            <text:p>19.0566248893738</text:p>
          </table:table-cell>
          <table:table-cell office:value-type="float" office:value="19.6456196308136" calcext:value-type="float">
            <text:p>19.6456196308136</text:p>
          </table:table-cell>
          <table:table-cell office:value-type="float" office:value="20.188410282135" calcext:value-type="float">
            <text:p>20.188410282135</text:p>
          </table:table-cell>
          <table:table-cell office:value-type="float" office:value="20.7217576503754" calcext:value-type="float">
            <text:p>20.7217576503754</text:p>
          </table:table-cell>
          <table:table-cell office:value-type="float" office:value="21.265590429306" calcext:value-type="float">
            <text:p>21.265590429306</text:p>
          </table:table-cell>
          <table:table-cell office:value-type="float" office:value="21.802013874054" calcext:value-type="float">
            <text:p>21.802013874054</text:p>
          </table:table-cell>
          <table:table-cell office:value-type="float" office:value="22.3356282711029" calcext:value-type="float">
            <text:p>22.3356282711029</text:p>
          </table:table-cell>
          <table:table-cell office:value-type="float" office:value="22.8754987716675" calcext:value-type="float">
            <text:p>22.8754987716675</text:p>
          </table:table-cell>
          <table:table-cell office:value-type="float" office:value="23.5585994720459" calcext:value-type="float">
            <text:p>23.5585994720459</text:p>
          </table:table-cell>
          <table:table-cell office:value-type="float" office:value="24.1775810718536" calcext:value-type="float">
            <text:p>24.1775810718536</text:p>
          </table:table-cell>
          <table:table-cell office:value-type="float" office:value="24.8025841712952" calcext:value-type="float">
            <text:p>24.8025841712952</text:p>
          </table:table-cell>
          <table:table-cell office:value-type="float" office:value="25.4686121940613" calcext:value-type="float">
            <text:p>25.4686121940613</text:p>
          </table:table-cell>
          <table:table-cell office:value-type="float" office:value="26.1377699375153" calcext:value-type="float">
            <text:p>26.1377699375153</text:p>
          </table:table-cell>
          <table:table-cell office:value-type="float" office:value="26.7720205783844" calcext:value-type="float">
            <text:p>26.7720205783844</text:p>
          </table:table-cell>
          <table:table-cell office:value-type="float" office:value="27.3612287044525" calcext:value-type="float">
            <text:p>27.3612287044525</text:p>
          </table:table-cell>
          <table:table-cell office:value-type="float" office:value="27.9489822387695" calcext:value-type="float">
            <text:p>27.9489822387695</text:p>
          </table:table-cell>
          <table:table-cell office:value-type="float" office:value="28.5427265167236" calcext:value-type="float">
            <text:p>28.5427265167236</text:p>
          </table:table-cell>
          <table:table-cell office:value-type="float" office:value="29.1737682819366" calcext:value-type="float">
            <text:p>29.1737682819366</text:p>
          </table:table-cell>
          <table:table-cell office:value-type="float" office:value="29.8064827919006" calcext:value-type="float">
            <text:p>29.8064827919006</text:p>
          </table:table-cell>
          <table:table-cell office:value-type="float" office:value="30.4542903900146" calcext:value-type="float">
            <text:p>30.4542903900146</text:p>
          </table:table-cell>
          <table:table-cell office:value-type="float" office:value="31.1122570037842" calcext:value-type="float">
            <text:p>31.1122570037842</text:p>
          </table:table-cell>
          <table:table-cell office:value-type="float" office:value="31.755092382431" calcext:value-type="float">
            <text:p>31.755092382431</text:p>
          </table:table-cell>
          <table:table-cell office:value-type="float" office:value="32.3689639568329" calcext:value-type="float">
            <text:p>32.3689639568329</text:p>
          </table:table-cell>
          <table:table-cell office:value-type="float" office:value="33.0600373744965" calcext:value-type="float">
            <text:p>33.0600373744965</text:p>
          </table:table-cell>
          <table:table-cell office:value-type="float" office:value="33.8138694763184" calcext:value-type="float">
            <text:p>33.8138694763184</text:p>
          </table:table-cell>
          <table:table-cell office:value-type="float" office:value="34.5043025016785" calcext:value-type="float">
            <text:p>34.5043025016785</text:p>
          </table:table-cell>
          <table:table-cell office:value-type="float" office:value="35.1516582965851" calcext:value-type="float">
            <text:p>35.1516582965851</text:p>
          </table:table-cell>
          <table:table-cell office:value-type="float" office:value="35.8201444149017" calcext:value-type="float">
            <text:p>35.8201444149017</text:p>
          </table:table-cell>
          <table:table-cell office:value-type="float" office:value="36.5101971626282" calcext:value-type="float">
            <text:p>36.5101971626282</text:p>
          </table:table-cell>
          <table:table-cell office:value-type="float" office:value="37.2404744625092" calcext:value-type="float">
            <text:p>37.2404744625092</text:p>
          </table:table-cell>
          <table:table-cell office:value-type="float" office:value="38.04896235466" calcext:value-type="float">
            <text:p>38.04896235466</text:p>
          </table:table-cell>
          <table:table-cell office:value-type="float" office:value="38.8325581550598" calcext:value-type="float">
            <text:p>38.8325581550598</text:p>
          </table:table-cell>
          <table:table-cell office:value-type="float" office:value="39.5844666957855" calcext:value-type="float">
            <text:p>39.5844666957855</text:p>
          </table:table-cell>
          <table:table-cell office:value-type="float" office:value="40.450400352478" calcext:value-type="float">
            <text:p>40.450400352478</text:p>
          </table:table-cell>
          <table:table-cell office:value-type="float" office:value="41.2547817230225" calcext:value-type="float">
            <text:p>41.2547817230225</text:p>
          </table:table-cell>
          <table:table-cell office:value-type="float" office:value="42.0892913341522" calcext:value-type="float">
            <text:p>42.0892913341522</text:p>
          </table:table-cell>
          <table:table-cell office:value-type="float" office:value="42.8906891345978" calcext:value-type="float">
            <text:p>42.8906891345978</text:p>
          </table:table-cell>
        </table:table-row>
        <table:table-row table:style-name="ro1">
          <table:table-cell office:value-type="float" office:value="0.0155577659606934" calcext:value-type="float">
            <text:p>0.015557765960693</text:p>
          </table:table-cell>
          <table:table-cell office:value-type="float" office:value="0.0369181632995606" calcext:value-type="float">
            <text:p>0.036918163299561</text:p>
          </table:table-cell>
          <table:table-cell office:value-type="float" office:value="0.0634188652038574" calcext:value-type="float">
            <text:p>0.063418865203858</text:p>
          </table:table-cell>
          <table:table-cell office:value-type="float" office:value="0.0950727462768555" calcext:value-type="float">
            <text:p>0.095072746276856</text:p>
          </table:table-cell>
          <table:table-cell office:value-type="float" office:value="0.135106325149536" calcext:value-type="float">
            <text:p>0.135106325149536</text:p>
          </table:table-cell>
          <table:table-cell office:value-type="float" office:value="0.202956438064575" calcext:value-type="float">
            <text:p>0.202956438064575</text:p>
          </table:table-cell>
          <table:table-cell office:value-type="float" office:value="0.286306381225586" calcext:value-type="float">
            <text:p>0.286306381225586</text:p>
          </table:table-cell>
          <table:table-cell office:value-type="float" office:value="0.385854959487915" calcext:value-type="float">
            <text:p>0.385854959487915</text:p>
          </table:table-cell>
          <table:table-cell office:value-type="float" office:value="0.551886320114136" calcext:value-type="float">
            <text:p>0.551886320114136</text:p>
          </table:table-cell>
          <table:table-cell office:value-type="float" office:value="0.674508810043335" calcext:value-type="float">
            <text:p>0.674508810043335</text:p>
          </table:table-cell>
          <table:table-cell office:value-type="float" office:value="0.826433897018433" calcext:value-type="float">
            <text:p>0.826433897018433</text:p>
          </table:table-cell>
          <table:table-cell office:value-type="float" office:value="1.01365995407105" calcext:value-type="float">
            <text:p>1.01365995407105</text:p>
          </table:table-cell>
          <table:table-cell office:value-type="float" office:value="1.22718524932861" calcext:value-type="float">
            <text:p>1.22718524932861</text:p>
          </table:table-cell>
          <table:table-cell office:value-type="float" office:value="1.38897895812988" calcext:value-type="float">
            <text:p>1.38897895812988</text:p>
          </table:table-cell>
          <table:table-cell office:value-type="float" office:value="1.57778239250183" calcext:value-type="float">
            <text:p>1.57778239250183</text:p>
          </table:table-cell>
          <table:table-cell office:value-type="float" office:value="1.77693486213684" calcext:value-type="float">
            <text:p>1.77693486213684</text:p>
          </table:table-cell>
          <table:table-cell office:value-type="float" office:value="1.97008800506592" calcext:value-type="float">
            <text:p>1.97008800506592</text:p>
          </table:table-cell>
          <table:table-cell office:value-type="float" office:value="2.14716029167175" calcext:value-type="float">
            <text:p>2.14716029167175</text:p>
          </table:table-cell>
          <table:table-cell office:value-type="float" office:value="2.33725666999817" calcext:value-type="float">
            <text:p>2.33725666999817</text:p>
          </table:table-cell>
          <table:table-cell office:value-type="float" office:value="2.53960704803467" calcext:value-type="float">
            <text:p>2.53960704803467</text:p>
          </table:table-cell>
          <table:table-cell office:value-type="float" office:value="2.78845739364624" calcext:value-type="float">
            <text:p>2.78845739364624</text:p>
          </table:table-cell>
          <table:table-cell office:value-type="float" office:value="2.99471354484558" calcext:value-type="float">
            <text:p>2.99471354484558</text:p>
          </table:table-cell>
          <table:table-cell office:value-type="float" office:value="3.24187612533569" calcext:value-type="float">
            <text:p>3.24187612533569</text:p>
          </table:table-cell>
          <table:table-cell office:value-type="float" office:value="3.44196557998657" calcext:value-type="float">
            <text:p>3.44196557998657</text:p>
          </table:table-cell>
          <table:table-cell office:value-type="float" office:value="3.67216420173645" calcext:value-type="float">
            <text:p>3.67216420173645</text:p>
          </table:table-cell>
          <table:table-cell office:value-type="float" office:value="3.90094757080078" calcext:value-type="float">
            <text:p>3.90094757080078</text:p>
          </table:table-cell>
          <table:table-cell office:value-type="float" office:value="4.17782211303711" calcext:value-type="float">
            <text:p>4.17782211303711</text:p>
          </table:table-cell>
          <table:table-cell office:value-type="float" office:value="4.44589447975159" calcext:value-type="float">
            <text:p>4.44589447975159</text:p>
          </table:table-cell>
          <table:table-cell office:value-type="float" office:value="4.69610166549683" calcext:value-type="float">
            <text:p>4.69610166549683</text:p>
          </table:table-cell>
          <table:table-cell office:value-type="float" office:value="4.97782492637634" calcext:value-type="float">
            <text:p>4.97782492637634</text:p>
          </table:table-cell>
          <table:table-cell office:value-type="float" office:value="5.234778881073" calcext:value-type="float">
            <text:p>5.234778881073</text:p>
          </table:table-cell>
          <table:table-cell office:value-type="float" office:value="5.51145744323731" calcext:value-type="float">
            <text:p>5.51145744323731</text:p>
          </table:table-cell>
          <table:table-cell office:value-type="float" office:value="5.8045551776886" calcext:value-type="float">
            <text:p>5.8045551776886</text:p>
          </table:table-cell>
          <table:table-cell office:value-type="float" office:value="6.11283111572266" calcext:value-type="float">
            <text:p>6.11283111572266</text:p>
          </table:table-cell>
          <table:table-cell office:value-type="float" office:value="6.43426728248596" calcext:value-type="float">
            <text:p>6.43426728248596</text:p>
          </table:table-cell>
          <table:table-cell office:value-type="float" office:value="6.71156525611877" calcext:value-type="float">
            <text:p>6.71156525611877</text:p>
          </table:table-cell>
          <table:table-cell office:value-type="float" office:value="6.99870347976685" calcext:value-type="float">
            <text:p>6.99870347976685</text:p>
          </table:table-cell>
          <table:table-cell office:value-type="float" office:value="7.31546545028687" calcext:value-type="float">
            <text:p>7.31546545028687</text:p>
          </table:table-cell>
          <table:table-cell office:value-type="float" office:value="7.66590213775635" calcext:value-type="float">
            <text:p>7.66590213775635</text:p>
          </table:table-cell>
          <table:table-cell office:value-type="float" office:value="8.00688457489014" calcext:value-type="float">
            <text:p>8.00688457489014</text:p>
          </table:table-cell>
          <table:table-cell office:value-type="float" office:value="8.30933117866516" calcext:value-type="float">
            <text:p>8.30933117866516</text:p>
          </table:table-cell>
          <table:table-cell office:value-type="float" office:value="8.68831014633179" calcext:value-type="float">
            <text:p>8.68831014633179</text:p>
          </table:table-cell>
          <table:table-cell office:value-type="float" office:value="9.04640030860901" calcext:value-type="float">
            <text:p>9.04640030860901</text:p>
          </table:table-cell>
          <table:table-cell office:value-type="float" office:value="9.44198966026306" calcext:value-type="float">
            <text:p>9.44198966026306</text:p>
          </table:table-cell>
          <table:table-cell office:value-type="float" office:value="9.91027593612671" calcext:value-type="float">
            <text:p>9.91027593612671</text:p>
          </table:table-cell>
          <table:table-cell office:value-type="float" office:value="10.4012403488159" calcext:value-type="float">
            <text:p>10.4012403488159</text:p>
          </table:table-cell>
          <table:table-cell office:value-type="float" office:value="10.80992603302" calcext:value-type="float">
            <text:p>10.80992603302</text:p>
          </table:table-cell>
          <table:table-cell office:value-type="float" office:value="11.2235200405121" calcext:value-type="float">
            <text:p>11.2235200405121</text:p>
          </table:table-cell>
          <table:table-cell office:value-type="float" office:value="11.6062216758728" calcext:value-type="float">
            <text:p>11.6062216758728</text:p>
          </table:table-cell>
          <table:table-cell office:value-type="float" office:value="12.0060610771179" calcext:value-type="float">
            <text:p>12.0060610771179</text:p>
          </table:table-cell>
          <table:table-cell office:value-type="float" office:value="12.3745009899139" calcext:value-type="float">
            <text:p>12.3745009899139</text:p>
          </table:table-cell>
          <table:table-cell office:value-type="float" office:value="12.7749936580658" calcext:value-type="float">
            <text:p>12.7749936580658</text:p>
          </table:table-cell>
          <table:table-cell office:value-type="float" office:value="13.2023267745972" calcext:value-type="float">
            <text:p>13.2023267745972</text:p>
          </table:table-cell>
          <table:table-cell office:value-type="float" office:value="13.600653886795" calcext:value-type="float">
            <text:p>13.600653886795</text:p>
          </table:table-cell>
          <table:table-cell office:value-type="float" office:value="14.0385177135468" calcext:value-type="float">
            <text:p>14.0385177135468</text:p>
          </table:table-cell>
          <table:table-cell office:value-type="float" office:value="14.4345157146454" calcext:value-type="float">
            <text:p>14.4345157146454</text:p>
          </table:table-cell>
          <table:table-cell office:value-type="float" office:value="14.8632490634918" calcext:value-type="float">
            <text:p>14.8632490634918</text:p>
          </table:table-cell>
          <table:table-cell office:value-type="float" office:value="15.3799271583557" calcext:value-type="float">
            <text:p>15.3799271583557</text:p>
          </table:table-cell>
          <table:table-cell office:value-type="float" office:value="15.9703357219696" calcext:value-type="float">
            <text:p>15.9703357219696</text:p>
          </table:table-cell>
          <table:table-cell office:value-type="float" office:value="16.5196225643158" calcext:value-type="float">
            <text:p>16.5196225643158</text:p>
          </table:table-cell>
          <table:table-cell office:value-type="float" office:value="17.0253958702087" calcext:value-type="float">
            <text:p>17.0253958702087</text:p>
          </table:table-cell>
          <table:table-cell office:value-type="float" office:value="17.4692866802216" calcext:value-type="float">
            <text:p>17.4692866802216</text:p>
          </table:table-cell>
          <table:table-cell office:value-type="float" office:value="17.9222640991211" calcext:value-type="float">
            <text:p>17.9222640991211</text:p>
          </table:table-cell>
          <table:table-cell office:value-type="float" office:value="18.4073362350464" calcext:value-type="float">
            <text:p>18.4073362350464</text:p>
          </table:table-cell>
          <table:table-cell office:value-type="float" office:value="18.9378426074982" calcext:value-type="float">
            <text:p>18.9378426074982</text:p>
          </table:table-cell>
          <table:table-cell office:value-type="float" office:value="19.4834141731262" calcext:value-type="float">
            <text:p>19.4834141731262</text:p>
          </table:table-cell>
          <table:table-cell office:value-type="float" office:value="19.9628908634186" calcext:value-type="float">
            <text:p>19.9628908634186</text:p>
          </table:table-cell>
          <table:table-cell office:value-type="float" office:value="20.4665784835815" calcext:value-type="float">
            <text:p>20.4665784835815</text:p>
          </table:table-cell>
          <table:table-cell office:value-type="float" office:value="20.9779012203217" calcext:value-type="float">
            <text:p>20.9779012203217</text:p>
          </table:table-cell>
          <table:table-cell office:value-type="float" office:value="21.4756097793579" calcext:value-type="float">
            <text:p>21.4756097793579</text:p>
          </table:table-cell>
          <table:table-cell office:value-type="float" office:value="21.966187953949" calcext:value-type="float">
            <text:p>21.966187953949</text:p>
          </table:table-cell>
          <table:table-cell office:value-type="float" office:value="22.5207152366638" calcext:value-type="float">
            <text:p>22.5207152366638</text:p>
          </table:table-cell>
          <table:table-cell office:value-type="float" office:value="23.1223690509796" calcext:value-type="float">
            <text:p>23.1223690509796</text:p>
          </table:table-cell>
          <table:table-cell office:value-type="float" office:value="23.6279270648956" calcext:value-type="float">
            <text:p>23.6279270648956</text:p>
          </table:table-cell>
          <table:table-cell office:value-type="float" office:value="24.1418325901031" calcext:value-type="float">
            <text:p>24.1418325901031</text:p>
          </table:table-cell>
          <table:table-cell office:value-type="float" office:value="24.678820848465" calcext:value-type="float">
            <text:p>24.678820848465</text:p>
          </table:table-cell>
          <table:table-cell office:value-type="float" office:value="25.2226722240448" calcext:value-type="float">
            <text:p>25.2226722240448</text:p>
          </table:table-cell>
          <table:table-cell office:value-type="float" office:value="25.7513825893402" calcext:value-type="float">
            <text:p>25.7513825893402</text:p>
          </table:table-cell>
          <table:table-cell office:value-type="float" office:value="26.3211371898651" calcext:value-type="float">
            <text:p>26.3211371898651</text:p>
          </table:table-cell>
          <table:table-cell office:value-type="float" office:value="26.9444608688354" calcext:value-type="float">
            <text:p>26.9444608688354</text:p>
          </table:table-cell>
          <table:table-cell office:value-type="float" office:value="27.6262991428375" calcext:value-type="float">
            <text:p>27.6262991428375</text:p>
          </table:table-cell>
          <table:table-cell office:value-type="float" office:value="28.385936498642" calcext:value-type="float">
            <text:p>28.385936498642</text:p>
          </table:table-cell>
          <table:table-cell office:value-type="float" office:value="29.0658996105194" calcext:value-type="float">
            <text:p>29.0658996105194</text:p>
          </table:table-cell>
          <table:table-cell office:value-type="float" office:value="29.698926448822" calcext:value-type="float">
            <text:p>29.698926448822</text:p>
          </table:table-cell>
          <table:table-cell office:value-type="float" office:value="30.3668768405914" calcext:value-type="float">
            <text:p>30.3668768405914</text:p>
          </table:table-cell>
          <table:table-cell office:value-type="float" office:value="31.0269067287445" calcext:value-type="float">
            <text:p>31.0269067287445</text:p>
          </table:table-cell>
          <table:table-cell office:value-type="float" office:value="31.639897108078" calcext:value-type="float">
            <text:p>31.639897108078</text:p>
          </table:table-cell>
          <table:table-cell office:value-type="float" office:value="32.3419241905212" calcext:value-type="float">
            <text:p>32.3419241905212</text:p>
          </table:table-cell>
          <table:table-cell office:value-type="float" office:value="33.1220235824585" calcext:value-type="float">
            <text:p>33.1220235824585</text:p>
          </table:table-cell>
          <table:table-cell office:value-type="float" office:value="33.8873248100281" calcext:value-type="float">
            <text:p>33.8873248100281</text:p>
          </table:table-cell>
          <table:table-cell office:value-type="float" office:value="34.5358777046204" calcext:value-type="float">
            <text:p>34.5358777046204</text:p>
          </table:table-cell>
          <table:table-cell office:value-type="float" office:value="35.3035733699799" calcext:value-type="float">
            <text:p>35.3035733699799</text:p>
          </table:table-cell>
          <table:table-cell office:value-type="float" office:value="36.0242786407471" calcext:value-type="float">
            <text:p>36.0242786407471</text:p>
          </table:table-cell>
          <table:table-cell office:value-type="float" office:value="36.7663726806641" calcext:value-type="float">
            <text:p>36.7663726806641</text:p>
          </table:table-cell>
          <table:table-cell office:value-type="float" office:value="37.5099315643311" calcext:value-type="float">
            <text:p>37.5099315643311</text:p>
          </table:table-cell>
          <table:table-cell office:value-type="float" office:value="38.2125284671783" calcext:value-type="float">
            <text:p>38.2125284671783</text:p>
          </table:table-cell>
          <table:table-cell office:value-type="float" office:value="38.9831717014313" calcext:value-type="float">
            <text:p>38.9831717014313</text:p>
          </table:table-cell>
          <table:table-cell office:value-type="float" office:value="39.7779874801636" calcext:value-type="float">
            <text:p>39.7779874801636</text:p>
          </table:table-cell>
          <table:table-cell office:value-type="float" office:value="40.5136957168579" calcext:value-type="float">
            <text:p>40.5136957168579</text:p>
          </table:table-cell>
          <table:table-cell office:value-type="float" office:value="41.217307806015" calcext:value-type="float">
            <text:p>41.217307806015</text:p>
          </table:table-cell>
        </table:table-row>
        <table:table-row table:style-name="ro1">
          <table:table-cell office:value-type="float" office:value="0.0165150165557861" calcext:value-type="float">
            <text:p>0.016515016555786</text:p>
          </table:table-cell>
          <table:table-cell office:value-type="float" office:value="0.0398321151733398" calcext:value-type="float">
            <text:p>0.03983211517334</text:p>
          </table:table-cell>
          <table:table-cell office:value-type="float" office:value="0.0696272850036621" calcext:value-type="float">
            <text:p>0.069627285003662</text:p>
          </table:table-cell>
          <table:table-cell office:value-type="float" office:value="0.105618238449097" calcext:value-type="float">
            <text:p>0.105618238449097</text:p>
          </table:table-cell>
          <table:table-cell office:value-type="float" office:value="0.15648627281189" calcext:value-type="float">
            <text:p>0.15648627281189</text:p>
          </table:table-cell>
          <table:table-cell office:value-type="float" office:value="0.243121862411499" calcext:value-type="float">
            <text:p>0.243121862411499</text:p>
          </table:table-cell>
          <table:table-cell office:value-type="float" office:value="0.359012365341186" calcext:value-type="float">
            <text:p>0.359012365341186</text:p>
          </table:table-cell>
          <table:table-cell office:value-type="float" office:value="0.471241235733032" calcext:value-type="float">
            <text:p>0.471241235733032</text:p>
          </table:table-cell>
          <table:table-cell office:value-type="float" office:value="0.596064805984497" calcext:value-type="float">
            <text:p>0.596064805984497</text:p>
          </table:table-cell>
          <table:table-cell office:value-type="float" office:value="0.727200508117676" calcext:value-type="float">
            <text:p>0.727200508117676</text:p>
          </table:table-cell>
          <table:table-cell office:value-type="float" office:value="0.926374197006226" calcext:value-type="float">
            <text:p>0.926374197006226</text:p>
          </table:table-cell>
          <table:table-cell office:value-type="float" office:value="1.09922981262207" calcext:value-type="float">
            <text:p>1.09922981262207</text:p>
          </table:table-cell>
          <table:table-cell office:value-type="float" office:value="1.29060983657837" calcext:value-type="float">
            <text:p>1.29060983657837</text:p>
          </table:table-cell>
          <table:table-cell office:value-type="float" office:value="1.51210975646973" calcext:value-type="float">
            <text:p>1.51210975646973</text:p>
          </table:table-cell>
          <table:table-cell office:value-type="float" office:value="1.71343779563904" calcext:value-type="float">
            <text:p>1.71343779563904</text:p>
          </table:table-cell>
          <table:table-cell office:value-type="float" office:value="1.89070010185242" calcext:value-type="float">
            <text:p>1.89070010185242</text:p>
          </table:table-cell>
          <table:table-cell office:value-type="float" office:value="2.05757880210876" calcext:value-type="float">
            <text:p>2.05757880210876</text:p>
          </table:table-cell>
          <table:table-cell office:value-type="float" office:value="2.24023485183716" calcext:value-type="float">
            <text:p>2.24023485183716</text:p>
          </table:table-cell>
          <table:table-cell office:value-type="float" office:value="2.45297622680664" calcext:value-type="float">
            <text:p>2.45297622680664</text:p>
          </table:table-cell>
          <table:table-cell office:value-type="float" office:value="2.68521308898926" calcext:value-type="float">
            <text:p>2.68521308898926</text:p>
          </table:table-cell>
          <table:table-cell office:value-type="float" office:value="2.90078234672546" calcext:value-type="float">
            <text:p>2.90078234672546</text:p>
          </table:table-cell>
          <table:table-cell office:value-type="float" office:value="3.15412998199463" calcext:value-type="float">
            <text:p>3.15412998199463</text:p>
          </table:table-cell>
          <table:table-cell office:value-type="float" office:value="3.38505554199219" calcext:value-type="float">
            <text:p>3.38505554199219</text:p>
          </table:table-cell>
          <table:table-cell office:value-type="float" office:value="3.6189136505127" calcext:value-type="float">
            <text:p>3.6189136505127</text:p>
          </table:table-cell>
          <table:table-cell office:value-type="float" office:value="3.88796162605286" calcext:value-type="float">
            <text:p>3.88796162605286</text:p>
          </table:table-cell>
          <table:table-cell office:value-type="float" office:value="4.16542601585388" calcext:value-type="float">
            <text:p>4.16542601585388</text:p>
          </table:table-cell>
          <table:table-cell office:value-type="float" office:value="4.43816995620728" calcext:value-type="float">
            <text:p>4.43816995620728</text:p>
          </table:table-cell>
          <table:table-cell office:value-type="float" office:value="4.72277855873108" calcext:value-type="float">
            <text:p>4.72277855873108</text:p>
          </table:table-cell>
          <table:table-cell office:value-type="float" office:value="4.99694132804871" calcext:value-type="float">
            <text:p>4.99694132804871</text:p>
          </table:table-cell>
          <table:table-cell office:value-type="float" office:value="5.31132078170776" calcext:value-type="float">
            <text:p>5.31132078170776</text:p>
          </table:table-cell>
          <table:table-cell office:value-type="float" office:value="5.59342622756958" calcext:value-type="float">
            <text:p>5.59342622756958</text:p>
          </table:table-cell>
          <table:table-cell office:value-type="float" office:value="5.87112712860107" calcext:value-type="float">
            <text:p>5.87112712860107</text:p>
          </table:table-cell>
          <table:table-cell office:value-type="float" office:value="6.155029296875" calcext:value-type="float">
            <text:p>6.155029296875</text:p>
          </table:table-cell>
          <table:table-cell office:value-type="float" office:value="6.51036643981934" calcext:value-type="float">
            <text:p>6.51036643981934</text:p>
          </table:table-cell>
          <table:table-cell office:value-type="float" office:value="6.85838556289673" calcext:value-type="float">
            <text:p>6.85838556289673</text:p>
          </table:table-cell>
          <table:table-cell office:value-type="float" office:value="7.18210077285767" calcext:value-type="float">
            <text:p>7.18210077285767</text:p>
          </table:table-cell>
          <table:table-cell office:value-type="float" office:value="7.50943160057068" calcext:value-type="float">
            <text:p>7.50943160057068</text:p>
          </table:table-cell>
          <table:table-cell office:value-type="float" office:value="7.85590410232544" calcext:value-type="float">
            <text:p>7.85590410232544</text:p>
          </table:table-cell>
          <table:table-cell office:value-type="float" office:value="8.26587629318237" calcext:value-type="float">
            <text:p>8.26587629318237</text:p>
          </table:table-cell>
          <table:table-cell office:value-type="float" office:value="8.67708420753479" calcext:value-type="float">
            <text:p>8.67708420753479</text:p>
          </table:table-cell>
          <table:table-cell office:value-type="float" office:value="9.11357736587524" calcext:value-type="float">
            <text:p>9.11357736587524</text:p>
          </table:table-cell>
          <table:table-cell office:value-type="float" office:value="9.56245088577271" calcext:value-type="float">
            <text:p>9.56245088577271</text:p>
          </table:table-cell>
          <table:table-cell office:value-type="float" office:value="10.0332405567169" calcext:value-type="float">
            <text:p>10.0332405567169</text:p>
          </table:table-cell>
          <table:table-cell office:value-type="float" office:value="10.4636688232422" calcext:value-type="float">
            <text:p>10.4636688232422</text:p>
          </table:table-cell>
          <table:table-cell office:value-type="float" office:value="10.913388967514" calcext:value-type="float">
            <text:p>10.913388967514</text:p>
          </table:table-cell>
          <table:table-cell office:value-type="float" office:value="11.3630719184875" calcext:value-type="float">
            <text:p>11.3630719184875</text:p>
          </table:table-cell>
          <table:table-cell office:value-type="float" office:value="11.8092951774597" calcext:value-type="float">
            <text:p>11.8092951774597</text:p>
          </table:table-cell>
          <table:table-cell office:value-type="float" office:value="12.245710849762" calcext:value-type="float">
            <text:p>12.245710849762</text:p>
          </table:table-cell>
          <table:table-cell office:value-type="float" office:value="12.8520669937134" calcext:value-type="float">
            <text:p>12.8520669937134</text:p>
          </table:table-cell>
          <table:table-cell office:value-type="float" office:value="13.3257005214691" calcext:value-type="float">
            <text:p>13.3257005214691</text:p>
          </table:table-cell>
          <table:table-cell office:value-type="float" office:value="13.7593891620636" calcext:value-type="float">
            <text:p>13.7593891620636</text:p>
          </table:table-cell>
          <table:table-cell office:value-type="float" office:value="14.2039425373077" calcext:value-type="float">
            <text:p>14.2039425373077</text:p>
          </table:table-cell>
          <table:table-cell office:value-type="float" office:value="14.6421773433685" calcext:value-type="float">
            <text:p>14.6421773433685</text:p>
          </table:table-cell>
          <table:table-cell office:value-type="float" office:value="15.1286327838898" calcext:value-type="float">
            <text:p>15.1286327838898</text:p>
          </table:table-cell>
          <table:table-cell office:value-type="float" office:value="15.6853153705597" calcext:value-type="float">
            <text:p>15.6853153705597</text:p>
          </table:table-cell>
          <table:table-cell office:value-type="float" office:value="16.2597367763519" calcext:value-type="float">
            <text:p>16.2597367763519</text:p>
          </table:table-cell>
          <table:table-cell office:value-type="float" office:value="16.8700242042542" calcext:value-type="float">
            <text:p>16.8700242042542</text:p>
          </table:table-cell>
          <table:table-cell office:value-type="float" office:value="17.4892694950104" calcext:value-type="float">
            <text:p>17.4892694950104</text:p>
          </table:table-cell>
          <table:table-cell office:value-type="float" office:value="18.0944721698761" calcext:value-type="float">
            <text:p>18.0944721698761</text:p>
          </table:table-cell>
          <table:table-cell office:value-type="float" office:value="18.6130068302155" calcext:value-type="float">
            <text:p>18.6130068302155</text:p>
          </table:table-cell>
          <table:table-cell office:value-type="float" office:value="19.1747670173645" calcext:value-type="float">
            <text:p>19.1747670173645</text:p>
          </table:table-cell>
          <table:table-cell office:value-type="float" office:value="19.6645874977112" calcext:value-type="float">
            <text:p>19.6645874977112</text:p>
          </table:table-cell>
          <table:table-cell office:value-type="float" office:value="20.1749391555786" calcext:value-type="float">
            <text:p>20.1749391555786</text:p>
          </table:table-cell>
          <table:table-cell office:value-type="float" office:value="20.6817328929901" calcext:value-type="float">
            <text:p>20.6817328929901</text:p>
          </table:table-cell>
          <table:table-cell office:value-type="float" office:value="21.2125556468964" calcext:value-type="float">
            <text:p>21.2125556468964</text:p>
          </table:table-cell>
          <table:table-cell office:value-type="float" office:value="21.7520952224731" calcext:value-type="float">
            <text:p>21.7520952224731</text:p>
          </table:table-cell>
          <table:table-cell office:value-type="float" office:value="22.3577740192413" calcext:value-type="float">
            <text:p>22.3577740192413</text:p>
          </table:table-cell>
          <table:table-cell office:value-type="float" office:value="23.028418302536" calcext:value-type="float">
            <text:p>23.028418302536</text:p>
          </table:table-cell>
          <table:table-cell office:value-type="float" office:value="23.7093641757965" calcext:value-type="float">
            <text:p>23.7093641757965</text:p>
          </table:table-cell>
          <table:table-cell office:value-type="float" office:value="24.4778187274933" calcext:value-type="float">
            <text:p>24.4778187274933</text:p>
          </table:table-cell>
          <table:table-cell office:value-type="float" office:value="25.2538115978241" calcext:value-type="float">
            <text:p>25.2538115978241</text:p>
          </table:table-cell>
          <table:table-cell office:value-type="float" office:value="25.9629049301147" calcext:value-type="float">
            <text:p>25.9629049301147</text:p>
          </table:table-cell>
          <table:table-cell office:value-type="float" office:value="26.6226012706757" calcext:value-type="float">
            <text:p>26.6226012706757</text:p>
          </table:table-cell>
          <table:table-cell office:value-type="float" office:value="27.3505744934082" calcext:value-type="float">
            <text:p>27.3505744934082</text:p>
          </table:table-cell>
          <table:table-cell office:value-type="float" office:value="27.9618842601776" calcext:value-type="float">
            <text:p>27.9618842601776</text:p>
          </table:table-cell>
          <table:table-cell office:value-type="float" office:value="28.5917689800262" calcext:value-type="float">
            <text:p>28.5917689800262</text:p>
          </table:table-cell>
          <table:table-cell office:value-type="float" office:value="29.2047786712646" calcext:value-type="float">
            <text:p>29.2047786712646</text:p>
          </table:table-cell>
          <table:table-cell office:value-type="float" office:value="29.9138374328613" calcext:value-type="float">
            <text:p>29.9138374328613</text:p>
          </table:table-cell>
          <table:table-cell office:value-type="float" office:value="30.6500277519226" calcext:value-type="float">
            <text:p>30.6500277519226</text:p>
          </table:table-cell>
          <table:table-cell office:value-type="float" office:value="31.4011180400848" calcext:value-type="float">
            <text:p>31.4011180400848</text:p>
          </table:table-cell>
          <table:table-cell office:value-type="float" office:value="32.1254749298096" calcext:value-type="float">
            <text:p>32.1254749298096</text:p>
          </table:table-cell>
          <table:table-cell office:value-type="float" office:value="32.7830517292023" calcext:value-type="float">
            <text:p>32.7830517292023</text:p>
          </table:table-cell>
          <table:table-cell office:value-type="float" office:value="33.4649474620819" calcext:value-type="float">
            <text:p>33.4649474620819</text:p>
          </table:table-cell>
          <table:table-cell office:value-type="float" office:value="34.2426335811615" calcext:value-type="float">
            <text:p>34.2426335811615</text:p>
          </table:table-cell>
          <table:table-cell office:value-type="float" office:value="34.9818971157074" calcext:value-type="float">
            <text:p>34.9818971157074</text:p>
          </table:table-cell>
          <table:table-cell office:value-type="float" office:value="35.6505506038666" calcext:value-type="float">
            <text:p>35.6505506038666</text:p>
          </table:table-cell>
          <table:table-cell office:value-type="float" office:value="36.3373141288757" calcext:value-type="float">
            <text:p>36.3373141288757</text:p>
          </table:table-cell>
          <table:table-cell office:value-type="float" office:value="37.101845741272" calcext:value-type="float">
            <text:p>37.101845741272</text:p>
          </table:table-cell>
          <table:table-cell office:value-type="float" office:value="37.8359367847443" calcext:value-type="float">
            <text:p>37.8359367847443</text:p>
          </table:table-cell>
          <table:table-cell office:value-type="float" office:value="38.5513708591461" calcext:value-type="float">
            <text:p>38.5513708591461</text:p>
          </table:table-cell>
          <table:table-cell office:value-type="float" office:value="39.2935810089111" calcext:value-type="float">
            <text:p>39.2935810089111</text:p>
          </table:table-cell>
          <table:table-cell office:value-type="float" office:value="40.1695070266724" calcext:value-type="float">
            <text:p>40.1695070266724</text:p>
          </table:table-cell>
          <table:table-cell office:value-type="float" office:value="41.041830778122" calcext:value-type="float">
            <text:p>41.041830778122</text:p>
          </table:table-cell>
          <table:table-cell office:value-type="float" office:value="41.8745629787445" calcext:value-type="float">
            <text:p>41.8745629787445</text:p>
          </table:table-cell>
          <table:table-cell office:value-type="float" office:value="42.7278730869293" calcext:value-type="float">
            <text:p>42.7278730869293</text:p>
          </table:table-cell>
          <table:table-cell office:value-type="float" office:value="43.5253837108612" calcext:value-type="float">
            <text:p>43.5253837108612</text:p>
          </table:table-cell>
          <table:table-cell office:value-type="float" office:value="44.3337771892548" calcext:value-type="float">
            <text:p>44.3337771892548</text:p>
          </table:table-cell>
          <table:table-cell office:value-type="float" office:value="45.2010526657105" calcext:value-type="float">
            <text:p>45.2010526657105</text:p>
          </table:table-cell>
          <table:table-cell office:value-type="float" office:value="46.1036629676819" calcext:value-type="float">
            <text:p>46.1036629676819</text:p>
          </table:table-cell>
          <table:table-cell office:value-type="float" office:value="46.9303166866303" calcext:value-type="float">
            <text:p>46.9303166866303</text:p>
          </table:table-cell>
        </table:table-row>
        <table:table-row table:style-name="ro1">
          <table:table-cell office:value-type="float" office:value="0.0166218280792236" calcext:value-type="float">
            <text:p>0.016621828079224</text:p>
          </table:table-cell>
          <table:table-cell office:value-type="float" office:value="0.0388097763061523" calcext:value-type="float">
            <text:p>0.038809776306152</text:p>
          </table:table-cell>
          <table:table-cell office:value-type="float" office:value="0.0670409202575684" calcext:value-type="float">
            <text:p>0.067040920257568</text:p>
          </table:table-cell>
          <table:table-cell office:value-type="float" office:value="0.100359439849854" calcext:value-type="float">
            <text:p>0.100359439849854</text:p>
          </table:table-cell>
          <table:table-cell office:value-type="float" office:value="0.13931941986084" calcext:value-type="float">
            <text:p>0.13931941986084</text:p>
          </table:table-cell>
          <table:table-cell office:value-type="float" office:value="0.210150718688965" calcext:value-type="float">
            <text:p>0.210150718688965</text:p>
          </table:table-cell>
          <table:table-cell office:value-type="float" office:value="0.288304805755615" calcext:value-type="float">
            <text:p>0.288304805755615</text:p>
          </table:table-cell>
          <table:table-cell office:value-type="float" office:value="0.383440971374512" calcext:value-type="float">
            <text:p>0.383440971374512</text:p>
          </table:table-cell>
          <table:table-cell office:value-type="float" office:value="0.531149625778198" calcext:value-type="float">
            <text:p>0.531149625778198</text:p>
          </table:table-cell>
          <table:table-cell office:value-type="float" office:value="0.677019119262695" calcext:value-type="float">
            <text:p>0.677019119262695</text:p>
          </table:table-cell>
          <table:table-cell office:value-type="float" office:value="0.843376398086548" calcext:value-type="float">
            <text:p>0.843376398086548</text:p>
          </table:table-cell>
          <table:table-cell office:value-type="float" office:value="1.00018548965454" calcext:value-type="float">
            <text:p>1.00018548965454</text:p>
          </table:table-cell>
          <table:table-cell office:value-type="float" office:value="1.1425449848175" calcext:value-type="float">
            <text:p>1.1425449848175</text:p>
          </table:table-cell>
          <table:table-cell office:value-type="float" office:value="1.31000065803528" calcext:value-type="float">
            <text:p>1.31000065803528</text:p>
          </table:table-cell>
          <table:table-cell office:value-type="float" office:value="1.50942230224609" calcext:value-type="float">
            <text:p>1.50942230224609</text:p>
          </table:table-cell>
          <table:table-cell office:value-type="float" office:value="1.73212456703186" calcext:value-type="float">
            <text:p>1.73212456703186</text:p>
          </table:table-cell>
          <table:table-cell office:value-type="float" office:value="1.906907081604" calcext:value-type="float">
            <text:p>1.906907081604</text:p>
          </table:table-cell>
          <table:table-cell office:value-type="float" office:value="2.11208701133728" calcext:value-type="float">
            <text:p>2.11208701133728</text:p>
          </table:table-cell>
          <table:table-cell office:value-type="float" office:value="2.38270974159241" calcext:value-type="float">
            <text:p>2.38270974159241</text:p>
          </table:table-cell>
          <table:table-cell office:value-type="float" office:value="2.59064793586731" calcext:value-type="float">
            <text:p>2.59064793586731</text:p>
          </table:table-cell>
          <table:table-cell office:value-type="float" office:value="2.84925985336304" calcext:value-type="float">
            <text:p>2.84925985336304</text:p>
          </table:table-cell>
          <table:table-cell office:value-type="float" office:value="3.09265470504761" calcext:value-type="float">
            <text:p>3.09265470504761</text:p>
          </table:table-cell>
          <table:table-cell office:value-type="float" office:value="3.32001543045044" calcext:value-type="float">
            <text:p>3.32001543045044</text:p>
          </table:table-cell>
          <table:table-cell office:value-type="float" office:value="3.57619285583496" calcext:value-type="float">
            <text:p>3.57619285583496</text:p>
          </table:table-cell>
          <table:table-cell office:value-type="float" office:value="3.85516166687012" calcext:value-type="float">
            <text:p>3.85516166687012</text:p>
          </table:table-cell>
          <table:table-cell office:value-type="float" office:value="4.11751985549927" calcext:value-type="float">
            <text:p>4.11751985549927</text:p>
          </table:table-cell>
          <table:table-cell office:value-type="float" office:value="4.37709975242615" calcext:value-type="float">
            <text:p>4.37709975242615</text:p>
          </table:table-cell>
          <table:table-cell office:value-type="float" office:value="4.66563868522644" calcext:value-type="float">
            <text:p>4.66563868522644</text:p>
          </table:table-cell>
          <table:table-cell office:value-type="float" office:value="4.92496347427368" calcext:value-type="float">
            <text:p>4.92496347427368</text:p>
          </table:table-cell>
          <table:table-cell office:value-type="float" office:value="5.18337082862854" calcext:value-type="float">
            <text:p>5.18337082862854</text:p>
          </table:table-cell>
          <table:table-cell office:value-type="float" office:value="5.44508767127991" calcext:value-type="float">
            <text:p>5.44508767127991</text:p>
          </table:table-cell>
          <table:table-cell office:value-type="float" office:value="5.74890232086182" calcext:value-type="float">
            <text:p>5.74890232086182</text:p>
          </table:table-cell>
          <table:table-cell office:value-type="float" office:value="6.03522634506226" calcext:value-type="float">
            <text:p>6.03522634506226</text:p>
          </table:table-cell>
          <table:table-cell office:value-type="float" office:value="6.32825827598572" calcext:value-type="float">
            <text:p>6.32825827598572</text:p>
          </table:table-cell>
          <table:table-cell office:value-type="float" office:value="6.59793567657471" calcext:value-type="float">
            <text:p>6.59793567657471</text:p>
          </table:table-cell>
          <table:table-cell office:value-type="float" office:value="6.88514733314514" calcext:value-type="float">
            <text:p>6.88514733314514</text:p>
          </table:table-cell>
          <table:table-cell office:value-type="float" office:value="7.17657470703125" calcext:value-type="float">
            <text:p>7.17657470703125</text:p>
          </table:table-cell>
          <table:table-cell office:value-type="float" office:value="7.46825575828552" calcext:value-type="float">
            <text:p>7.46825575828552</text:p>
          </table:table-cell>
          <table:table-cell office:value-type="float" office:value="7.87121200561523" calcext:value-type="float">
            <text:p>7.87121200561523</text:p>
          </table:table-cell>
          <table:table-cell office:value-type="float" office:value="8.21355271339417" calcext:value-type="float">
            <text:p>8.21355271339417</text:p>
          </table:table-cell>
          <table:table-cell office:value-type="float" office:value="8.6853129863739" calcext:value-type="float">
            <text:p>8.6853129863739</text:p>
          </table:table-cell>
          <table:table-cell office:value-type="float" office:value="9.05562567710876" calcext:value-type="float">
            <text:p>9.05562567710876</text:p>
          </table:table-cell>
          <table:table-cell office:value-type="float" office:value="9.39951324462891" calcext:value-type="float">
            <text:p>9.39951324462891</text:p>
          </table:table-cell>
          <table:table-cell office:value-type="float" office:value="9.77266812324524" calcext:value-type="float">
            <text:p>9.77266812324524</text:p>
          </table:table-cell>
          <table:table-cell office:value-type="float" office:value="10.1269934177399" calcext:value-type="float">
            <text:p>10.1269934177399</text:p>
          </table:table-cell>
          <table:table-cell office:value-type="float" office:value="10.6323595046997" calcext:value-type="float">
            <text:p>10.6323595046997</text:p>
          </table:table-cell>
          <table:table-cell office:value-type="float" office:value="11.0290937423706" calcext:value-type="float">
            <text:p>11.0290937423706</text:p>
          </table:table-cell>
          <table:table-cell office:value-type="float" office:value="11.5807089805603" calcext:value-type="float">
            <text:p>11.5807089805603</text:p>
          </table:table-cell>
          <table:table-cell office:value-type="float" office:value="11.9789528846741" calcext:value-type="float">
            <text:p>11.9789528846741</text:p>
          </table:table-cell>
          <table:table-cell office:value-type="float" office:value="12.3529632091522" calcext:value-type="float">
            <text:p>12.3529632091522</text:p>
          </table:table-cell>
          <table:table-cell office:value-type="float" office:value="12.7608225345612" calcext:value-type="float">
            <text:p>12.7608225345612</text:p>
          </table:table-cell>
          <table:table-cell office:value-type="float" office:value="13.1651055812836" calcext:value-type="float">
            <text:p>13.1651055812836</text:p>
          </table:table-cell>
          <table:table-cell office:value-type="float" office:value="13.5806350708008" calcext:value-type="float">
            <text:p>13.5806350708008</text:p>
          </table:table-cell>
          <table:table-cell office:value-type="float" office:value="13.9934215545654" calcext:value-type="float">
            <text:p>13.9934215545654</text:p>
          </table:table-cell>
          <table:table-cell office:value-type="float" office:value="14.444331407547" calcext:value-type="float">
            <text:p>14.444331407547</text:p>
          </table:table-cell>
          <table:table-cell office:value-type="float" office:value="14.9202280044556" calcext:value-type="float">
            <text:p>14.9202280044556</text:p>
          </table:table-cell>
          <table:table-cell office:value-type="float" office:value="15.3779098987579" calcext:value-type="float">
            <text:p>15.3779098987579</text:p>
          </table:table-cell>
          <table:table-cell office:value-type="float" office:value="15.7986700534821" calcext:value-type="float">
            <text:p>15.7986700534821</text:p>
          </table:table-cell>
          <table:table-cell office:value-type="float" office:value="16.228643655777" calcext:value-type="float">
            <text:p>16.228643655777</text:p>
          </table:table-cell>
          <table:table-cell office:value-type="float" office:value="16.6655790805817" calcext:value-type="float">
            <text:p>16.6655790805817</text:p>
          </table:table-cell>
          <table:table-cell office:value-type="float" office:value="17.1081683635712" calcext:value-type="float">
            <text:p>17.1081683635712</text:p>
          </table:table-cell>
          <table:table-cell office:value-type="float" office:value="17.5569682121277" calcext:value-type="float">
            <text:p>17.5569682121277</text:p>
          </table:table-cell>
          <table:table-cell office:value-type="float" office:value="18.0804345607758" calcext:value-type="float">
            <text:p>18.0804345607758</text:p>
          </table:table-cell>
          <table:table-cell office:value-type="float" office:value="18.6042168140411" calcext:value-type="float">
            <text:p>18.6042168140411</text:p>
          </table:table-cell>
          <table:table-cell office:value-type="float" office:value="19.1692242622376" calcext:value-type="float">
            <text:p>19.1692242622376</text:p>
          </table:table-cell>
          <table:table-cell office:value-type="float" office:value="19.7048873901367" calcext:value-type="float">
            <text:p>19.7048873901367</text:p>
          </table:table-cell>
          <table:table-cell office:value-type="float" office:value="20.2135334014893" calcext:value-type="float">
            <text:p>20.2135334014893</text:p>
          </table:table-cell>
          <table:table-cell office:value-type="float" office:value="20.7828583717346" calcext:value-type="float">
            <text:p>20.7828583717346</text:p>
          </table:table-cell>
          <table:table-cell office:value-type="float" office:value="21.3207533359528" calcext:value-type="float">
            <text:p>21.3207533359528</text:p>
          </table:table-cell>
          <table:table-cell office:value-type="float" office:value="21.9013566970825" calcext:value-type="float">
            <text:p>21.9013566970825</text:p>
          </table:table-cell>
          <table:table-cell office:value-type="float" office:value="22.5423846244812" calcext:value-type="float">
            <text:p>22.5423846244812</text:p>
          </table:table-cell>
          <table:table-cell office:value-type="float" office:value="23.0850512981415" calcext:value-type="float">
            <text:p>23.0850512981415</text:p>
          </table:table-cell>
          <table:table-cell office:value-type="float" office:value="23.6118679046631" calcext:value-type="float">
            <text:p>23.6118679046631</text:p>
          </table:table-cell>
          <table:table-cell office:value-type="float" office:value="24.1217293739319" calcext:value-type="float">
            <text:p>24.1217293739319</text:p>
          </table:table-cell>
          <table:table-cell office:value-type="float" office:value="24.644891500473" calcext:value-type="float">
            <text:p>24.644891500473</text:p>
          </table:table-cell>
          <table:table-cell office:value-type="float" office:value="25.2105877399445" calcext:value-type="float">
            <text:p>25.2105877399445</text:p>
          </table:table-cell>
          <table:table-cell office:value-type="float" office:value="25.816558599472" calcext:value-type="float">
            <text:p>25.816558599472</text:p>
          </table:table-cell>
          <table:table-cell office:value-type="float" office:value="26.4094059467316" calcext:value-type="float">
            <text:p>26.4094059467316</text:p>
          </table:table-cell>
          <table:table-cell office:value-type="float" office:value="27.0428154468536" calcext:value-type="float">
            <text:p>27.0428154468536</text:p>
          </table:table-cell>
          <table:table-cell office:value-type="float" office:value="27.6281950473785" calcext:value-type="float">
            <text:p>27.6281950473785</text:p>
          </table:table-cell>
          <table:table-cell office:value-type="float" office:value="28.3916685581207" calcext:value-type="float">
            <text:p>28.3916685581207</text:p>
          </table:table-cell>
          <table:table-cell office:value-type="float" office:value="28.9566702842712" calcext:value-type="float">
            <text:p>28.9566702842712</text:p>
          </table:table-cell>
          <table:table-cell office:value-type="float" office:value="29.5110294818878" calcext:value-type="float">
            <text:p>29.5110294818878</text:p>
          </table:table-cell>
          <table:table-cell office:value-type="float" office:value="30.1683599948883" calcext:value-type="float">
            <text:p>30.1683599948883</text:p>
          </table:table-cell>
          <table:table-cell office:value-type="float" office:value="30.7925953865051" calcext:value-type="float">
            <text:p>30.7925953865051</text:p>
          </table:table-cell>
          <table:table-cell office:value-type="float" office:value="31.3842575550079" calcext:value-type="float">
            <text:p>31.3842575550079</text:p>
          </table:table-cell>
          <table:table-cell office:value-type="float" office:value="32.0631883144379" calcext:value-type="float">
            <text:p>32.0631883144379</text:p>
          </table:table-cell>
          <table:table-cell office:value-type="float" office:value="32.7578508853912" calcext:value-type="float">
            <text:p>32.7578508853912</text:p>
          </table:table-cell>
          <table:table-cell office:value-type="float" office:value="33.3662672042847" calcext:value-type="float">
            <text:p>33.3662672042847</text:p>
          </table:table-cell>
          <table:table-cell office:value-type="float" office:value="33.9782176017761" calcext:value-type="float">
            <text:p>33.9782176017761</text:p>
          </table:table-cell>
          <table:table-cell office:value-type="float" office:value="34.6645774841309" calcext:value-type="float">
            <text:p>34.6645774841309</text:p>
          </table:table-cell>
          <table:table-cell office:value-type="float" office:value="35.3724472522736" calcext:value-type="float">
            <text:p>35.3724472522736</text:p>
          </table:table-cell>
          <table:table-cell office:value-type="float" office:value="36.3389346599579" calcext:value-type="float">
            <text:p>36.3389346599579</text:p>
          </table:table-cell>
          <table:table-cell office:value-type="float" office:value="37.1107323169708" calcext:value-type="float">
            <text:p>37.1107323169708</text:p>
          </table:table-cell>
          <table:table-cell office:value-type="float" office:value="37.8097035884857" calcext:value-type="float">
            <text:p>37.8097035884857</text:p>
          </table:table-cell>
          <table:table-cell office:value-type="float" office:value="38.5625455379486" calcext:value-type="float">
            <text:p>38.5625455379486</text:p>
          </table:table-cell>
          <table:table-cell office:value-type="float" office:value="39.3458044528961" calcext:value-type="float">
            <text:p>39.3458044528961</text:p>
          </table:table-cell>
          <table:table-cell office:value-type="float" office:value="40.0886461734772" calcext:value-type="float">
            <text:p>40.0886461734772</text:p>
          </table:table-cell>
          <table:table-cell office:value-type="float" office:value="40.8805363178253" calcext:value-type="float">
            <text:p>40.8805363178253</text:p>
          </table:table-cell>
          <table:table-cell office:value-type="float" office:value="41.6819393634796" calcext:value-type="float">
            <text:p>41.6819393634796</text:p>
          </table:table-cell>
        </table:table-row>
        <table:table-row table:style-name="ro1">
          <table:table-cell office:value-type="float" office:value="0.0161130428314209" calcext:value-type="float">
            <text:p>0.016113042831421</text:p>
          </table:table-cell>
          <table:table-cell office:value-type="float" office:value="0.0375657081604004" calcext:value-type="float">
            <text:p>0.0375657081604</text:p>
          </table:table-cell>
          <table:table-cell office:value-type="float" office:value="0.0654864311218262" calcext:value-type="float">
            <text:p>0.065486431121826</text:p>
          </table:table-cell>
          <table:table-cell office:value-type="float" office:value="0.101838350296021" calcext:value-type="float">
            <text:p>0.101838350296021</text:p>
          </table:table-cell>
          <table:table-cell office:value-type="float" office:value="0.159899473190308" calcext:value-type="float">
            <text:p>0.159899473190308</text:p>
          </table:table-cell>
          <table:table-cell office:value-type="float" office:value="0.231773138046265" calcext:value-type="float">
            <text:p>0.231773138046265</text:p>
          </table:table-cell>
          <table:table-cell office:value-type="float" office:value="0.316642999649048" calcext:value-type="float">
            <text:p>0.316642999649048</text:p>
          </table:table-cell>
          <table:table-cell office:value-type="float" office:value="0.457919597625732" calcext:value-type="float">
            <text:p>0.457919597625732</text:p>
          </table:table-cell>
          <table:table-cell office:value-type="float" office:value="0.578099250793457" calcext:value-type="float">
            <text:p>0.578099250793457</text:p>
          </table:table-cell>
          <table:table-cell office:value-type="float" office:value="0.730761766433716" calcext:value-type="float">
            <text:p>0.730761766433716</text:p>
          </table:table-cell>
          <table:table-cell office:value-type="float" office:value="0.859953165054321" calcext:value-type="float">
            <text:p>0.859953165054321</text:p>
          </table:table-cell>
          <table:table-cell office:value-type="float" office:value="1.03454971313477" calcext:value-type="float">
            <text:p>1.03454971313477</text:p>
          </table:table-cell>
          <table:table-cell office:value-type="float" office:value="1.22104573249817" calcext:value-type="float">
            <text:p>1.22104573249817</text:p>
          </table:table-cell>
          <table:table-cell office:value-type="float" office:value="1.38024258613586" calcext:value-type="float">
            <text:p>1.38024258613586</text:p>
          </table:table-cell>
          <table:table-cell office:value-type="float" office:value="1.56683707237244" calcext:value-type="float">
            <text:p>1.56683707237244</text:p>
          </table:table-cell>
          <table:table-cell office:value-type="float" office:value="1.80130648612976" calcext:value-type="float">
            <text:p>1.80130648612976</text:p>
          </table:table-cell>
          <table:table-cell office:value-type="float" office:value="2.01546025276184" calcext:value-type="float">
            <text:p>2.01546025276184</text:p>
          </table:table-cell>
          <table:table-cell office:value-type="float" office:value="2.21974754333496" calcext:value-type="float">
            <text:p>2.21974754333496</text:p>
          </table:table-cell>
          <table:table-cell office:value-type="float" office:value="2.41177582740784" calcext:value-type="float">
            <text:p>2.41177582740784</text:p>
          </table:table-cell>
          <table:table-cell office:value-type="float" office:value="2.60531806945801" calcext:value-type="float">
            <text:p>2.60531806945801</text:p>
          </table:table-cell>
          <table:table-cell office:value-type="float" office:value="2.82424998283386" calcext:value-type="float">
            <text:p>2.82424998283386</text:p>
          </table:table-cell>
          <table:table-cell office:value-type="float" office:value="3.03489351272583" calcext:value-type="float">
            <text:p>3.03489351272583</text:p>
          </table:table-cell>
          <table:table-cell office:value-type="float" office:value="3.2558171749115" calcext:value-type="float">
            <text:p>3.2558171749115</text:p>
          </table:table-cell>
          <table:table-cell office:value-type="float" office:value="3.51702618598938" calcext:value-type="float">
            <text:p>3.51702618598938</text:p>
          </table:table-cell>
          <table:table-cell office:value-type="float" office:value="3.7471718788147" calcext:value-type="float">
            <text:p>3.7471718788147</text:p>
          </table:table-cell>
          <table:table-cell office:value-type="float" office:value="4.05502486228943" calcext:value-type="float">
            <text:p>4.05502486228943</text:p>
          </table:table-cell>
          <table:table-cell office:value-type="float" office:value="4.32744979858398" calcext:value-type="float">
            <text:p>4.32744979858398</text:p>
          </table:table-cell>
          <table:table-cell office:value-type="float" office:value="4.57859373092651" calcext:value-type="float">
            <text:p>4.57859373092651</text:p>
          </table:table-cell>
          <table:table-cell office:value-type="float" office:value="4.81440901756287" calcext:value-type="float">
            <text:p>4.81440901756287</text:p>
          </table:table-cell>
          <table:table-cell office:value-type="float" office:value="5.07969665527344" calcext:value-type="float">
            <text:p>5.07969665527344</text:p>
          </table:table-cell>
          <table:table-cell office:value-type="float" office:value="5.33668923377991" calcext:value-type="float">
            <text:p>5.33668923377991</text:p>
          </table:table-cell>
          <table:table-cell office:value-type="float" office:value="5.59243273735046" calcext:value-type="float">
            <text:p>5.59243273735046</text:p>
          </table:table-cell>
          <table:table-cell office:value-type="float" office:value="5.86729621887207" calcext:value-type="float">
            <text:p>5.86729621887207</text:p>
          </table:table-cell>
          <table:table-cell office:value-type="float" office:value="6.16957855224609" calcext:value-type="float">
            <text:p>6.16957855224609</text:p>
          </table:table-cell>
          <table:table-cell office:value-type="float" office:value="6.48378157615662" calcext:value-type="float">
            <text:p>6.48378157615662</text:p>
          </table:table-cell>
          <table:table-cell office:value-type="float" office:value="6.77740049362183" calcext:value-type="float">
            <text:p>6.77740049362183</text:p>
          </table:table-cell>
          <table:table-cell office:value-type="float" office:value="7.09679818153381" calcext:value-type="float">
            <text:p>7.09679818153381</text:p>
          </table:table-cell>
          <table:table-cell office:value-type="float" office:value="7.40275931358337" calcext:value-type="float">
            <text:p>7.40275931358337</text:p>
          </table:table-cell>
          <table:table-cell office:value-type="float" office:value="7.70958304405212" calcext:value-type="float">
            <text:p>7.70958304405212</text:p>
          </table:table-cell>
          <table:table-cell office:value-type="float" office:value="8.03875708580017" calcext:value-type="float">
            <text:p>8.03875708580017</text:p>
          </table:table-cell>
          <table:table-cell office:value-type="float" office:value="8.37506103515625" calcext:value-type="float">
            <text:p>8.37506103515625</text:p>
          </table:table-cell>
          <table:table-cell office:value-type="float" office:value="8.69350147247314" calcext:value-type="float">
            <text:p>8.69350147247314</text:p>
          </table:table-cell>
          <table:table-cell office:value-type="float" office:value="9.07542753219605" calcext:value-type="float">
            <text:p>9.07542753219605</text:p>
          </table:table-cell>
          <table:table-cell office:value-type="float" office:value="9.49262976646423" calcext:value-type="float">
            <text:p>9.49262976646423</text:p>
          </table:table-cell>
          <table:table-cell office:value-type="float" office:value="9.89605689048767" calcext:value-type="float">
            <text:p>9.89605689048767</text:p>
          </table:table-cell>
          <table:table-cell office:value-type="float" office:value="10.2510302066803" calcext:value-type="float">
            <text:p>10.2510302066803</text:p>
          </table:table-cell>
          <table:table-cell office:value-type="float" office:value="10.6207821369171" calcext:value-type="float">
            <text:p>10.6207821369171</text:p>
          </table:table-cell>
          <table:table-cell office:value-type="float" office:value="11.0324029922485" calcext:value-type="float">
            <text:p>11.0324029922485</text:p>
          </table:table-cell>
          <table:table-cell office:value-type="float" office:value="11.403436422348" calcext:value-type="float">
            <text:p>11.403436422348</text:p>
          </table:table-cell>
          <table:table-cell office:value-type="float" office:value="11.775750875473" calcext:value-type="float">
            <text:p>11.775750875473</text:p>
          </table:table-cell>
          <table:table-cell office:value-type="float" office:value="12.1622323989868" calcext:value-type="float">
            <text:p>12.1622323989868</text:p>
          </table:table-cell>
          <table:table-cell office:value-type="float" office:value="12.6218566894531" calcext:value-type="float">
            <text:p>12.6218566894531</text:p>
          </table:table-cell>
          <table:table-cell office:value-type="float" office:value="13.017322063446" calcext:value-type="float">
            <text:p>13.017322063446</text:p>
          </table:table-cell>
          <table:table-cell office:value-type="float" office:value="13.4175744056702" calcext:value-type="float">
            <text:p>13.4175744056702</text:p>
          </table:table-cell>
          <table:table-cell office:value-type="float" office:value="13.8568377494812" calcext:value-type="float">
            <text:p>13.8568377494812</text:p>
          </table:table-cell>
          <table:table-cell office:value-type="float" office:value="14.2729640007019" calcext:value-type="float">
            <text:p>14.2729640007019</text:p>
          </table:table-cell>
          <table:table-cell office:value-type="float" office:value="14.6943926811218" calcext:value-type="float">
            <text:p>14.6943926811218</text:p>
          </table:table-cell>
          <table:table-cell office:value-type="float" office:value="15.1247730255127" calcext:value-type="float">
            <text:p>15.1247730255127</text:p>
          </table:table-cell>
          <table:table-cell office:value-type="float" office:value="15.5970475673676" calcext:value-type="float">
            <text:p>15.5970475673676</text:p>
          </table:table-cell>
          <table:table-cell office:value-type="float" office:value="16.1930539608002" calcext:value-type="float">
            <text:p>16.1930539608002</text:p>
          </table:table-cell>
          <table:table-cell office:value-type="float" office:value="16.6217565536499" calcext:value-type="float">
            <text:p>16.6217565536499</text:p>
          </table:table-cell>
          <table:table-cell office:value-type="float" office:value="17.0936501026154" calcext:value-type="float">
            <text:p>17.0936501026154</text:p>
          </table:table-cell>
          <table:table-cell office:value-type="float" office:value="17.6368954181671" calcext:value-type="float">
            <text:p>17.6368954181671</text:p>
          </table:table-cell>
          <table:table-cell office:value-type="float" office:value="18.1367852687836" calcext:value-type="float">
            <text:p>18.1367852687836</text:p>
          </table:table-cell>
          <table:table-cell office:value-type="float" office:value="18.7084259986877" calcext:value-type="float">
            <text:p>18.7084259986877</text:p>
          </table:table-cell>
          <table:table-cell office:value-type="float" office:value="19.4455409049988" calcext:value-type="float">
            <text:p>19.4455409049988</text:p>
          </table:table-cell>
          <table:table-cell office:value-type="float" office:value="20.0046818256378" calcext:value-type="float">
            <text:p>20.0046818256378</text:p>
          </table:table-cell>
          <table:table-cell office:value-type="float" office:value="20.5624752044678" calcext:value-type="float">
            <text:p>20.5624752044678</text:p>
          </table:table-cell>
          <table:table-cell office:value-type="float" office:value="21.1279497146606" calcext:value-type="float">
            <text:p>21.1279497146606</text:p>
          </table:table-cell>
          <table:table-cell office:value-type="float" office:value="21.6770896911621" calcext:value-type="float">
            <text:p>21.6770896911621</text:p>
          </table:table-cell>
          <table:table-cell office:value-type="float" office:value="22.2589530944824" calcext:value-type="float">
            <text:p>22.2589530944824</text:p>
          </table:table-cell>
          <table:table-cell office:value-type="float" office:value="22.8693969249725" calcext:value-type="float">
            <text:p>22.8693969249725</text:p>
          </table:table-cell>
          <table:table-cell office:value-type="float" office:value="23.4743256568909" calcext:value-type="float">
            <text:p>23.4743256568909</text:p>
          </table:table-cell>
          <table:table-cell office:value-type="float" office:value="24.148152589798" calcext:value-type="float">
            <text:p>24.148152589798</text:p>
          </table:table-cell>
          <table:table-cell office:value-type="float" office:value="24.8376393318176" calcext:value-type="float">
            <text:p>24.8376393318176</text:p>
          </table:table-cell>
          <table:table-cell office:value-type="float" office:value="25.4648921489716" calcext:value-type="float">
            <text:p>25.4648921489716</text:p>
          </table:table-cell>
          <table:table-cell office:value-type="float" office:value="26.0291390419006" calcext:value-type="float">
            <text:p>26.0291390419006</text:p>
          </table:table-cell>
          <table:table-cell office:value-type="float" office:value="26.6552193164825" calcext:value-type="float">
            <text:p>26.6552193164825</text:p>
          </table:table-cell>
          <table:table-cell office:value-type="float" office:value="27.2992358207703" calcext:value-type="float">
            <text:p>27.2992358207703</text:p>
          </table:table-cell>
          <table:table-cell office:value-type="float" office:value="27.8971552848816" calcext:value-type="float">
            <text:p>27.8971552848816</text:p>
          </table:table-cell>
          <table:table-cell office:value-type="float" office:value="28.4415738582611" calcext:value-type="float">
            <text:p>28.4415738582611</text:p>
          </table:table-cell>
          <table:table-cell office:value-type="float" office:value="29.0232260227203" calcext:value-type="float">
            <text:p>29.0232260227203</text:p>
          </table:table-cell>
          <table:table-cell office:value-type="float" office:value="29.9609723091125" calcext:value-type="float">
            <text:p>29.9609723091125</text:p>
          </table:table-cell>
          <table:table-cell office:value-type="float" office:value="30.6743538379669" calcext:value-type="float">
            <text:p>30.6743538379669</text:p>
          </table:table-cell>
          <table:table-cell office:value-type="float" office:value="31.4593131542206" calcext:value-type="float">
            <text:p>31.4593131542206</text:p>
          </table:table-cell>
          <table:table-cell office:value-type="float" office:value="32.1404626369476" calcext:value-type="float">
            <text:p>32.1404626369476</text:p>
          </table:table-cell>
          <table:table-cell office:value-type="float" office:value="32.7289032936096" calcext:value-type="float">
            <text:p>32.7289032936096</text:p>
          </table:table-cell>
          <table:table-cell office:value-type="float" office:value="33.4351019859314" calcext:value-type="float">
            <text:p>33.4351019859314</text:p>
          </table:table-cell>
          <table:table-cell office:value-type="float" office:value="34.3932230472565" calcext:value-type="float">
            <text:p>34.3932230472565</text:p>
          </table:table-cell>
          <table:table-cell office:value-type="float" office:value="35.1452372074127" calcext:value-type="float">
            <text:p>35.1452372074127</text:p>
          </table:table-cell>
          <table:table-cell office:value-type="float" office:value="35.8335902690887" calcext:value-type="float">
            <text:p>35.8335902690887</text:p>
          </table:table-cell>
          <table:table-cell office:value-type="float" office:value="36.4812355041504" calcext:value-type="float">
            <text:p>36.4812355041504</text:p>
          </table:table-cell>
          <table:table-cell office:value-type="float" office:value="37.2051658630371" calcext:value-type="float">
            <text:p>37.2051658630371</text:p>
          </table:table-cell>
          <table:table-cell office:value-type="float" office:value="38.0188148021698" calcext:value-type="float">
            <text:p>38.0188148021698</text:p>
          </table:table-cell>
          <table:table-cell office:value-type="float" office:value="38.8104803562164" calcext:value-type="float">
            <text:p>38.8104803562164</text:p>
          </table:table-cell>
          <table:table-cell office:value-type="float" office:value="39.5112133026123" calcext:value-type="float">
            <text:p>39.5112133026123</text:p>
          </table:table-cell>
          <table:table-cell office:value-type="float" office:value="40.2555749416351" calcext:value-type="float">
            <text:p>40.2555749416351</text:p>
          </table:table-cell>
          <table:table-cell office:value-type="float" office:value="41.0491683483124" calcext:value-type="float">
            <text:p>41.0491683483124</text:p>
          </table:table-cell>
          <table:table-cell office:value-type="float" office:value="41.7506668567657" calcext:value-type="float">
            <text:p>41.7506668567657</text:p>
          </table:table-cell>
          <table:table-cell office:value-type="float" office:value="42.440758228302" calcext:value-type="float">
            <text:p>42.440758228302</text:p>
          </table:table-cell>
        </table:table-row>
        <table:table-row table:style-name="ro1">
          <table:table-cell office:value-type="float" office:value="0.0181782245635986" calcext:value-type="float">
            <text:p>0.018178224563599</text:p>
          </table:table-cell>
          <table:table-cell office:value-type="float" office:value="0.0400958061218262" calcext:value-type="float">
            <text:p>0.040095806121826</text:p>
          </table:table-cell>
          <table:table-cell office:value-type="float" office:value="0.0674710273742676" calcext:value-type="float">
            <text:p>0.067471027374268</text:p>
          </table:table-cell>
          <table:table-cell office:value-type="float" office:value="0.0998713970184326" calcext:value-type="float">
            <text:p>0.099871397018433</text:p>
          </table:table-cell>
          <table:table-cell office:value-type="float" office:value="0.145600318908691" calcext:value-type="float">
            <text:p>0.145600318908691</text:p>
          </table:table-cell>
          <table:table-cell office:value-type="float" office:value="0.217630386352539" calcext:value-type="float">
            <text:p>0.217630386352539</text:p>
          </table:table-cell>
          <table:table-cell office:value-type="float" office:value="0.306006669998169" calcext:value-type="float">
            <text:p>0.306006669998169</text:p>
          </table:table-cell>
          <table:table-cell office:value-type="float" office:value="0.433212518692017" calcext:value-type="float">
            <text:p>0.433212518692017</text:p>
          </table:table-cell>
          <table:table-cell office:value-type="float" office:value="0.55817437171936" calcext:value-type="float">
            <text:p>0.55817437171936</text:p>
          </table:table-cell>
          <table:table-cell office:value-type="float" office:value="0.70946741104126" calcext:value-type="float">
            <text:p>0.70946741104126</text:p>
          </table:table-cell>
          <table:table-cell office:value-type="float" office:value="0.86056923866272" calcext:value-type="float">
            <text:p>0.86056923866272</text:p>
          </table:table-cell>
          <table:table-cell office:value-type="float" office:value="1.01296186447144" calcext:value-type="float">
            <text:p>1.01296186447144</text:p>
          </table:table-cell>
          <table:table-cell office:value-type="float" office:value="1.18996071815491" calcext:value-type="float">
            <text:p>1.18996071815491</text:p>
          </table:table-cell>
          <table:table-cell office:value-type="float" office:value="1.34324622154236" calcext:value-type="float">
            <text:p>1.34324622154236</text:p>
          </table:table-cell>
          <table:table-cell office:value-type="float" office:value="1.5017991065979" calcext:value-type="float">
            <text:p>1.5017991065979</text:p>
          </table:table-cell>
          <table:table-cell office:value-type="float" office:value="1.68875122070313" calcext:value-type="float">
            <text:p>1.68875122070313</text:p>
          </table:table-cell>
          <table:table-cell office:value-type="float" office:value="1.89019680023193" calcext:value-type="float">
            <text:p>1.89019680023193</text:p>
          </table:table-cell>
          <table:table-cell office:value-type="float" office:value="2.09798121452332" calcext:value-type="float">
            <text:p>2.09798121452332</text:p>
          </table:table-cell>
          <table:table-cell office:value-type="float" office:value="2.28945112228394" calcext:value-type="float">
            <text:p>2.28945112228394</text:p>
          </table:table-cell>
          <table:table-cell office:value-type="float" office:value="2.52406740188599" calcext:value-type="float">
            <text:p>2.52406740188599</text:p>
          </table:table-cell>
          <table:table-cell office:value-type="float" office:value="2.73987174034119" calcext:value-type="float">
            <text:p>2.73987174034119</text:p>
          </table:table-cell>
          <table:table-cell office:value-type="float" office:value="2.94136500358582" calcext:value-type="float">
            <text:p>2.94136500358582</text:p>
          </table:table-cell>
          <table:table-cell office:value-type="float" office:value="3.20617580413818" calcext:value-type="float">
            <text:p>3.20617580413818</text:p>
          </table:table-cell>
          <table:table-cell office:value-type="float" office:value="3.42571878433228" calcext:value-type="float">
            <text:p>3.42571878433228</text:p>
          </table:table-cell>
          <table:table-cell office:value-type="float" office:value="3.64533305168152" calcext:value-type="float">
            <text:p>3.64533305168152</text:p>
          </table:table-cell>
          <table:table-cell office:value-type="float" office:value="3.87285232543945" calcext:value-type="float">
            <text:p>3.87285232543945</text:p>
          </table:table-cell>
          <table:table-cell office:value-type="float" office:value="4.10796308517456" calcext:value-type="float">
            <text:p>4.10796308517456</text:p>
          </table:table-cell>
          <table:table-cell office:value-type="float" office:value="4.38515019416809" calcext:value-type="float">
            <text:p>4.38515019416809</text:p>
          </table:table-cell>
          <table:table-cell office:value-type="float" office:value="4.62796497344971" calcext:value-type="float">
            <text:p>4.62796497344971</text:p>
          </table:table-cell>
          <table:table-cell office:value-type="float" office:value="4.89813804626465" calcext:value-type="float">
            <text:p>4.89813804626465</text:p>
          </table:table-cell>
          <table:table-cell office:value-type="float" office:value="5.18718791007996" calcext:value-type="float">
            <text:p>5.18718791007996</text:p>
          </table:table-cell>
          <table:table-cell office:value-type="float" office:value="5.4799337387085" calcext:value-type="float">
            <text:p>5.4799337387085</text:p>
          </table:table-cell>
          <table:table-cell office:value-type="float" office:value="5.77513384819031" calcext:value-type="float">
            <text:p>5.77513384819031</text:p>
          </table:table-cell>
          <table:table-cell office:value-type="float" office:value="6.10425353050232" calcext:value-type="float">
            <text:p>6.10425353050232</text:p>
          </table:table-cell>
          <table:table-cell office:value-type="float" office:value="6.39895915985107" calcext:value-type="float">
            <text:p>6.39895915985107</text:p>
          </table:table-cell>
          <table:table-cell office:value-type="float" office:value="6.7213785648346" calcext:value-type="float">
            <text:p>6.7213785648346</text:p>
          </table:table-cell>
          <table:table-cell office:value-type="float" office:value="7.08645367622376" calcext:value-type="float">
            <text:p>7.08645367622376</text:p>
          </table:table-cell>
          <table:table-cell office:value-type="float" office:value="7.46081185340881" calcext:value-type="float">
            <text:p>7.46081185340881</text:p>
          </table:table-cell>
          <table:table-cell office:value-type="float" office:value="7.83102440834045" calcext:value-type="float">
            <text:p>7.83102440834045</text:p>
          </table:table-cell>
          <table:table-cell office:value-type="float" office:value="8.17537784576416" calcext:value-type="float">
            <text:p>8.17537784576416</text:p>
          </table:table-cell>
          <table:table-cell office:value-type="float" office:value="8.57469439506531" calcext:value-type="float">
            <text:p>8.57469439506531</text:p>
          </table:table-cell>
          <table:table-cell office:value-type="float" office:value="8.98436617851257" calcext:value-type="float">
            <text:p>8.98436617851257</text:p>
          </table:table-cell>
          <table:table-cell office:value-type="float" office:value="9.40794658660889" calcext:value-type="float">
            <text:p>9.40794658660889</text:p>
          </table:table-cell>
          <table:table-cell office:value-type="float" office:value="9.93121981620789" calcext:value-type="float">
            <text:p>9.93121981620789</text:p>
          </table:table-cell>
          <table:table-cell office:value-type="float" office:value="10.3521943092346" calcext:value-type="float">
            <text:p>10.3521943092346</text:p>
          </table:table-cell>
          <table:table-cell office:value-type="float" office:value="10.7391016483307" calcext:value-type="float">
            <text:p>10.7391016483307</text:p>
          </table:table-cell>
          <table:table-cell office:value-type="float" office:value="11.1172120571136" calcext:value-type="float">
            <text:p>11.1172120571136</text:p>
          </table:table-cell>
          <table:table-cell office:value-type="float" office:value="11.5373651981354" calcext:value-type="float">
            <text:p>11.5373651981354</text:p>
          </table:table-cell>
          <table:table-cell office:value-type="float" office:value="11.9008710384369" calcext:value-type="float">
            <text:p>11.9008710384369</text:p>
          </table:table-cell>
          <table:table-cell office:value-type="float" office:value="12.27787566185" calcext:value-type="float">
            <text:p>12.27787566185</text:p>
          </table:table-cell>
          <table:table-cell office:value-type="float" office:value="12.7095210552216" calcext:value-type="float">
            <text:p>12.7095210552216</text:p>
          </table:table-cell>
          <table:table-cell office:value-type="float" office:value="13.1428618431091" calcext:value-type="float">
            <text:p>13.1428618431091</text:p>
          </table:table-cell>
          <table:table-cell office:value-type="float" office:value="13.6253364086151" calcext:value-type="float">
            <text:p>13.6253364086151</text:p>
          </table:table-cell>
          <table:table-cell office:value-type="float" office:value="14.0413813591003" calcext:value-type="float">
            <text:p>14.0413813591003</text:p>
          </table:table-cell>
          <table:table-cell office:value-type="float" office:value="14.4451973438263" calcext:value-type="float">
            <text:p>14.4451973438263</text:p>
          </table:table-cell>
          <table:table-cell office:value-type="float" office:value="14.8732483386993" calcext:value-type="float">
            <text:p>14.8732483386993</text:p>
          </table:table-cell>
          <table:table-cell office:value-type="float" office:value="15.2787530422211" calcext:value-type="float">
            <text:p>15.2787530422211</text:p>
          </table:table-cell>
          <table:table-cell office:value-type="float" office:value="15.7616441249847" calcext:value-type="float">
            <text:p>15.7616441249847</text:p>
          </table:table-cell>
          <table:table-cell office:value-type="float" office:value="16.277624130249" calcext:value-type="float">
            <text:p>16.277624130249</text:p>
          </table:table-cell>
          <table:table-cell office:value-type="float" office:value="16.8148250579834" calcext:value-type="float">
            <text:p>16.8148250579834</text:p>
          </table:table-cell>
          <table:table-cell office:value-type="float" office:value="17.3775856494904" calcext:value-type="float">
            <text:p>17.3775856494904</text:p>
          </table:table-cell>
          <table:table-cell office:value-type="float" office:value="17.9256248474121" calcext:value-type="float">
            <text:p>17.9256248474121</text:p>
          </table:table-cell>
          <table:table-cell office:value-type="float" office:value="18.5073082447052" calcext:value-type="float">
            <text:p>18.5073082447052</text:p>
          </table:table-cell>
          <table:table-cell office:value-type="float" office:value="19.0611302852631" calcext:value-type="float">
            <text:p>19.0611302852631</text:p>
          </table:table-cell>
          <table:table-cell office:value-type="float" office:value="19.5628082752228" calcext:value-type="float">
            <text:p>19.5628082752228</text:p>
          </table:table-cell>
          <table:table-cell office:value-type="float" office:value="20.197615146637" calcext:value-type="float">
            <text:p>20.197615146637</text:p>
          </table:table-cell>
          <table:table-cell office:value-type="float" office:value="20.8092043399811" calcext:value-type="float">
            <text:p>20.8092043399811</text:p>
          </table:table-cell>
          <table:table-cell office:value-type="float" office:value="21.3224062919617" calcext:value-type="float">
            <text:p>21.3224062919617</text:p>
          </table:table-cell>
          <table:table-cell office:value-type="float" office:value="21.8426153659821" calcext:value-type="float">
            <text:p>21.8426153659821</text:p>
          </table:table-cell>
          <table:table-cell office:value-type="float" office:value="22.3999679088593" calcext:value-type="float">
            <text:p>22.3999679088593</text:p>
          </table:table-cell>
          <table:table-cell office:value-type="float" office:value="22.9258937835693" calcext:value-type="float">
            <text:p>22.9258937835693</text:p>
          </table:table-cell>
          <table:table-cell office:value-type="float" office:value="23.4609811306" calcext:value-type="float">
            <text:p>23.4609811306</text:p>
          </table:table-cell>
          <table:table-cell office:value-type="float" office:value="24.0225811004639" calcext:value-type="float">
            <text:p>24.0225811004639</text:p>
          </table:table-cell>
          <table:table-cell office:value-type="float" office:value="24.6063363552093" calcext:value-type="float">
            <text:p>24.6063363552093</text:p>
          </table:table-cell>
          <table:table-cell office:value-type="float" office:value="25.1969747543335" calcext:value-type="float">
            <text:p>25.1969747543335</text:p>
          </table:table-cell>
          <table:table-cell office:value-type="float" office:value="25.9264116287231" calcext:value-type="float">
            <text:p>25.9264116287231</text:p>
          </table:table-cell>
          <table:table-cell office:value-type="float" office:value="26.6271088123322" calcext:value-type="float">
            <text:p>26.6271088123322</text:p>
          </table:table-cell>
          <table:table-cell office:value-type="float" office:value="27.3574736118317" calcext:value-type="float">
            <text:p>27.3574736118317</text:p>
          </table:table-cell>
          <table:table-cell office:value-type="float" office:value="28.0099203586578" calcext:value-type="float">
            <text:p>28.0099203586578</text:p>
          </table:table-cell>
          <table:table-cell office:value-type="float" office:value="28.7157399654388" calcext:value-type="float">
            <text:p>28.7157399654388</text:p>
          </table:table-cell>
          <table:table-cell office:value-type="float" office:value="29.3964231014252" calcext:value-type="float">
            <text:p>29.3964231014252</text:p>
          </table:table-cell>
          <table:table-cell office:value-type="float" office:value="30.0704998970032" calcext:value-type="float">
            <text:p>30.0704998970032</text:p>
          </table:table-cell>
          <table:table-cell office:value-type="float" office:value="30.6666715145111" calcext:value-type="float">
            <text:p>30.6666715145111</text:p>
          </table:table-cell>
          <table:table-cell office:value-type="float" office:value="31.3247380256653" calcext:value-type="float">
            <text:p>31.3247380256653</text:p>
          </table:table-cell>
          <table:table-cell office:value-type="float" office:value="32.2121021747589" calcext:value-type="float">
            <text:p>32.2121021747589</text:p>
          </table:table-cell>
          <table:table-cell office:value-type="float" office:value="32.845315694809" calcext:value-type="float">
            <text:p>32.845315694809</text:p>
          </table:table-cell>
          <table:table-cell office:value-type="float" office:value="33.4758284091949" calcext:value-type="float">
            <text:p>33.4758284091949</text:p>
          </table:table-cell>
          <table:table-cell office:value-type="float" office:value="34.1107776165009" calcext:value-type="float">
            <text:p>34.1107776165009</text:p>
          </table:table-cell>
          <table:table-cell office:value-type="float" office:value="34.7993979454041" calcext:value-type="float">
            <text:p>34.7993979454041</text:p>
          </table:table-cell>
          <table:table-cell office:value-type="float" office:value="35.4903225898743" calcext:value-type="float">
            <text:p>35.4903225898743</text:p>
          </table:table-cell>
          <table:table-cell office:value-type="float" office:value="36.2849180698395" calcext:value-type="float">
            <text:p>36.2849180698395</text:p>
          </table:table-cell>
          <table:table-cell office:value-type="float" office:value="37.0240976810455" calcext:value-type="float">
            <text:p>37.0240976810455</text:p>
          </table:table-cell>
          <table:table-cell office:value-type="float" office:value="37.6738035678864" calcext:value-type="float">
            <text:p>37.6738035678864</text:p>
          </table:table-cell>
          <table:table-cell office:value-type="float" office:value="38.3701016902924" calcext:value-type="float">
            <text:p>38.3701016902924</text:p>
          </table:table-cell>
          <table:table-cell office:value-type="float" office:value="39.1014859676361" calcext:value-type="float">
            <text:p>39.1014859676361</text:p>
          </table:table-cell>
          <table:table-cell office:value-type="float" office:value="39.8783435821533" calcext:value-type="float">
            <text:p>39.8783435821533</text:p>
          </table:table-cell>
          <table:table-cell office:value-type="float" office:value="40.6451420783997" calcext:value-type="float">
            <text:p>40.6451420783997</text:p>
          </table:table-cell>
          <table:table-cell office:value-type="float" office:value="41.4188961982727" calcext:value-type="float">
            <text:p>41.4188961982727</text:p>
          </table:table-cell>
          <table:table-cell office:value-type="float" office:value="42.1575467586517" calcext:value-type="float">
            <text:p>42.1575467586517</text:p>
          </table:table-cell>
          <table:table-cell office:value-type="float" office:value="42.960586309433" calcext:value-type="float">
            <text:p>42.960586309433</text:p>
          </table:table-cell>
        </table:table-row>
        <table:table-row table:style-name="ro1">
          <table:table-cell office:value-type="float" office:value="0.0278084278106689" calcext:value-type="float">
            <text:p>0.027808427810669</text:p>
          </table:table-cell>
          <table:table-cell office:value-type="float" office:value="0.0654935836791992" calcext:value-type="float">
            <text:p>0.065493583679199</text:p>
          </table:table-cell>
          <table:table-cell office:value-type="float" office:value="0.11202073097229" calcext:value-type="float">
            <text:p>0.11202073097229</text:p>
          </table:table-cell>
          <table:table-cell office:value-type="float" office:value="0.164158821105957" calcext:value-type="float">
            <text:p>0.164158821105957</text:p>
          </table:table-cell>
          <table:table-cell office:value-type="float" office:value="0.217357873916626" calcext:value-type="float">
            <text:p>0.217357873916626</text:p>
          </table:table-cell>
          <table:table-cell office:value-type="float" office:value="0.293460369110107" calcext:value-type="float">
            <text:p>0.293460369110107</text:p>
          </table:table-cell>
          <table:table-cell office:value-type="float" office:value="0.401859760284424" calcext:value-type="float">
            <text:p>0.401859760284424</text:p>
          </table:table-cell>
          <table:table-cell office:value-type="float" office:value="0.536024808883667" calcext:value-type="float">
            <text:p>0.536024808883667</text:p>
          </table:table-cell>
          <table:table-cell office:value-type="float" office:value="0.697977781295776" calcext:value-type="float">
            <text:p>0.697977781295776</text:p>
          </table:table-cell>
          <table:table-cell office:value-type="float" office:value="0.870352506637573" calcext:value-type="float">
            <text:p>0.870352506637573</text:p>
          </table:table-cell>
          <table:table-cell office:value-type="float" office:value="1.03750944137573" calcext:value-type="float">
            <text:p>1.03750944137573</text:p>
          </table:table-cell>
          <table:table-cell office:value-type="float" office:value="1.21870803833008" calcext:value-type="float">
            <text:p>1.21870803833008</text:p>
          </table:table-cell>
          <table:table-cell office:value-type="float" office:value="1.46384024620056" calcext:value-type="float">
            <text:p>1.46384024620056</text:p>
          </table:table-cell>
          <table:table-cell office:value-type="float" office:value="1.64905023574829" calcext:value-type="float">
            <text:p>1.64905023574829</text:p>
          </table:table-cell>
          <table:table-cell office:value-type="float" office:value="1.88903069496155" calcext:value-type="float">
            <text:p>1.88903069496155</text:p>
          </table:table-cell>
          <table:table-cell office:value-type="float" office:value="2.09190106391907" calcext:value-type="float">
            <text:p>2.09190106391907</text:p>
          </table:table-cell>
          <table:table-cell office:value-type="float" office:value="2.29613065719604" calcext:value-type="float">
            <text:p>2.29613065719604</text:p>
          </table:table-cell>
          <table:table-cell office:value-type="float" office:value="2.58185410499573" calcext:value-type="float">
            <text:p>2.58185410499573</text:p>
          </table:table-cell>
          <table:table-cell office:value-type="float" office:value="2.82135772705078" calcext:value-type="float">
            <text:p>2.82135772705078</text:p>
          </table:table-cell>
          <table:table-cell office:value-type="float" office:value="3.05212545394897" calcext:value-type="float">
            <text:p>3.05212545394897</text:p>
          </table:table-cell>
          <table:table-cell office:value-type="float" office:value="3.27329921722412" calcext:value-type="float">
            <text:p>3.27329921722412</text:p>
          </table:table-cell>
          <table:table-cell office:value-type="float" office:value="3.50119924545288" calcext:value-type="float">
            <text:p>3.50119924545288</text:p>
          </table:table-cell>
          <table:table-cell office:value-type="float" office:value="3.71642112731934" calcext:value-type="float">
            <text:p>3.71642112731934</text:p>
          </table:table-cell>
          <table:table-cell office:value-type="float" office:value="3.9333598613739" calcext:value-type="float">
            <text:p>3.9333598613739</text:p>
          </table:table-cell>
          <table:table-cell office:value-type="float" office:value="4.1531925201416" calcext:value-type="float">
            <text:p>4.1531925201416</text:p>
          </table:table-cell>
          <table:table-cell office:value-type="float" office:value="4.38139414787293" calcext:value-type="float">
            <text:p>4.38139414787293</text:p>
          </table:table-cell>
          <table:table-cell office:value-type="float" office:value="4.62116622924805" calcext:value-type="float">
            <text:p>4.62116622924805</text:p>
          </table:table-cell>
          <table:table-cell office:value-type="float" office:value="4.85842990875244" calcext:value-type="float">
            <text:p>4.85842990875244</text:p>
          </table:table-cell>
          <table:table-cell office:value-type="float" office:value="5.10610771179199" calcext:value-type="float">
            <text:p>5.10610771179199</text:p>
          </table:table-cell>
          <table:table-cell office:value-type="float" office:value="5.38623905181885" calcext:value-type="float">
            <text:p>5.38623905181885</text:p>
          </table:table-cell>
          <table:table-cell office:value-type="float" office:value="5.68205833435059" calcext:value-type="float">
            <text:p>5.68205833435059</text:p>
          </table:table-cell>
          <table:table-cell office:value-type="float" office:value="5.95719194412231" calcext:value-type="float">
            <text:p>5.95719194412231</text:p>
          </table:table-cell>
          <table:table-cell office:value-type="float" office:value="6.25339269638062" calcext:value-type="float">
            <text:p>6.25339269638062</text:p>
          </table:table-cell>
          <table:table-cell office:value-type="float" office:value="6.58133411407471" calcext:value-type="float">
            <text:p>6.58133411407471</text:p>
          </table:table-cell>
          <table:table-cell office:value-type="float" office:value="6.87722897529602" calcext:value-type="float">
            <text:p>6.87722897529602</text:p>
          </table:table-cell>
          <table:table-cell office:value-type="float" office:value="7.1814706325531" calcext:value-type="float">
            <text:p>7.1814706325531</text:p>
          </table:table-cell>
          <table:table-cell office:value-type="float" office:value="7.50015783309937" calcext:value-type="float">
            <text:p>7.50015783309937</text:p>
          </table:table-cell>
          <table:table-cell office:value-type="float" office:value="7.81316685676575" calcext:value-type="float">
            <text:p>7.81316685676575</text:p>
          </table:table-cell>
          <table:table-cell office:value-type="float" office:value="8.13401436805725" calcext:value-type="float">
            <text:p>8.13401436805725</text:p>
          </table:table-cell>
          <table:table-cell office:value-type="float" office:value="8.48297882080078" calcext:value-type="float">
            <text:p>8.48297882080078</text:p>
          </table:table-cell>
          <table:table-cell office:value-type="float" office:value="8.92482423782349" calcext:value-type="float">
            <text:p>8.92482423782349</text:p>
          </table:table-cell>
          <table:table-cell office:value-type="float" office:value="9.33072543144226" calcext:value-type="float">
            <text:p>9.33072543144226</text:p>
          </table:table-cell>
          <table:table-cell office:value-type="float" office:value="9.69751954078674" calcext:value-type="float">
            <text:p>9.69751954078674</text:p>
          </table:table-cell>
          <table:table-cell office:value-type="float" office:value="10.1094126701355" calcext:value-type="float">
            <text:p>10.1094126701355</text:p>
          </table:table-cell>
          <table:table-cell office:value-type="float" office:value="10.4854602813721" calcext:value-type="float">
            <text:p>10.4854602813721</text:p>
          </table:table-cell>
          <table:table-cell office:value-type="float" office:value="10.9014790058136" calcext:value-type="float">
            <text:p>10.9014790058136</text:p>
          </table:table-cell>
          <table:table-cell office:value-type="float" office:value="11.3280918598175" calcext:value-type="float">
            <text:p>11.3280918598175</text:p>
          </table:table-cell>
          <table:table-cell office:value-type="float" office:value="11.7538049221039" calcext:value-type="float">
            <text:p>11.7538049221039</text:p>
          </table:table-cell>
          <table:table-cell office:value-type="float" office:value="12.1964418888092" calcext:value-type="float">
            <text:p>12.1964418888092</text:p>
          </table:table-cell>
          <table:table-cell office:value-type="float" office:value="12.6616649627686" calcext:value-type="float">
            <text:p>12.6616649627686</text:p>
          </table:table-cell>
          <table:table-cell office:value-type="float" office:value="13.1529748439789" calcext:value-type="float">
            <text:p>13.1529748439789</text:p>
          </table:table-cell>
          <table:table-cell office:value-type="float" office:value="13.6304793357849" calcext:value-type="float">
            <text:p>13.6304793357849</text:p>
          </table:table-cell>
          <table:table-cell office:value-type="float" office:value="14.2051837444305" calcext:value-type="float">
            <text:p>14.2051837444305</text:p>
          </table:table-cell>
          <table:table-cell office:value-type="float" office:value="14.633629322052" calcext:value-type="float">
            <text:p>14.633629322052</text:p>
          </table:table-cell>
          <table:table-cell office:value-type="float" office:value="15.126781463623" calcext:value-type="float">
            <text:p>15.126781463623</text:p>
          </table:table-cell>
          <table:table-cell office:value-type="float" office:value="15.6401982307434" calcext:value-type="float">
            <text:p>15.6401982307434</text:p>
          </table:table-cell>
          <table:table-cell office:value-type="float" office:value="16.0979783535004" calcext:value-type="float">
            <text:p>16.0979783535004</text:p>
          </table:table-cell>
          <table:table-cell office:value-type="float" office:value="16.538229227066" calcext:value-type="float">
            <text:p>16.538229227066</text:p>
          </table:table-cell>
          <table:table-cell office:value-type="float" office:value="17.0084733963013" calcext:value-type="float">
            <text:p>17.0084733963013</text:p>
          </table:table-cell>
          <table:table-cell office:value-type="float" office:value="17.4969527721405" calcext:value-type="float">
            <text:p>17.4969527721405</text:p>
          </table:table-cell>
          <table:table-cell office:value-type="float" office:value="18.2264015674591" calcext:value-type="float">
            <text:p>18.2264015674591</text:p>
          </table:table-cell>
          <table:table-cell office:value-type="float" office:value="18.8307747840881" calcext:value-type="float">
            <text:p>18.8307747840881</text:p>
          </table:table-cell>
          <table:table-cell office:value-type="float" office:value="19.3328375816345" calcext:value-type="float">
            <text:p>19.3328375816345</text:p>
          </table:table-cell>
          <table:table-cell office:value-type="float" office:value="19.8621106147766" calcext:value-type="float">
            <text:p>19.8621106147766</text:p>
          </table:table-cell>
          <table:table-cell office:value-type="float" office:value="20.3379819393158" calcext:value-type="float">
            <text:p>20.3379819393158</text:p>
          </table:table-cell>
          <table:table-cell office:value-type="float" office:value="20.8499610424042" calcext:value-type="float">
            <text:p>20.8499610424042</text:p>
          </table:table-cell>
          <table:table-cell office:value-type="float" office:value="21.3508133888245" calcext:value-type="float">
            <text:p>21.3508133888245</text:p>
          </table:table-cell>
          <table:table-cell office:value-type="float" office:value="21.8698039054871" calcext:value-type="float">
            <text:p>21.8698039054871</text:p>
          </table:table-cell>
          <table:table-cell office:value-type="float" office:value="22.4157350063324" calcext:value-type="float">
            <text:p>22.4157350063324</text:p>
          </table:table-cell>
          <table:table-cell office:value-type="float" office:value="22.9541864395142" calcext:value-type="float">
            <text:p>22.9541864395142</text:p>
          </table:table-cell>
          <table:table-cell office:value-type="float" office:value="23.5257766246796" calcext:value-type="float">
            <text:p>23.5257766246796</text:p>
          </table:table-cell>
          <table:table-cell office:value-type="float" office:value="24.1640748977661" calcext:value-type="float">
            <text:p>24.1640748977661</text:p>
          </table:table-cell>
          <table:table-cell office:value-type="float" office:value="24.8096506595612" calcext:value-type="float">
            <text:p>24.8096506595612</text:p>
          </table:table-cell>
          <table:table-cell office:value-type="float" office:value="25.4412612915039" calcext:value-type="float">
            <text:p>25.4412612915039</text:p>
          </table:table-cell>
          <table:table-cell office:value-type="float" office:value="26.1331896781921" calcext:value-type="float">
            <text:p>26.1331896781921</text:p>
          </table:table-cell>
          <table:table-cell office:value-type="float" office:value="26.8491494655609" calcext:value-type="float">
            <text:p>26.8491494655609</text:p>
          </table:table-cell>
          <table:table-cell office:value-type="float" office:value="27.6352255344391" calcext:value-type="float">
            <text:p>27.6352255344391</text:p>
          </table:table-cell>
          <table:table-cell office:value-type="float" office:value="28.396297454834" calcext:value-type="float">
            <text:p>28.396297454834</text:p>
          </table:table-cell>
          <table:table-cell office:value-type="float" office:value="29.10555768013" calcext:value-type="float">
            <text:p>29.10555768013</text:p>
          </table:table-cell>
          <table:table-cell office:value-type="float" office:value="29.8466606140137" calcext:value-type="float">
            <text:p>29.8466606140137</text:p>
          </table:table-cell>
          <table:table-cell office:value-type="float" office:value="30.5847973823547" calcext:value-type="float">
            <text:p>30.5847973823547</text:p>
          </table:table-cell>
          <table:table-cell office:value-type="float" office:value="31.2868115901947" calcext:value-type="float">
            <text:p>31.2868115901947</text:p>
          </table:table-cell>
          <table:table-cell office:value-type="float" office:value="31.9221634864807" calcext:value-type="float">
            <text:p>31.9221634864807</text:p>
          </table:table-cell>
          <table:table-cell office:value-type="float" office:value="32.5469772815704" calcext:value-type="float">
            <text:p>32.5469772815704</text:p>
          </table:table-cell>
          <table:table-cell office:value-type="float" office:value="33.1899347305298" calcext:value-type="float">
            <text:p>33.1899347305298</text:p>
          </table:table-cell>
          <table:table-cell office:value-type="float" office:value="34.0143549442291" calcext:value-type="float">
            <text:p>34.0143549442291</text:p>
          </table:table-cell>
          <table:table-cell office:value-type="float" office:value="34.6704480648041" calcext:value-type="float">
            <text:p>34.6704480648041</text:p>
          </table:table-cell>
          <table:table-cell office:value-type="float" office:value="35.3222668170929" calcext:value-type="float">
            <text:p>35.3222668170929</text:p>
          </table:table-cell>
          <table:table-cell office:value-type="float" office:value="36.0379090309143" calcext:value-type="float">
            <text:p>36.0379090309143</text:p>
          </table:table-cell>
          <table:table-cell office:value-type="float" office:value="36.695987701416" calcext:value-type="float">
            <text:p>36.695987701416</text:p>
          </table:table-cell>
          <table:table-cell office:value-type="float" office:value="37.3521785736084" calcext:value-type="float">
            <text:p>37.3521785736084</text:p>
          </table:table-cell>
          <table:table-cell office:value-type="float" office:value="38.0296156406403" calcext:value-type="float">
            <text:p>38.0296156406403</text:p>
          </table:table-cell>
          <table:table-cell office:value-type="float" office:value="38.7059798240662" calcext:value-type="float">
            <text:p>38.7059798240662</text:p>
          </table:table-cell>
          <table:table-cell office:value-type="float" office:value="39.3658394813538" calcext:value-type="float">
            <text:p>39.3658394813538</text:p>
          </table:table-cell>
          <table:table-cell office:value-type="float" office:value="40.060141324997" calcext:value-type="float">
            <text:p>40.060141324997</text:p>
          </table:table-cell>
          <table:table-cell office:value-type="float" office:value="40.8874807357788" calcext:value-type="float">
            <text:p>40.8874807357788</text:p>
          </table:table-cell>
          <table:table-cell office:value-type="float" office:value="41.7258131504059" calcext:value-type="float">
            <text:p>41.7258131504059</text:p>
          </table:table-cell>
          <table:table-cell office:value-type="float" office:value="42.533497095108" calcext:value-type="float">
            <text:p>42.533497095108</text:p>
          </table:table-cell>
          <table:table-cell office:value-type="float" office:value="43.2674353122711" calcext:value-type="float">
            <text:p>43.2674353122711</text:p>
          </table:table-cell>
          <table:table-cell office:value-type="float" office:value="44.1234028339386" calcext:value-type="float">
            <text:p>44.1234028339386</text:p>
          </table:table-cell>
        </table:table-row>
        <table:table-row table:style-name="ro1">
          <table:table-cell office:value-type="float" office:value="0.0166604518890381" calcext:value-type="float">
            <text:p>0.016660451889038</text:p>
          </table:table-cell>
          <table:table-cell office:value-type="float" office:value="0.0404732227325439" calcext:value-type="float">
            <text:p>0.040473222732544</text:p>
          </table:table-cell>
          <table:table-cell office:value-type="float" office:value="0.0708885192871094" calcext:value-type="float">
            <text:p>0.070888519287109</text:p>
          </table:table-cell>
          <table:table-cell office:value-type="float" office:value="0.107237100601196" calcext:value-type="float">
            <text:p>0.107237100601196</text:p>
          </table:table-cell>
          <table:table-cell office:value-type="float" office:value="0.169705867767334" calcext:value-type="float">
            <text:p>0.169705867767334</text:p>
          </table:table-cell>
          <table:table-cell office:value-type="float" office:value="0.257773876190186" calcext:value-type="float">
            <text:p>0.257773876190186</text:p>
          </table:table-cell>
          <table:table-cell office:value-type="float" office:value="0.376947641372681" calcext:value-type="float">
            <text:p>0.376947641372681</text:p>
          </table:table-cell>
          <table:table-cell office:value-type="float" office:value="0.505463123321533" calcext:value-type="float">
            <text:p>0.505463123321533</text:p>
          </table:table-cell>
          <table:table-cell office:value-type="float" office:value="0.631161212921143" calcext:value-type="float">
            <text:p>0.631161212921143</text:p>
          </table:table-cell>
          <table:table-cell office:value-type="float" office:value="0.762194156646729" calcext:value-type="float">
            <text:p>0.762194156646729</text:p>
          </table:table-cell>
          <table:table-cell office:value-type="float" office:value="0.93557596206665" calcext:value-type="float">
            <text:p>0.93557596206665</text:p>
          </table:table-cell>
          <table:table-cell office:value-type="float" office:value="1.11318731307983" calcext:value-type="float">
            <text:p>1.11318731307983</text:p>
          </table:table-cell>
          <table:table-cell office:value-type="float" office:value="1.31712222099304" calcext:value-type="float">
            <text:p>1.31712222099304</text:p>
          </table:table-cell>
          <table:table-cell office:value-type="float" office:value="1.46203541755676" calcext:value-type="float">
            <text:p>1.46203541755676</text:p>
          </table:table-cell>
          <table:table-cell office:value-type="float" office:value="1.69837498664856" calcext:value-type="float">
            <text:p>1.69837498664856</text:p>
          </table:table-cell>
          <table:table-cell office:value-type="float" office:value="1.94770407676697" calcext:value-type="float">
            <text:p>1.94770407676697</text:p>
          </table:table-cell>
          <table:table-cell office:value-type="float" office:value="2.16506123542786" calcext:value-type="float">
            <text:p>2.16506123542786</text:p>
          </table:table-cell>
          <table:table-cell office:value-type="float" office:value="2.38342380523682" calcext:value-type="float">
            <text:p>2.38342380523682</text:p>
          </table:table-cell>
          <table:table-cell office:value-type="float" office:value="2.61036133766174" calcext:value-type="float">
            <text:p>2.61036133766174</text:p>
          </table:table-cell>
          <table:table-cell office:value-type="float" office:value="2.82063937187195" calcext:value-type="float">
            <text:p>2.82063937187195</text:p>
          </table:table-cell>
          <table:table-cell office:value-type="float" office:value="3.06935811042786" calcext:value-type="float">
            <text:p>3.06935811042786</text:p>
          </table:table-cell>
          <table:table-cell office:value-type="float" office:value="3.3232433795929" calcext:value-type="float">
            <text:p>3.3232433795929</text:p>
          </table:table-cell>
          <table:table-cell office:value-type="float" office:value="3.58106899261475" calcext:value-type="float">
            <text:p>3.58106899261475</text:p>
          </table:table-cell>
          <table:table-cell office:value-type="float" office:value="3.83416128158569" calcext:value-type="float">
            <text:p>3.83416128158569</text:p>
          </table:table-cell>
          <table:table-cell office:value-type="float" office:value="4.11155462265015" calcext:value-type="float">
            <text:p>4.11155462265015</text:p>
          </table:table-cell>
          <table:table-cell office:value-type="float" office:value="4.38100695610046" calcext:value-type="float">
            <text:p>4.38100695610046</text:p>
          </table:table-cell>
          <table:table-cell office:value-type="float" office:value="4.67561769485474" calcext:value-type="float">
            <text:p>4.67561769485474</text:p>
          </table:table-cell>
          <table:table-cell office:value-type="float" office:value="4.98757100105286" calcext:value-type="float">
            <text:p>4.98757100105286</text:p>
          </table:table-cell>
          <table:table-cell office:value-type="float" office:value="5.26321816444397" calcext:value-type="float">
            <text:p>5.26321816444397</text:p>
          </table:table-cell>
          <table:table-cell office:value-type="float" office:value="5.5739278793335" calcext:value-type="float">
            <text:p>5.5739278793335</text:p>
          </table:table-cell>
          <table:table-cell office:value-type="float" office:value="5.87734365463257" calcext:value-type="float">
            <text:p>5.87734365463257</text:p>
          </table:table-cell>
          <table:table-cell office:value-type="float" office:value="6.20283389091492" calcext:value-type="float">
            <text:p>6.20283389091492</text:p>
          </table:table-cell>
          <table:table-cell office:value-type="float" office:value="6.59697961807251" calcext:value-type="float">
            <text:p>6.59697961807251</text:p>
          </table:table-cell>
          <table:table-cell office:value-type="float" office:value="6.98201656341553" calcext:value-type="float">
            <text:p>6.98201656341553</text:p>
          </table:table-cell>
          <table:table-cell office:value-type="float" office:value="7.29833316802979" calcext:value-type="float">
            <text:p>7.29833316802979</text:p>
          </table:table-cell>
          <table:table-cell office:value-type="float" office:value="7.63042545318604" calcext:value-type="float">
            <text:p>7.63042545318604</text:p>
          </table:table-cell>
          <table:table-cell office:value-type="float" office:value="7.95500683784485" calcext:value-type="float">
            <text:p>7.95500683784485</text:p>
          </table:table-cell>
          <table:table-cell office:value-type="float" office:value="8.28777551651001" calcext:value-type="float">
            <text:p>8.28777551651001</text:p>
          </table:table-cell>
          <table:table-cell office:value-type="float" office:value="8.63144659996033" calcext:value-type="float">
            <text:p>8.63144659996033</text:p>
          </table:table-cell>
          <table:table-cell office:value-type="float" office:value="9.02266144752502" calcext:value-type="float">
            <text:p>9.02266144752502</text:p>
          </table:table-cell>
          <table:table-cell office:value-type="float" office:value="9.3879280090332" calcext:value-type="float">
            <text:p>9.3879280090332</text:p>
          </table:table-cell>
          <table:table-cell office:value-type="float" office:value="9.75307321548462" calcext:value-type="float">
            <text:p>9.75307321548462</text:p>
          </table:table-cell>
          <table:table-cell office:value-type="float" office:value="10.1908068656921" calcext:value-type="float">
            <text:p>10.1908068656921</text:p>
          </table:table-cell>
          <table:table-cell office:value-type="float" office:value="10.582793712616" calcext:value-type="float">
            <text:p>10.582793712616</text:p>
          </table:table-cell>
          <table:table-cell office:value-type="float" office:value="10.9624838829041" calcext:value-type="float">
            <text:p>10.9624838829041</text:p>
          </table:table-cell>
          <table:table-cell office:value-type="float" office:value="11.3505170345306" calcext:value-type="float">
            <text:p>11.3505170345306</text:p>
          </table:table-cell>
          <table:table-cell office:value-type="float" office:value="11.7465929985046" calcext:value-type="float">
            <text:p>11.7465929985046</text:p>
          </table:table-cell>
          <table:table-cell office:value-type="float" office:value="12.167248249054" calcext:value-type="float">
            <text:p>12.167248249054</text:p>
          </table:table-cell>
          <table:table-cell office:value-type="float" office:value="12.5951793193817" calcext:value-type="float">
            <text:p>12.5951793193817</text:p>
          </table:table-cell>
          <table:table-cell office:value-type="float" office:value="13.0555121898651" calcext:value-type="float">
            <text:p>13.0555121898651</text:p>
          </table:table-cell>
          <table:table-cell office:value-type="float" office:value="13.48748254776" calcext:value-type="float">
            <text:p>13.48748254776</text:p>
          </table:table-cell>
          <table:table-cell office:value-type="float" office:value="13.9710967540741" calcext:value-type="float">
            <text:p>13.9710967540741</text:p>
          </table:table-cell>
          <table:table-cell office:value-type="float" office:value="14.4731488227844" calcext:value-type="float">
            <text:p>14.4731488227844</text:p>
          </table:table-cell>
          <table:table-cell office:value-type="float" office:value="15.006808757782" calcext:value-type="float">
            <text:p>15.006808757782</text:p>
          </table:table-cell>
          <table:table-cell office:value-type="float" office:value="15.5828154087067" calcext:value-type="float">
            <text:p>15.5828154087067</text:p>
          </table:table-cell>
          <table:table-cell office:value-type="float" office:value="16.1225204467773" calcext:value-type="float">
            <text:p>16.1225204467773</text:p>
          </table:table-cell>
          <table:table-cell office:value-type="float" office:value="16.6675343513489" calcext:value-type="float">
            <text:p>16.6675343513489</text:p>
          </table:table-cell>
          <table:table-cell office:value-type="float" office:value="17.2071211338043" calcext:value-type="float">
            <text:p>17.2071211338043</text:p>
          </table:table-cell>
          <table:table-cell office:value-type="float" office:value="17.7134952545166" calcext:value-type="float">
            <text:p>17.7134952545166</text:p>
          </table:table-cell>
          <table:table-cell office:value-type="float" office:value="18.278933763504" calcext:value-type="float">
            <text:p>18.278933763504</text:p>
          </table:table-cell>
          <table:table-cell office:value-type="float" office:value="18.7780430316925" calcext:value-type="float">
            <text:p>18.7780430316925</text:p>
          </table:table-cell>
          <table:table-cell office:value-type="float" office:value="19.3510253429413" calcext:value-type="float">
            <text:p>19.3510253429413</text:p>
          </table:table-cell>
          <table:table-cell office:value-type="float" office:value="19.9052093029022" calcext:value-type="float">
            <text:p>19.9052093029022</text:p>
          </table:table-cell>
          <table:table-cell office:value-type="float" office:value="20.5152668952942" calcext:value-type="float">
            <text:p>20.5152668952942</text:p>
          </table:table-cell>
          <table:table-cell office:value-type="float" office:value="21.1404311656952" calcext:value-type="float">
            <text:p>21.1404311656952</text:p>
          </table:table-cell>
          <table:table-cell office:value-type="float" office:value="21.7517962455749" calcext:value-type="float">
            <text:p>21.7517962455749</text:p>
          </table:table-cell>
          <table:table-cell office:value-type="float" office:value="22.4274213314056" calcext:value-type="float">
            <text:p>22.4274213314056</text:p>
          </table:table-cell>
          <table:table-cell office:value-type="float" office:value="23.0335795879364" calcext:value-type="float">
            <text:p>23.0335795879364</text:p>
          </table:table-cell>
          <table:table-cell office:value-type="float" office:value="23.6224186420441" calcext:value-type="float">
            <text:p>23.6224186420441</text:p>
          </table:table-cell>
          <table:table-cell office:value-type="float" office:value="24.2002189159393" calcext:value-type="float">
            <text:p>24.2002189159393</text:p>
          </table:table-cell>
          <table:table-cell office:value-type="float" office:value="24.7953190803528" calcext:value-type="float">
            <text:p>24.7953190803528</text:p>
          </table:table-cell>
          <table:table-cell office:value-type="float" office:value="25.3810338973999" calcext:value-type="float">
            <text:p>25.3810338973999</text:p>
          </table:table-cell>
          <table:table-cell office:value-type="float" office:value="25.9838109016418" calcext:value-type="float">
            <text:p>25.9838109016418</text:p>
          </table:table-cell>
          <table:table-cell office:value-type="float" office:value="26.7272109985352" calcext:value-type="float">
            <text:p>26.7272109985352</text:p>
          </table:table-cell>
          <table:table-cell office:value-type="float" office:value="27.4237439632416" calcext:value-type="float">
            <text:p>27.4237439632416</text:p>
          </table:table-cell>
          <table:table-cell office:value-type="float" office:value="28.128823518753" calcext:value-type="float">
            <text:p>28.128823518753</text:p>
          </table:table-cell>
          <table:table-cell office:value-type="float" office:value="28.8248479366302" calcext:value-type="float">
            <text:p>28.8248479366302</text:p>
          </table:table-cell>
          <table:table-cell office:value-type="float" office:value="29.6147034168243" calcext:value-type="float">
            <text:p>29.6147034168243</text:p>
          </table:table-cell>
          <table:table-cell office:value-type="float" office:value="30.279666185379" calcext:value-type="float">
            <text:p>30.279666185379</text:p>
          </table:table-cell>
          <table:table-cell office:value-type="float" office:value="30.9315702915192" calcext:value-type="float">
            <text:p>30.9315702915192</text:p>
          </table:table-cell>
          <table:table-cell office:value-type="float" office:value="31.5967719554901" calcext:value-type="float">
            <text:p>31.5967719554901</text:p>
          </table:table-cell>
          <table:table-cell office:value-type="float" office:value="32.3013560771942" calcext:value-type="float">
            <text:p>32.3013560771942</text:p>
          </table:table-cell>
          <table:table-cell office:value-type="float" office:value="32.9638442993164" calcext:value-type="float">
            <text:p>32.9638442993164</text:p>
          </table:table-cell>
          <table:table-cell office:value-type="float" office:value="33.6660401821136" calcext:value-type="float">
            <text:p>33.6660401821136</text:p>
          </table:table-cell>
          <table:table-cell office:value-type="float" office:value="34.3877701759338" calcext:value-type="float">
            <text:p>34.3877701759338</text:p>
          </table:table-cell>
          <table:table-cell office:value-type="float" office:value="35.1125037670135" calcext:value-type="float">
            <text:p>35.1125037670135</text:p>
          </table:table-cell>
          <table:table-cell office:value-type="float" office:value="35.8804321289062" calcext:value-type="float">
            <text:p>35.8804321289062</text:p>
          </table:table-cell>
          <table:table-cell office:value-type="float" office:value="36.707453250885" calcext:value-type="float">
            <text:p>36.707453250885</text:p>
          </table:table-cell>
          <table:table-cell office:value-type="float" office:value="37.4278621673584" calcext:value-type="float">
            <text:p>37.4278621673584</text:p>
          </table:table-cell>
          <table:table-cell office:value-type="float" office:value="38.151034116745" calcext:value-type="float">
            <text:p>38.151034116745</text:p>
          </table:table-cell>
          <table:table-cell office:value-type="float" office:value="38.91477227211" calcext:value-type="float">
            <text:p>38.91477227211</text:p>
          </table:table-cell>
          <table:table-cell office:value-type="float" office:value="39.7152330875397" calcext:value-type="float">
            <text:p>39.7152330875397</text:p>
          </table:table-cell>
          <table:table-cell office:value-type="float" office:value="40.5684466362" calcext:value-type="float">
            <text:p>40.5684466362</text:p>
          </table:table-cell>
          <table:table-cell office:value-type="float" office:value="41.4333944320679" calcext:value-type="float">
            <text:p>41.4333944320679</text:p>
          </table:table-cell>
          <table:table-cell office:value-type="float" office:value="42.3323874473572" calcext:value-type="float">
            <text:p>42.3323874473572</text:p>
          </table:table-cell>
          <table:table-cell office:value-type="float" office:value="43.2458412647247" calcext:value-type="float">
            <text:p>43.2458412647247</text:p>
          </table:table-cell>
          <table:table-cell office:value-type="float" office:value="44.2341549396515" calcext:value-type="float">
            <text:p>44.2341549396515</text:p>
          </table:table-cell>
          <table:table-cell office:value-type="float" office:value="45.0932614803314" calcext:value-type="float">
            <text:p>45.0932614803314</text:p>
          </table:table-cell>
          <table:table-cell office:value-type="float" office:value="46.0239365100861" calcext:value-type="float">
            <text:p>46.0239365100861</text:p>
          </table:table-cell>
          <table:table-cell office:value-type="float" office:value="46.9801073074341" calcext:value-type="float">
            <text:p>46.9801073074341</text:p>
          </table:table-cell>
        </table:table-row>
        <table:table-row table:style-name="ro1">
          <table:table-cell office:value-type="float" office:value="0.015977144241333" calcext:value-type="float">
            <text:p>0.015977144241333</text:p>
          </table:table-cell>
          <table:table-cell office:value-type="float" office:value="0.0384838581085205" calcext:value-type="float">
            <text:p>0.038483858108521</text:p>
          </table:table-cell>
          <table:table-cell office:value-type="float" office:value="0.0665035247802734" calcext:value-type="float">
            <text:p>0.066503524780274</text:p>
          </table:table-cell>
          <table:table-cell office:value-type="float" office:value="0.100444555282593" calcext:value-type="float">
            <text:p>0.100444555282593</text:p>
          </table:table-cell>
          <table:table-cell office:value-type="float" office:value="0.151675939559937" calcext:value-type="float">
            <text:p>0.151675939559937</text:p>
          </table:table-cell>
          <table:table-cell office:value-type="float" office:value="0.230123996734619" calcext:value-type="float">
            <text:p>0.230123996734619</text:p>
          </table:table-cell>
          <table:table-cell office:value-type="float" office:value="0.334441423416138" calcext:value-type="float">
            <text:p>0.334441423416138</text:p>
          </table:table-cell>
          <table:table-cell office:value-type="float" office:value="0.495066404342651" calcext:value-type="float">
            <text:p>0.495066404342651</text:p>
          </table:table-cell>
          <table:table-cell office:value-type="float" office:value="0.644560098648071" calcext:value-type="float">
            <text:p>0.644560098648071</text:p>
          </table:table-cell>
          <table:table-cell office:value-type="float" office:value="0.780361175537109" calcext:value-type="float">
            <text:p>0.780361175537109</text:p>
          </table:table-cell>
          <table:table-cell office:value-type="float" office:value="0.929383516311646" calcext:value-type="float">
            <text:p>0.929383516311646</text:p>
          </table:table-cell>
          <table:table-cell office:value-type="float" office:value="1.11624550819397" calcext:value-type="float">
            <text:p>1.11624550819397</text:p>
          </table:table-cell>
          <table:table-cell office:value-type="float" office:value="1.26662063598633" calcext:value-type="float">
            <text:p>1.26662063598633</text:p>
          </table:table-cell>
          <table:table-cell office:value-type="float" office:value="1.43771266937256" calcext:value-type="float">
            <text:p>1.43771266937256</text:p>
          </table:table-cell>
          <table:table-cell office:value-type="float" office:value="1.69421648979187" calcext:value-type="float">
            <text:p>1.69421648979187</text:p>
          </table:table-cell>
          <table:table-cell office:value-type="float" office:value="1.89425778388977" calcext:value-type="float">
            <text:p>1.89425778388977</text:p>
          </table:table-cell>
          <table:table-cell office:value-type="float" office:value="2.09910368919373" calcext:value-type="float">
            <text:p>2.09910368919373</text:p>
          </table:table-cell>
          <table:table-cell office:value-type="float" office:value="2.29879665374756" calcext:value-type="float">
            <text:p>2.29879665374756</text:p>
          </table:table-cell>
          <table:table-cell office:value-type="float" office:value="2.510746717453" calcext:value-type="float">
            <text:p>2.510746717453</text:p>
          </table:table-cell>
          <table:table-cell office:value-type="float" office:value="2.72286248207092" calcext:value-type="float">
            <text:p>2.72286248207092</text:p>
          </table:table-cell>
          <table:table-cell office:value-type="float" office:value="2.93274307250977" calcext:value-type="float">
            <text:p>2.93274307250977</text:p>
          </table:table-cell>
          <table:table-cell office:value-type="float" office:value="3.15451312065125" calcext:value-type="float">
            <text:p>3.15451312065125</text:p>
          </table:table-cell>
          <table:table-cell office:value-type="float" office:value="3.41268730163574" calcext:value-type="float">
            <text:p>3.41268730163574</text:p>
          </table:table-cell>
          <table:table-cell office:value-type="float" office:value="3.67607259750366" calcext:value-type="float">
            <text:p>3.67607259750366</text:p>
          </table:table-cell>
          <table:table-cell office:value-type="float" office:value="3.93845057487488" calcext:value-type="float">
            <text:p>3.93845057487488</text:p>
          </table:table-cell>
          <table:table-cell office:value-type="float" office:value="4.16250777244568" calcext:value-type="float">
            <text:p>4.16250777244568</text:p>
          </table:table-cell>
          <table:table-cell office:value-type="float" office:value="4.4029586315155" calcext:value-type="float">
            <text:p>4.4029586315155</text:p>
          </table:table-cell>
          <table:table-cell office:value-type="float" office:value="4.65422987937927" calcext:value-type="float">
            <text:p>4.65422987937927</text:p>
          </table:table-cell>
          <table:table-cell office:value-type="float" office:value="4.89727663993835" calcext:value-type="float">
            <text:p>4.89727663993835</text:p>
          </table:table-cell>
          <table:table-cell office:value-type="float" office:value="5.1622850894928" calcext:value-type="float">
            <text:p>5.1622850894928</text:p>
          </table:table-cell>
          <table:table-cell office:value-type="float" office:value="5.43835306167603" calcext:value-type="float">
            <text:p>5.43835306167603</text:p>
          </table:table-cell>
          <table:table-cell office:value-type="float" office:value="5.71638345718384" calcext:value-type="float">
            <text:p>5.71638345718384</text:p>
          </table:table-cell>
          <table:table-cell office:value-type="float" office:value="5.99745273590088" calcext:value-type="float">
            <text:p>5.99745273590088</text:p>
          </table:table-cell>
          <table:table-cell office:value-type="float" office:value="6.28586721420288" calcext:value-type="float">
            <text:p>6.28586721420288</text:p>
          </table:table-cell>
          <table:table-cell office:value-type="float" office:value="6.57437062263489" calcext:value-type="float">
            <text:p>6.57437062263489</text:p>
          </table:table-cell>
          <table:table-cell office:value-type="float" office:value="6.87842059135437" calcext:value-type="float">
            <text:p>6.87842059135437</text:p>
          </table:table-cell>
          <table:table-cell office:value-type="float" office:value="7.18229627609253" calcext:value-type="float">
            <text:p>7.18229627609253</text:p>
          </table:table-cell>
          <table:table-cell office:value-type="float" office:value="7.49145364761353" calcext:value-type="float">
            <text:p>7.49145364761353</text:p>
          </table:table-cell>
          <table:table-cell office:value-type="float" office:value="7.80701017379761" calcext:value-type="float">
            <text:p>7.80701017379761</text:p>
          </table:table-cell>
          <table:table-cell office:value-type="float" office:value="8.13301825523376" calcext:value-type="float">
            <text:p>8.13301825523376</text:p>
          </table:table-cell>
          <table:table-cell office:value-type="float" office:value="8.48635959625244" calcext:value-type="float">
            <text:p>8.48635959625244</text:p>
          </table:table-cell>
          <table:table-cell office:value-type="float" office:value="8.86796092987061" calcext:value-type="float">
            <text:p>8.86796092987061</text:p>
          </table:table-cell>
          <table:table-cell office:value-type="float" office:value="9.25612878799439" calcext:value-type="float">
            <text:p>9.25612878799439</text:p>
          </table:table-cell>
          <table:table-cell office:value-type="float" office:value="9.6385064125061" calcext:value-type="float">
            <text:p>9.6385064125061</text:p>
          </table:table-cell>
          <table:table-cell office:value-type="float" office:value="10.155837059021" calcext:value-type="float">
            <text:p>10.155837059021</text:p>
          </table:table-cell>
          <table:table-cell office:value-type="float" office:value="10.67990899086" calcext:value-type="float">
            <text:p>10.67990899086</text:p>
          </table:table-cell>
          <table:table-cell office:value-type="float" office:value="11.103946685791" calcext:value-type="float">
            <text:p>11.103946685791</text:p>
          </table:table-cell>
          <table:table-cell office:value-type="float" office:value="11.6382267475128" calcext:value-type="float">
            <text:p>11.6382267475128</text:p>
          </table:table-cell>
          <table:table-cell office:value-type="float" office:value="12.0426278114319" calcext:value-type="float">
            <text:p>12.0426278114319</text:p>
          </table:table-cell>
          <table:table-cell office:value-type="float" office:value="12.4304769039154" calcext:value-type="float">
            <text:p>12.4304769039154</text:p>
          </table:table-cell>
          <table:table-cell office:value-type="float" office:value="12.842399597168" calcext:value-type="float">
            <text:p>12.842399597168</text:p>
          </table:table-cell>
          <table:table-cell office:value-type="float" office:value="13.2665555477142" calcext:value-type="float">
            <text:p>13.2665555477142</text:p>
          </table:table-cell>
          <table:table-cell office:value-type="float" office:value="13.694482088089" calcext:value-type="float">
            <text:p>13.694482088089</text:p>
          </table:table-cell>
          <table:table-cell office:value-type="float" office:value="14.1305332183838" calcext:value-type="float">
            <text:p>14.1305332183838</text:p>
          </table:table-cell>
          <table:table-cell office:value-type="float" office:value="14.5704565048218" calcext:value-type="float">
            <text:p>14.5704565048218</text:p>
          </table:table-cell>
          <table:table-cell office:value-type="float" office:value="15.0227019786835" calcext:value-type="float">
            <text:p>15.0227019786835</text:p>
          </table:table-cell>
          <table:table-cell office:value-type="float" office:value="15.5106382369995" calcext:value-type="float">
            <text:p>15.5106382369995</text:p>
          </table:table-cell>
          <table:table-cell office:value-type="float" office:value="16.1704649925232" calcext:value-type="float">
            <text:p>16.1704649925232</text:p>
          </table:table-cell>
          <table:table-cell office:value-type="float" office:value="16.7068536281586" calcext:value-type="float">
            <text:p>16.7068536281586</text:p>
          </table:table-cell>
          <table:table-cell office:value-type="float" office:value="17.1986618041992" calcext:value-type="float">
            <text:p>17.1986618041992</text:p>
          </table:table-cell>
          <table:table-cell office:value-type="float" office:value="17.68226313591" calcext:value-type="float">
            <text:p>17.68226313591</text:p>
          </table:table-cell>
          <table:table-cell office:value-type="float" office:value="18.4105632305145" calcext:value-type="float">
            <text:p>18.4105632305145</text:p>
          </table:table-cell>
          <table:table-cell office:value-type="float" office:value="19.0118360519409" calcext:value-type="float">
            <text:p>19.0118360519409</text:p>
          </table:table-cell>
          <table:table-cell office:value-type="float" office:value="19.6305425167084" calcext:value-type="float">
            <text:p>19.6305425167084</text:p>
          </table:table-cell>
          <table:table-cell office:value-type="float" office:value="20.162362575531" calcext:value-type="float">
            <text:p>20.162362575531</text:p>
          </table:table-cell>
          <table:table-cell office:value-type="float" office:value="20.6908850669861" calcext:value-type="float">
            <text:p>20.6908850669861</text:p>
          </table:table-cell>
          <table:table-cell office:value-type="float" office:value="21.2170679569244" calcext:value-type="float">
            <text:p>21.2170679569244</text:p>
          </table:table-cell>
          <table:table-cell office:value-type="float" office:value="21.7218143939972" calcext:value-type="float">
            <text:p>21.7218143939972</text:p>
          </table:table-cell>
          <table:table-cell office:value-type="float" office:value="22.2843804359436" calcext:value-type="float">
            <text:p>22.2843804359436</text:p>
          </table:table-cell>
          <table:table-cell office:value-type="float" office:value="22.8167493343353" calcext:value-type="float">
            <text:p>22.8167493343353</text:p>
          </table:table-cell>
          <table:table-cell office:value-type="float" office:value="23.4047734737396" calcext:value-type="float">
            <text:p>23.4047734737396</text:p>
          </table:table-cell>
          <table:table-cell office:value-type="float" office:value="23.9372873306274" calcext:value-type="float">
            <text:p>23.9372873306274</text:p>
          </table:table-cell>
          <table:table-cell office:value-type="float" office:value="24.5968608856201" calcext:value-type="float">
            <text:p>24.5968608856201</text:p>
          </table:table-cell>
          <table:table-cell office:value-type="float" office:value="25.2213909626007" calcext:value-type="float">
            <text:p>25.2213909626007</text:p>
          </table:table-cell>
          <table:table-cell office:value-type="float" office:value="25.8947947025299" calcext:value-type="float">
            <text:p>25.8947947025299</text:p>
          </table:table-cell>
          <table:table-cell office:value-type="float" office:value="26.6701691150665" calcext:value-type="float">
            <text:p>26.6701691150665</text:p>
          </table:table-cell>
          <table:table-cell office:value-type="float" office:value="27.3759305477142" calcext:value-type="float">
            <text:p>27.3759305477142</text:p>
          </table:table-cell>
          <table:table-cell office:value-type="float" office:value="28.0043272972107" calcext:value-type="float">
            <text:p>28.0043272972107</text:p>
          </table:table-cell>
          <table:table-cell office:value-type="float" office:value="28.5805938243866" calcext:value-type="float">
            <text:p>28.5805938243866</text:p>
          </table:table-cell>
          <table:table-cell office:value-type="float" office:value="29.2440085411072" calcext:value-type="float">
            <text:p>29.2440085411072</text:p>
          </table:table-cell>
          <table:table-cell office:value-type="float" office:value="29.9076344966888" calcext:value-type="float">
            <text:p>29.9076344966888</text:p>
          </table:table-cell>
          <table:table-cell office:value-type="float" office:value="30.5390710830688" calcext:value-type="float">
            <text:p>30.5390710830688</text:p>
          </table:table-cell>
          <table:table-cell office:value-type="float" office:value="31.1712617874146" calcext:value-type="float">
            <text:p>31.1712617874146</text:p>
          </table:table-cell>
          <table:table-cell office:value-type="float" office:value="31.7972166538239" calcext:value-type="float">
            <text:p>31.7972166538239</text:p>
          </table:table-cell>
          <table:table-cell office:value-type="float" office:value="32.4959123134613" calcext:value-type="float">
            <text:p>32.4959123134613</text:p>
          </table:table-cell>
          <table:table-cell office:value-type="float" office:value="33.4143915176392" calcext:value-type="float">
            <text:p>33.4143915176392</text:p>
          </table:table-cell>
          <table:table-cell office:value-type="float" office:value="34.1682553291321" calcext:value-type="float">
            <text:p>34.1682553291321</text:p>
          </table:table-cell>
          <table:table-cell office:value-type="float" office:value="34.9289970397949" calcext:value-type="float">
            <text:p>34.9289970397949</text:p>
          </table:table-cell>
          <table:table-cell office:value-type="float" office:value="35.6908283233643" calcext:value-type="float">
            <text:p>35.6908283233643</text:p>
          </table:table-cell>
          <table:table-cell office:value-type="float" office:value="36.406174659729" calcext:value-type="float">
            <text:p>36.406174659729</text:p>
          </table:table-cell>
          <table:table-cell office:value-type="float" office:value="37.2768456935883" calcext:value-type="float">
            <text:p>37.2768456935883</text:p>
          </table:table-cell>
          <table:table-cell office:value-type="float" office:value="38.0891742706299" calcext:value-type="float">
            <text:p>38.0891742706299</text:p>
          </table:table-cell>
          <table:table-cell office:value-type="float" office:value="38.9268317222595" calcext:value-type="float">
            <text:p>38.9268317222595</text:p>
          </table:table-cell>
          <table:table-cell office:value-type="float" office:value="39.7556664943695" calcext:value-type="float">
            <text:p>39.7556664943695</text:p>
          </table:table-cell>
          <table:table-cell office:value-type="float" office:value="40.703840970993" calcext:value-type="float">
            <text:p>40.703840970993</text:p>
          </table:table-cell>
          <table:table-cell office:value-type="float" office:value="41.5880854129791" calcext:value-type="float">
            <text:p>41.5880854129791</text:p>
          </table:table-cell>
          <table:table-cell office:value-type="float" office:value="42.4591853618622" calcext:value-type="float">
            <text:p>42.4591853618622</text:p>
          </table:table-cell>
          <table:table-cell office:value-type="float" office:value="43.3149433135986" calcext:value-type="float">
            <text:p>43.3149433135986</text:p>
          </table:table-cell>
          <table:table-cell office:value-type="float" office:value="44.3564357757568" calcext:value-type="float">
            <text:p>44.3564357757568</text:p>
          </table:table-cell>
          <table:table-cell office:value-type="float" office:value="45.1391077041626" calcext:value-type="float">
            <text:p>45.1391077041626</text:p>
          </table:table-cell>
        </table:table-row>
        <table:table-row table:style-name="ro1">
          <table:table-cell office:value-type="float" office:value="0.0162999629974365" calcext:value-type="float">
            <text:p>0.016299962997437</text:p>
          </table:table-cell>
          <table:table-cell office:value-type="float" office:value="0.0391421318054199" calcext:value-type="float">
            <text:p>0.03914213180542</text:p>
          </table:table-cell>
          <table:table-cell office:value-type="float" office:value="0.068260669708252" calcext:value-type="float">
            <text:p>0.068260669708252</text:p>
          </table:table-cell>
          <table:table-cell office:value-type="float" office:value="0.103062391281128" calcext:value-type="float">
            <text:p>0.103062391281128</text:p>
          </table:table-cell>
          <table:table-cell office:value-type="float" office:value="0.151823282241821" calcext:value-type="float">
            <text:p>0.151823282241821</text:p>
          </table:table-cell>
          <table:table-cell office:value-type="float" office:value="0.226880311965942" calcext:value-type="float">
            <text:p>0.226880311965942</text:p>
          </table:table-cell>
          <table:table-cell office:value-type="float" office:value="0.368336200714111" calcext:value-type="float">
            <text:p>0.368336200714111</text:p>
          </table:table-cell>
          <table:table-cell office:value-type="float" office:value="0.471679925918579" calcext:value-type="float">
            <text:p>0.471679925918579</text:p>
          </table:table-cell>
          <table:table-cell office:value-type="float" office:value="0.599090099334717" calcext:value-type="float">
            <text:p>0.599090099334717</text:p>
          </table:table-cell>
          <table:table-cell office:value-type="float" office:value="0.769654512405396" calcext:value-type="float">
            <text:p>0.769654512405396</text:p>
          </table:table-cell>
          <table:table-cell office:value-type="float" office:value="0.923104286193848" calcext:value-type="float">
            <text:p>0.923104286193848</text:p>
          </table:table-cell>
          <table:table-cell office:value-type="float" office:value="1.0484631061554" calcext:value-type="float">
            <text:p>1.0484631061554</text:p>
          </table:table-cell>
          <table:table-cell office:value-type="float" office:value="1.22666764259338" calcext:value-type="float">
            <text:p>1.22666764259338</text:p>
          </table:table-cell>
          <table:table-cell office:value-type="float" office:value="1.41193675994873" calcext:value-type="float">
            <text:p>1.41193675994873</text:p>
          </table:table-cell>
          <table:table-cell office:value-type="float" office:value="1.60105752944946" calcext:value-type="float">
            <text:p>1.60105752944946</text:p>
          </table:table-cell>
          <table:table-cell office:value-type="float" office:value="1.80337905883789" calcext:value-type="float">
            <text:p>1.80337905883789</text:p>
          </table:table-cell>
          <table:table-cell office:value-type="float" office:value="2.04245543479919" calcext:value-type="float">
            <text:p>2.04245543479919</text:p>
          </table:table-cell>
          <table:table-cell office:value-type="float" office:value="2.27994990348816" calcext:value-type="float">
            <text:p>2.27994990348816</text:p>
          </table:table-cell>
          <table:table-cell office:value-type="float" office:value="2.50085091590881" calcext:value-type="float">
            <text:p>2.50085091590881</text:p>
          </table:table-cell>
          <table:table-cell office:value-type="float" office:value="2.73353147506714" calcext:value-type="float">
            <text:p>2.73353147506714</text:p>
          </table:table-cell>
          <table:table-cell office:value-type="float" office:value="2.99380207061768" calcext:value-type="float">
            <text:p>2.99380207061768</text:p>
          </table:table-cell>
          <table:table-cell office:value-type="float" office:value="3.23017072677612" calcext:value-type="float">
            <text:p>3.23017072677612</text:p>
          </table:table-cell>
          <table:table-cell office:value-type="float" office:value="3.48313236236572" calcext:value-type="float">
            <text:p>3.48313236236572</text:p>
          </table:table-cell>
          <table:table-cell office:value-type="float" office:value="3.71091151237488" calcext:value-type="float">
            <text:p>3.71091151237488</text:p>
          </table:table-cell>
          <table:table-cell office:value-type="float" office:value="3.93876552581787" calcext:value-type="float">
            <text:p>3.93876552581787</text:p>
          </table:table-cell>
          <table:table-cell office:value-type="float" office:value="4.16923022270203" calcext:value-type="float">
            <text:p>4.16923022270203</text:p>
          </table:table-cell>
          <table:table-cell office:value-type="float" office:value="4.43467831611633" calcext:value-type="float">
            <text:p>4.43467831611633</text:p>
          </table:table-cell>
          <table:table-cell office:value-type="float" office:value="4.7563157081604" calcext:value-type="float">
            <text:p>4.7563157081604</text:p>
          </table:table-cell>
          <table:table-cell office:value-type="float" office:value="5.04785251617432" calcext:value-type="float">
            <text:p>5.04785251617432</text:p>
          </table:table-cell>
          <table:table-cell office:value-type="float" office:value="5.33538389205933" calcext:value-type="float">
            <text:p>5.33538389205933</text:p>
          </table:table-cell>
          <table:table-cell office:value-type="float" office:value="5.6572413444519" calcext:value-type="float">
            <text:p>5.6572413444519</text:p>
          </table:table-cell>
          <table:table-cell office:value-type="float" office:value="5.97522926330566" calcext:value-type="float">
            <text:p>5.97522926330566</text:p>
          </table:table-cell>
          <table:table-cell office:value-type="float" office:value="6.32465791702271" calcext:value-type="float">
            <text:p>6.32465791702271</text:p>
          </table:table-cell>
          <table:table-cell office:value-type="float" office:value="6.66487526893616" calcext:value-type="float">
            <text:p>6.66487526893616</text:p>
          </table:table-cell>
          <table:table-cell office:value-type="float" office:value="7.0389564037323" calcext:value-type="float">
            <text:p>7.0389564037323</text:p>
          </table:table-cell>
          <table:table-cell office:value-type="float" office:value="7.3941125869751" calcext:value-type="float">
            <text:p>7.3941125869751</text:p>
          </table:table-cell>
          <table:table-cell office:value-type="float" office:value="7.73900747299194" calcext:value-type="float">
            <text:p>7.73900747299194</text:p>
          </table:table-cell>
          <table:table-cell office:value-type="float" office:value="8.07047390937805" calcext:value-type="float">
            <text:p>8.07047390937805</text:p>
          </table:table-cell>
          <table:table-cell office:value-type="float" office:value="8.41511368751526" calcext:value-type="float">
            <text:p>8.41511368751526</text:p>
          </table:table-cell>
          <table:table-cell office:value-type="float" office:value="8.7635235786438" calcext:value-type="float">
            <text:p>8.7635235786438</text:p>
          </table:table-cell>
          <table:table-cell office:value-type="float" office:value="9.14564967155457" calcext:value-type="float">
            <text:p>9.14564967155457</text:p>
          </table:table-cell>
          <table:table-cell office:value-type="float" office:value="9.51870894432068" calcext:value-type="float">
            <text:p>9.51870894432068</text:p>
          </table:table-cell>
          <table:table-cell office:value-type="float" office:value="9.92066335678101" calcext:value-type="float">
            <text:p>9.92066335678101</text:p>
          </table:table-cell>
          <table:table-cell office:value-type="float" office:value="10.3357081413269" calcext:value-type="float">
            <text:p>10.3357081413269</text:p>
          </table:table-cell>
          <table:table-cell office:value-type="float" office:value="10.7106311321259" calcext:value-type="float">
            <text:p>10.7106311321259</text:p>
          </table:table-cell>
          <table:table-cell office:value-type="float" office:value="11.1022276878357" calcext:value-type="float">
            <text:p>11.1022276878357</text:p>
          </table:table-cell>
          <table:table-cell office:value-type="float" office:value="11.6026933193207" calcext:value-type="float">
            <text:p>11.6026933193207</text:p>
          </table:table-cell>
          <table:table-cell office:value-type="float" office:value="12.2187404632568" calcext:value-type="float">
            <text:p>12.2187404632568</text:p>
          </table:table-cell>
          <table:table-cell office:value-type="float" office:value="12.7469880580902" calcext:value-type="float">
            <text:p>12.7469880580902</text:p>
          </table:table-cell>
          <table:table-cell office:value-type="float" office:value="13.3587698936462" calcext:value-type="float">
            <text:p>13.3587698936462</text:p>
          </table:table-cell>
          <table:table-cell office:value-type="float" office:value="13.8547489643097" calcext:value-type="float">
            <text:p>13.8547489643097</text:p>
          </table:table-cell>
          <table:table-cell office:value-type="float" office:value="14.3362529277802" calcext:value-type="float">
            <text:p>14.3362529277802</text:p>
          </table:table-cell>
          <table:table-cell office:value-type="float" office:value="14.823370218277" calcext:value-type="float">
            <text:p>14.823370218277</text:p>
          </table:table-cell>
          <table:table-cell office:value-type="float" office:value="15.3579988479614" calcext:value-type="float">
            <text:p>15.3579988479614</text:p>
          </table:table-cell>
          <table:table-cell office:value-type="float" office:value="15.9315512180328" calcext:value-type="float">
            <text:p>15.9315512180328</text:p>
          </table:table-cell>
          <table:table-cell office:value-type="float" office:value="16.4489004611969" calcext:value-type="float">
            <text:p>16.4489004611969</text:p>
          </table:table-cell>
          <table:table-cell office:value-type="float" office:value="17.0636551380157" calcext:value-type="float">
            <text:p>17.0636551380157</text:p>
          </table:table-cell>
          <table:table-cell office:value-type="float" office:value="17.618448972702" calcext:value-type="float">
            <text:p>17.618448972702</text:p>
          </table:table-cell>
          <table:table-cell office:value-type="float" office:value="18.1651723384857" calcext:value-type="float">
            <text:p>18.1651723384857</text:p>
          </table:table-cell>
          <table:table-cell office:value-type="float" office:value="18.721461057663" calcext:value-type="float">
            <text:p>18.721461057663</text:p>
          </table:table-cell>
          <table:table-cell office:value-type="float" office:value="19.310834646225" calcext:value-type="float">
            <text:p>19.310834646225</text:p>
          </table:table-cell>
          <table:table-cell office:value-type="float" office:value="19.8688125610352" calcext:value-type="float">
            <text:p>19.8688125610352</text:p>
          </table:table-cell>
          <table:table-cell office:value-type="float" office:value="20.3716721534729" calcext:value-type="float">
            <text:p>20.3716721534729</text:p>
          </table:table-cell>
          <table:table-cell office:value-type="float" office:value="21.0487933158875" calcext:value-type="float">
            <text:p>21.0487933158875</text:p>
          </table:table-cell>
          <table:table-cell office:value-type="float" office:value="21.6384835243225" calcext:value-type="float">
            <text:p>21.6384835243225</text:p>
          </table:table-cell>
          <table:table-cell office:value-type="float" office:value="22.2285315990448" calcext:value-type="float">
            <text:p>22.2285315990448</text:p>
          </table:table-cell>
          <table:table-cell office:value-type="float" office:value="22.7628633975983" calcext:value-type="float">
            <text:p>22.7628633975983</text:p>
          </table:table-cell>
          <table:table-cell office:value-type="float" office:value="23.2953808307648" calcext:value-type="float">
            <text:p>23.2953808307648</text:p>
          </table:table-cell>
          <table:table-cell office:value-type="float" office:value="23.8425667285919" calcext:value-type="float">
            <text:p>23.8425667285919</text:p>
          </table:table-cell>
          <table:table-cell office:value-type="float" office:value="24.392281293869" calcext:value-type="float">
            <text:p>24.392281293869</text:p>
          </table:table-cell>
          <table:table-cell office:value-type="float" office:value="24.9463231563568" calcext:value-type="float">
            <text:p>24.9463231563568</text:p>
          </table:table-cell>
          <table:table-cell office:value-type="float" office:value="25.5006201267242" calcext:value-type="float">
            <text:p>25.5006201267242</text:p>
          </table:table-cell>
          <table:table-cell office:value-type="float" office:value="26.0566704273224" calcext:value-type="float">
            <text:p>26.0566704273224</text:p>
          </table:table-cell>
          <table:table-cell office:value-type="float" office:value="26.6313674449921" calcext:value-type="float">
            <text:p>26.6313674449921</text:p>
          </table:table-cell>
          <table:table-cell office:value-type="float" office:value="27.20241355896" calcext:value-type="float">
            <text:p>27.20241355896</text:p>
          </table:table-cell>
          <table:table-cell office:value-type="float" office:value="27.8114891052246" calcext:value-type="float">
            <text:p>27.8114891052246</text:p>
          </table:table-cell>
          <table:table-cell office:value-type="float" office:value="28.4796624183655" calcext:value-type="float">
            <text:p>28.4796624183655</text:p>
          </table:table-cell>
          <table:table-cell office:value-type="float" office:value="29.1921050548553" calcext:value-type="float">
            <text:p>29.1921050548553</text:p>
          </table:table-cell>
          <table:table-cell office:value-type="float" office:value="29.9121758937836" calcext:value-type="float">
            <text:p>29.9121758937836</text:p>
          </table:table-cell>
          <table:table-cell office:value-type="float" office:value="30.6172864437103" calcext:value-type="float">
            <text:p>30.6172864437103</text:p>
          </table:table-cell>
          <table:table-cell office:value-type="float" office:value="31.3654630184174" calcext:value-type="float">
            <text:p>31.3654630184174</text:p>
          </table:table-cell>
          <table:table-cell office:value-type="float" office:value="32.0599453449249" calcext:value-type="float">
            <text:p>32.0599453449249</text:p>
          </table:table-cell>
          <table:table-cell office:value-type="float" office:value="32.7384786605835" calcext:value-type="float">
            <text:p>32.7384786605835</text:p>
          </table:table-cell>
          <table:table-cell office:value-type="float" office:value="33.3995518684387" calcext:value-type="float">
            <text:p>33.3995518684387</text:p>
          </table:table-cell>
          <table:table-cell office:value-type="float" office:value="34.0991230010986" calcext:value-type="float">
            <text:p>34.0991230010986</text:p>
          </table:table-cell>
          <table:table-cell office:value-type="float" office:value="34.8637404441833" calcext:value-type="float">
            <text:p>34.8637404441833</text:p>
          </table:table-cell>
          <table:table-cell office:value-type="float" office:value="35.7253046035767" calcext:value-type="float">
            <text:p>35.7253046035767</text:p>
          </table:table-cell>
          <table:table-cell office:value-type="float" office:value="36.4573347568512" calcext:value-type="float">
            <text:p>36.4573347568512</text:p>
          </table:table-cell>
          <table:table-cell office:value-type="float" office:value="37.2868926525116" calcext:value-type="float">
            <text:p>37.2868926525116</text:p>
          </table:table-cell>
          <table:table-cell office:value-type="float" office:value="37.9609701633453" calcext:value-type="float">
            <text:p>37.9609701633453</text:p>
          </table:table-cell>
          <table:table-cell office:value-type="float" office:value="38.631885766983" calcext:value-type="float">
            <text:p>38.631885766983</text:p>
          </table:table-cell>
          <table:table-cell office:value-type="float" office:value="39.3266155719757" calcext:value-type="float">
            <text:p>39.3266155719757</text:p>
          </table:table-cell>
          <table:table-cell office:value-type="float" office:value="40.0185751914978" calcext:value-type="float">
            <text:p>40.0185751914978</text:p>
          </table:table-cell>
          <table:table-cell office:value-type="float" office:value="40.7212190628052" calcext:value-type="float">
            <text:p>40.7212190628052</text:p>
          </table:table-cell>
          <table:table-cell office:value-type="float" office:value="41.4105014801025" calcext:value-type="float">
            <text:p>41.4105014801025</text:p>
          </table:table-cell>
          <table:table-cell office:value-type="float" office:value="42.1567552089691" calcext:value-type="float">
            <text:p>42.1567552089691</text:p>
          </table:table-cell>
          <table:table-cell office:value-type="float" office:value="43.0512499809265" calcext:value-type="float">
            <text:p>43.0512499809265</text:p>
          </table:table-cell>
          <table:table-cell office:value-type="float" office:value="43.857004404068" calcext:value-type="float">
            <text:p>43.857004404068</text:p>
          </table:table-cell>
          <table:table-cell office:value-type="float" office:value="44.7874343395233" calcext:value-type="float">
            <text:p>44.7874343395233</text:p>
          </table:table-cell>
          <table:table-cell office:value-type="float" office:value="45.5672805309296" calcext:value-type="float">
            <text:p>45.5672805309296</text:p>
          </table:table-cell>
        </table:table-row>
        <table:table-row table:style-name="ro1">
          <table:table-cell office:value-type="float" office:value="0.0172398090362549" calcext:value-type="float">
            <text:p>0.017239809036255</text:p>
          </table:table-cell>
          <table:table-cell office:value-type="float" office:value="0.0401086807250977" calcext:value-type="float">
            <text:p>0.040108680725098</text:p>
          </table:table-cell>
          <table:table-cell office:value-type="float" office:value="0.0694222450256348" calcext:value-type="float">
            <text:p>0.069422245025635</text:p>
          </table:table-cell>
          <table:table-cell office:value-type="float" office:value="0.104979515075684" calcext:value-type="float">
            <text:p>0.104979515075684</text:p>
          </table:table-cell>
          <table:table-cell office:value-type="float" office:value="0.147134065628052" calcext:value-type="float">
            <text:p>0.147134065628052</text:p>
          </table:table-cell>
          <table:table-cell office:value-type="float" office:value="0.247366428375244" calcext:value-type="float">
            <text:p>0.247366428375244</text:p>
          </table:table-cell>
          <table:table-cell office:value-type="float" office:value="0.362674951553345" calcext:value-type="float">
            <text:p>0.362674951553345</text:p>
          </table:table-cell>
          <table:table-cell office:value-type="float" office:value="0.463555097579956" calcext:value-type="float">
            <text:p>0.463555097579956</text:p>
          </table:table-cell>
          <table:table-cell office:value-type="float" office:value="0.609680652618408" calcext:value-type="float">
            <text:p>0.609680652618408</text:p>
          </table:table-cell>
          <table:table-cell office:value-type="float" office:value="0.760219097137451" calcext:value-type="float">
            <text:p>0.760219097137451</text:p>
          </table:table-cell>
          <table:table-cell office:value-type="float" office:value="0.890987396240234" calcext:value-type="float">
            <text:p>0.890987396240234</text:p>
          </table:table-cell>
          <table:table-cell office:value-type="float" office:value="1.00502753257751" calcext:value-type="float">
            <text:p>1.00502753257751</text:p>
          </table:table-cell>
          <table:table-cell office:value-type="float" office:value="1.1343138217926" calcext:value-type="float">
            <text:p>1.1343138217926</text:p>
          </table:table-cell>
          <table:table-cell office:value-type="float" office:value="1.31773853302002" calcext:value-type="float">
            <text:p>1.31773853302002</text:p>
          </table:table-cell>
          <table:table-cell office:value-type="float" office:value="1.49713206291199" calcext:value-type="float">
            <text:p>1.49713206291199</text:p>
          </table:table-cell>
          <table:table-cell office:value-type="float" office:value="1.68565344810486" calcext:value-type="float">
            <text:p>1.68565344810486</text:p>
          </table:table-cell>
          <table:table-cell office:value-type="float" office:value="1.89794373512268" calcext:value-type="float">
            <text:p>1.89794373512268</text:p>
          </table:table-cell>
          <table:table-cell office:value-type="float" office:value="2.1146068572998" calcext:value-type="float">
            <text:p>2.1146068572998</text:p>
          </table:table-cell>
          <table:table-cell office:value-type="float" office:value="2.30336546897888" calcext:value-type="float">
            <text:p>2.30336546897888</text:p>
          </table:table-cell>
          <table:table-cell office:value-type="float" office:value="2.53278374671936" calcext:value-type="float">
            <text:p>2.53278374671936</text:p>
          </table:table-cell>
          <table:table-cell office:value-type="float" office:value="2.78803396224976" calcext:value-type="float">
            <text:p>2.78803396224976</text:p>
          </table:table-cell>
          <table:table-cell office:value-type="float" office:value="3.00872015953064" calcext:value-type="float">
            <text:p>3.00872015953064</text:p>
          </table:table-cell>
          <table:table-cell office:value-type="float" office:value="3.29115605354309" calcext:value-type="float">
            <text:p>3.29115605354309</text:p>
          </table:table-cell>
          <table:table-cell office:value-type="float" office:value="3.54577326774597" calcext:value-type="float">
            <text:p>3.54577326774597</text:p>
          </table:table-cell>
          <table:table-cell office:value-type="float" office:value="3.78265833854675" calcext:value-type="float">
            <text:p>3.78265833854675</text:p>
          </table:table-cell>
          <table:table-cell office:value-type="float" office:value="4.05344843864441" calcext:value-type="float">
            <text:p>4.05344843864441</text:p>
          </table:table-cell>
          <table:table-cell office:value-type="float" office:value="4.3329484462738" calcext:value-type="float">
            <text:p>4.3329484462738</text:p>
          </table:table-cell>
          <table:table-cell office:value-type="float" office:value="4.62453532218933" calcext:value-type="float">
            <text:p>4.62453532218933</text:p>
          </table:table-cell>
          <table:table-cell office:value-type="float" office:value="4.91345977783203" calcext:value-type="float">
            <text:p>4.91345977783203</text:p>
          </table:table-cell>
          <table:table-cell office:value-type="float" office:value="5.24056196212769" calcext:value-type="float">
            <text:p>5.24056196212769</text:p>
          </table:table-cell>
          <table:table-cell office:value-type="float" office:value="5.53835201263428" calcext:value-type="float">
            <text:p>5.53835201263428</text:p>
          </table:table-cell>
          <table:table-cell office:value-type="float" office:value="5.83077931404114" calcext:value-type="float">
            <text:p>5.83077931404114</text:p>
          </table:table-cell>
          <table:table-cell office:value-type="float" office:value="6.12083601951599" calcext:value-type="float">
            <text:p>6.12083601951599</text:p>
          </table:table-cell>
          <table:table-cell office:value-type="float" office:value="6.42661333084106" calcext:value-type="float">
            <text:p>6.42661333084106</text:p>
          </table:table-cell>
          <table:table-cell office:value-type="float" office:value="6.73687386512756" calcext:value-type="float">
            <text:p>6.73687386512756</text:p>
          </table:table-cell>
          <table:table-cell office:value-type="float" office:value="7.06115579605103" calcext:value-type="float">
            <text:p>7.06115579605103</text:p>
          </table:table-cell>
          <table:table-cell office:value-type="float" office:value="7.38659882545471" calcext:value-type="float">
            <text:p>7.38659882545471</text:p>
          </table:table-cell>
          <table:table-cell office:value-type="float" office:value="7.70917391777039" calcext:value-type="float">
            <text:p>7.70917391777039</text:p>
          </table:table-cell>
          <table:table-cell office:value-type="float" office:value="8.15764379501343" calcext:value-type="float">
            <text:p>8.15764379501343</text:p>
          </table:table-cell>
          <table:table-cell office:value-type="float" office:value="8.58958840370178" calcext:value-type="float">
            <text:p>8.58958840370178</text:p>
          </table:table-cell>
          <table:table-cell office:value-type="float" office:value="8.95413112640381" calcext:value-type="float">
            <text:p>8.95413112640381</text:p>
          </table:table-cell>
          <table:table-cell office:value-type="float" office:value="9.34025621414185" calcext:value-type="float">
            <text:p>9.34025621414185</text:p>
          </table:table-cell>
          <table:table-cell office:value-type="float" office:value="9.73743724822998" calcext:value-type="float">
            <text:p>9.73743724822998</text:p>
          </table:table-cell>
          <table:table-cell office:value-type="float" office:value="10.1348385810852" calcext:value-type="float">
            <text:p>10.1348385810852</text:p>
          </table:table-cell>
          <table:table-cell office:value-type="float" office:value="10.576545715332" calcext:value-type="float">
            <text:p>10.576545715332</text:p>
          </table:table-cell>
          <table:table-cell office:value-type="float" office:value="10.9750390052795" calcext:value-type="float">
            <text:p>10.9750390052795</text:p>
          </table:table-cell>
          <table:table-cell office:value-type="float" office:value="11.521134853363" calcext:value-type="float">
            <text:p>11.521134853363</text:p>
          </table:table-cell>
          <table:table-cell office:value-type="float" office:value="11.9331529140472" calcext:value-type="float">
            <text:p>11.9331529140472</text:p>
          </table:table-cell>
          <table:table-cell office:value-type="float" office:value="12.4288363456726" calcext:value-type="float">
            <text:p>12.4288363456726</text:p>
          </table:table-cell>
          <table:table-cell office:value-type="float" office:value="12.9722516536713" calcext:value-type="float">
            <text:p>12.9722516536713</text:p>
          </table:table-cell>
          <table:table-cell office:value-type="float" office:value="13.6577703952789" calcext:value-type="float">
            <text:p>13.6577703952789</text:p>
          </table:table-cell>
          <table:table-cell office:value-type="float" office:value="14.120979309082" calcext:value-type="float">
            <text:p>14.120979309082</text:p>
          </table:table-cell>
          <table:table-cell office:value-type="float" office:value="14.5949902534485" calcext:value-type="float">
            <text:p>14.5949902534485</text:p>
          </table:table-cell>
          <table:table-cell office:value-type="float" office:value="15.0824830532074" calcext:value-type="float">
            <text:p>15.0824830532074</text:p>
          </table:table-cell>
          <table:table-cell office:value-type="float" office:value="15.5853474140167" calcext:value-type="float">
            <text:p>15.5853474140167</text:p>
          </table:table-cell>
          <table:table-cell office:value-type="float" office:value="16.1118893623352" calcext:value-type="float">
            <text:p>16.1118893623352</text:p>
          </table:table-cell>
          <table:table-cell office:value-type="float" office:value="16.5983114242554" calcext:value-type="float">
            <text:p>16.5983114242554</text:p>
          </table:table-cell>
          <table:table-cell office:value-type="float" office:value="17.127366065979" calcext:value-type="float">
            <text:p>17.127366065979</text:p>
          </table:table-cell>
          <table:table-cell office:value-type="float" office:value="17.6474566459656" calcext:value-type="float">
            <text:p>17.6474566459656</text:p>
          </table:table-cell>
          <table:table-cell office:value-type="float" office:value="18.2041349411011" calcext:value-type="float">
            <text:p>18.2041349411011</text:p>
          </table:table-cell>
          <table:table-cell office:value-type="float" office:value="18.7874662876129" calcext:value-type="float">
            <text:p>18.7874662876129</text:p>
          </table:table-cell>
          <table:table-cell office:value-type="float" office:value="19.3660733699799" calcext:value-type="float">
            <text:p>19.3660733699799</text:p>
          </table:table-cell>
          <table:table-cell office:value-type="float" office:value="19.8779730796814" calcext:value-type="float">
            <text:p>19.8779730796814</text:p>
          </table:table-cell>
          <table:table-cell office:value-type="float" office:value="20.4385323524475" calcext:value-type="float">
            <text:p>20.4385323524475</text:p>
          </table:table-cell>
          <table:table-cell office:value-type="float" office:value="21.0451312065125" calcext:value-type="float">
            <text:p>21.0451312065125</text:p>
          </table:table-cell>
          <table:table-cell office:value-type="float" office:value="21.673540353775" calcext:value-type="float">
            <text:p>21.673540353775</text:p>
          </table:table-cell>
          <table:table-cell office:value-type="float" office:value="22.2053170204163" calcext:value-type="float">
            <text:p>22.2053170204163</text:p>
          </table:table-cell>
          <table:table-cell office:value-type="float" office:value="22.7561423778534" calcext:value-type="float">
            <text:p>22.7561423778534</text:p>
          </table:table-cell>
          <table:table-cell office:value-type="float" office:value="23.35395860672" calcext:value-type="float">
            <text:p>23.35395860672</text:p>
          </table:table-cell>
          <table:table-cell office:value-type="float" office:value="24.0207591056824" calcext:value-type="float">
            <text:p>24.0207591056824</text:p>
          </table:table-cell>
          <table:table-cell office:value-type="float" office:value="24.6613342761993" calcext:value-type="float">
            <text:p>24.6613342761993</text:p>
          </table:table-cell>
          <table:table-cell office:value-type="float" office:value="25.3009853363037" calcext:value-type="float">
            <text:p>25.3009853363037</text:p>
          </table:table-cell>
          <table:table-cell office:value-type="float" office:value="26.0818541049957" calcext:value-type="float">
            <text:p>26.0818541049957</text:p>
          </table:table-cell>
          <table:table-cell office:value-type="float" office:value="26.7885763645172" calcext:value-type="float">
            <text:p>26.7885763645172</text:p>
          </table:table-cell>
          <table:table-cell office:value-type="float" office:value="27.4587898254395" calcext:value-type="float">
            <text:p>27.4587898254395</text:p>
          </table:table-cell>
          <table:table-cell office:value-type="float" office:value="28.1295852661133" calcext:value-type="float">
            <text:p>28.1295852661133</text:p>
          </table:table-cell>
          <table:table-cell office:value-type="float" office:value="28.9224963188171" calcext:value-type="float">
            <text:p>28.9224963188171</text:p>
          </table:table-cell>
          <table:table-cell office:value-type="float" office:value="29.6033849716187" calcext:value-type="float">
            <text:p>29.6033849716187</text:p>
          </table:table-cell>
          <table:table-cell office:value-type="float" office:value="30.3658525943756" calcext:value-type="float">
            <text:p>30.3658525943756</text:p>
          </table:table-cell>
          <table:table-cell office:value-type="float" office:value="31.0578892230988" calcext:value-type="float">
            <text:p>31.0578892230988</text:p>
          </table:table-cell>
          <table:table-cell office:value-type="float" office:value="31.6963121891022" calcext:value-type="float">
            <text:p>31.6963121891022</text:p>
          </table:table-cell>
          <table:table-cell office:value-type="float" office:value="32.3748762607574" calcext:value-type="float">
            <text:p>32.3748762607574</text:p>
          </table:table-cell>
          <table:table-cell office:value-type="float" office:value="33.1021580696106" calcext:value-type="float">
            <text:p>33.1021580696106</text:p>
          </table:table-cell>
          <table:table-cell office:value-type="float" office:value="33.849534034729" calcext:value-type="float">
            <text:p>33.849534034729</text:p>
          </table:table-cell>
          <table:table-cell office:value-type="float" office:value="34.581157207489" calcext:value-type="float">
            <text:p>34.581157207489</text:p>
          </table:table-cell>
          <table:table-cell office:value-type="float" office:value="35.3383028507233" calcext:value-type="float">
            <text:p>35.3383028507233</text:p>
          </table:table-cell>
          <table:table-cell office:value-type="float" office:value="36.0410807132721" calcext:value-type="float">
            <text:p>36.0410807132721</text:p>
          </table:table-cell>
          <table:table-cell office:value-type="float" office:value="36.7470734119415" calcext:value-type="float">
            <text:p>36.7470734119415</text:p>
          </table:table-cell>
          <table:table-cell office:value-type="float" office:value="37.5344605445862" calcext:value-type="float">
            <text:p>37.5344605445862</text:p>
          </table:table-cell>
          <table:table-cell office:value-type="float" office:value="38.3220584392548" calcext:value-type="float">
            <text:p>38.3220584392548</text:p>
          </table:table-cell>
          <table:table-cell office:value-type="float" office:value="39.0385317802429" calcext:value-type="float">
            <text:p>39.0385317802429</text:p>
          </table:table-cell>
          <table:table-cell office:value-type="float" office:value="39.7704682350159" calcext:value-type="float">
            <text:p>39.7704682350159</text:p>
          </table:table-cell>
          <table:table-cell office:value-type="float" office:value="40.6392939090729" calcext:value-type="float">
            <text:p>40.6392939090729</text:p>
          </table:table-cell>
          <table:table-cell office:value-type="float" office:value="41.4333300590515" calcext:value-type="float">
            <text:p>41.4333300590515</text:p>
          </table:table-cell>
          <table:table-cell office:value-type="float" office:value="42.1538233757019" calcext:value-type="float">
            <text:p>42.1538233757019</text:p>
          </table:table-cell>
          <table:table-cell office:value-type="float" office:value="42.8890838623047" calcext:value-type="float">
            <text:p>42.8890838623047</text:p>
          </table:table-cell>
          <table:table-cell office:value-type="float" office:value="43.7017741203308" calcext:value-type="float">
            <text:p>43.7017741203308</text:p>
          </table:table-cell>
          <table:table-cell office:value-type="float" office:value="44.4579126834869" calcext:value-type="float">
            <text:p>44.4579126834869</text:p>
          </table:table-cell>
          <table:table-cell office:value-type="float" office:value="45.2609646320343" calcext:value-type="float">
            <text:p>45.2609646320343</text:p>
          </table:table-cell>
          <table:table-cell office:value-type="float" office:value="46.1744058132172" calcext:value-type="float">
            <text:p>46.1744058132172</text:p>
          </table:table-cell>
        </table:table-row>
        <table:table-row table:style-name="ro1">
          <table:table-cell office:value-type="float" office:value="0.0159556865692139" calcext:value-type="float">
            <text:p>0.015955686569214</text:p>
          </table:table-cell>
          <table:table-cell office:value-type="float" office:value="0.0382814407348633" calcext:value-type="float">
            <text:p>0.038281440734863</text:p>
          </table:table-cell>
          <table:table-cell office:value-type="float" office:value="0.0675981044769287" calcext:value-type="float">
            <text:p>0.067598104476929</text:p>
          </table:table-cell>
          <table:table-cell office:value-type="float" office:value="0.110905885696411" calcext:value-type="float">
            <text:p>0.110905885696411</text:p>
          </table:table-cell>
          <table:table-cell office:value-type="float" office:value="0.184659004211426" calcext:value-type="float">
            <text:p>0.184659004211426</text:p>
          </table:table-cell>
          <table:table-cell office:value-type="float" office:value="0.260767698287964" calcext:value-type="float">
            <text:p>0.260767698287964</text:p>
          </table:table-cell>
          <table:table-cell office:value-type="float" office:value="0.370090246200561" calcext:value-type="float">
            <text:p>0.370090246200561</text:p>
          </table:table-cell>
          <table:table-cell office:value-type="float" office:value="0.469973802566528" calcext:value-type="float">
            <text:p>0.469973802566528</text:p>
          </table:table-cell>
          <table:table-cell office:value-type="float" office:value="0.598610401153564" calcext:value-type="float">
            <text:p>0.598610401153564</text:p>
          </table:table-cell>
          <table:table-cell office:value-type="float" office:value="0.734923601150513" calcext:value-type="float">
            <text:p>0.734923601150513</text:p>
          </table:table-cell>
          <table:table-cell office:value-type="float" office:value="0.906980991363525" calcext:value-type="float">
            <text:p>0.906980991363525</text:p>
          </table:table-cell>
          <table:table-cell office:value-type="float" office:value="1.07236409187317" calcext:value-type="float">
            <text:p>1.07236409187317</text:p>
          </table:table-cell>
          <table:table-cell office:value-type="float" office:value="1.25824165344238" calcext:value-type="float">
            <text:p>1.25824165344238</text:p>
          </table:table-cell>
          <table:table-cell office:value-type="float" office:value="1.44906568527222" calcext:value-type="float">
            <text:p>1.44906568527222</text:p>
          </table:table-cell>
          <table:table-cell office:value-type="float" office:value="1.67957663536072" calcext:value-type="float">
            <text:p>1.67957663536072</text:p>
          </table:table-cell>
          <table:table-cell office:value-type="float" office:value="1.85486531257629" calcext:value-type="float">
            <text:p>1.85486531257629</text:p>
          </table:table-cell>
          <table:table-cell office:value-type="float" office:value="2.06913542747498" calcext:value-type="float">
            <text:p>2.06913542747498</text:p>
          </table:table-cell>
          <table:table-cell office:value-type="float" office:value="2.28421020507812" calcext:value-type="float">
            <text:p>2.28421020507812</text:p>
          </table:table-cell>
          <table:table-cell office:value-type="float" office:value="2.49096393585205" calcext:value-type="float">
            <text:p>2.49096393585205</text:p>
          </table:table-cell>
          <table:table-cell office:value-type="float" office:value="2.71326065063477" calcext:value-type="float">
            <text:p>2.71326065063477</text:p>
          </table:table-cell>
          <table:table-cell office:value-type="float" office:value="2.94269514083862" calcext:value-type="float">
            <text:p>2.94269514083862</text:p>
          </table:table-cell>
          <table:table-cell office:value-type="float" office:value="3.17614030838013" calcext:value-type="float">
            <text:p>3.17614030838013</text:p>
          </table:table-cell>
          <table:table-cell office:value-type="float" office:value="3.40437817573547" calcext:value-type="float">
            <text:p>3.40437817573547</text:p>
          </table:table-cell>
          <table:table-cell office:value-type="float" office:value="3.65805196762085" calcext:value-type="float">
            <text:p>3.65805196762085</text:p>
          </table:table-cell>
          <table:table-cell office:value-type="float" office:value="3.89796423912048" calcext:value-type="float">
            <text:p>3.89796423912048</text:p>
          </table:table-cell>
          <table:table-cell office:value-type="float" office:value="4.14858555793762" calcext:value-type="float">
            <text:p>4.14858555793762</text:p>
          </table:table-cell>
          <table:table-cell office:value-type="float" office:value="4.44354724884033" calcext:value-type="float">
            <text:p>4.44354724884033</text:p>
          </table:table-cell>
          <table:table-cell office:value-type="float" office:value="4.71423864364624" calcext:value-type="float">
            <text:p>4.71423864364624</text:p>
          </table:table-cell>
          <table:table-cell office:value-type="float" office:value="4.99294090270996" calcext:value-type="float">
            <text:p>4.99294090270996</text:p>
          </table:table-cell>
          <table:table-cell office:value-type="float" office:value="5.27355742454529" calcext:value-type="float">
            <text:p>5.27355742454529</text:p>
          </table:table-cell>
          <table:table-cell office:value-type="float" office:value="5.57626533508301" calcext:value-type="float">
            <text:p>5.57626533508301</text:p>
          </table:table-cell>
          <table:table-cell office:value-type="float" office:value="5.8688051700592" calcext:value-type="float">
            <text:p>5.8688051700592</text:p>
          </table:table-cell>
          <table:table-cell office:value-type="float" office:value="6.15929079055786" calcext:value-type="float">
            <text:p>6.15929079055786</text:p>
          </table:table-cell>
          <table:table-cell office:value-type="float" office:value="6.45403647422791" calcext:value-type="float">
            <text:p>6.45403647422791</text:p>
          </table:table-cell>
          <table:table-cell office:value-type="float" office:value="6.7509708404541" calcext:value-type="float">
            <text:p>6.7509708404541</text:p>
          </table:table-cell>
          <table:table-cell office:value-type="float" office:value="7.07308435440064" calcext:value-type="float">
            <text:p>7.07308435440064</text:p>
          </table:table-cell>
          <table:table-cell office:value-type="float" office:value="7.39573049545288" calcext:value-type="float">
            <text:p>7.39573049545288</text:p>
          </table:table-cell>
          <table:table-cell office:value-type="float" office:value="7.71999454498291" calcext:value-type="float">
            <text:p>7.71999454498291</text:p>
          </table:table-cell>
          <table:table-cell office:value-type="float" office:value="8.10014414787293" calcext:value-type="float">
            <text:p>8.10014414787293</text:p>
          </table:table-cell>
          <table:table-cell office:value-type="float" office:value="8.47996783256531" calcext:value-type="float">
            <text:p>8.47996783256531</text:p>
          </table:table-cell>
          <table:table-cell office:value-type="float" office:value="8.82366442680359" calcext:value-type="float">
            <text:p>8.82366442680359</text:p>
          </table:table-cell>
          <table:table-cell office:value-type="float" office:value="9.18965554237366" calcext:value-type="float">
            <text:p>9.18965554237366</text:p>
          </table:table-cell>
          <table:table-cell office:value-type="float" office:value="9.58794021606445" calcext:value-type="float">
            <text:p>9.58794021606445</text:p>
          </table:table-cell>
          <table:table-cell office:value-type="float" office:value="9.94577383995056" calcext:value-type="float">
            <text:p>9.94577383995056</text:p>
          </table:table-cell>
          <table:table-cell office:value-type="float" office:value="10.3322322368622" calcext:value-type="float">
            <text:p>10.3322322368622</text:p>
          </table:table-cell>
          <table:table-cell office:value-type="float" office:value="10.7118091583252" calcext:value-type="float">
            <text:p>10.7118091583252</text:p>
          </table:table-cell>
          <table:table-cell office:value-type="float" office:value="11.1129443645477" calcext:value-type="float">
            <text:p>11.1129443645477</text:p>
          </table:table-cell>
          <table:table-cell office:value-type="float" office:value="11.564003944397" calcext:value-type="float">
            <text:p>11.564003944397</text:p>
          </table:table-cell>
          <table:table-cell office:value-type="float" office:value="12.0455408096313" calcext:value-type="float">
            <text:p>12.0455408096313</text:p>
          </table:table-cell>
          <table:table-cell office:value-type="float" office:value="12.5045709609985" calcext:value-type="float">
            <text:p>12.5045709609985</text:p>
          </table:table-cell>
          <table:table-cell office:value-type="float" office:value="12.9168457984924" calcext:value-type="float">
            <text:p>12.9168457984924</text:p>
          </table:table-cell>
          <table:table-cell office:value-type="float" office:value="13.3366806507111" calcext:value-type="float">
            <text:p>13.3366806507111</text:p>
          </table:table-cell>
          <table:table-cell office:value-type="float" office:value="13.753232717514" calcext:value-type="float">
            <text:p>13.753232717514</text:p>
          </table:table-cell>
          <table:table-cell office:value-type="float" office:value="14.1803741455078" calcext:value-type="float">
            <text:p>14.1803741455078</text:p>
          </table:table-cell>
          <table:table-cell office:value-type="float" office:value="14.6277620792389" calcext:value-type="float">
            <text:p>14.6277620792389</text:p>
          </table:table-cell>
          <table:table-cell office:value-type="float" office:value="15.0704460144043" calcext:value-type="float">
            <text:p>15.0704460144043</text:p>
          </table:table-cell>
          <table:table-cell office:value-type="float" office:value="15.5054876804352" calcext:value-type="float">
            <text:p>15.5054876804352</text:p>
          </table:table-cell>
          <table:table-cell office:value-type="float" office:value="15.9827828407288" calcext:value-type="float">
            <text:p>15.9827828407288</text:p>
          </table:table-cell>
          <table:table-cell office:value-type="float" office:value="16.4580512046814" calcext:value-type="float">
            <text:p>16.4580512046814</text:p>
          </table:table-cell>
          <table:table-cell office:value-type="float" office:value="16.9135792255402" calcext:value-type="float">
            <text:p>16.9135792255402</text:p>
          </table:table-cell>
          <table:table-cell office:value-type="float" office:value="17.4030919075012" calcext:value-type="float">
            <text:p>17.4030919075012</text:p>
          </table:table-cell>
          <table:table-cell office:value-type="float" office:value="17.9684467315674" calcext:value-type="float">
            <text:p>17.9684467315674</text:p>
          </table:table-cell>
          <table:table-cell office:value-type="float" office:value="18.4684743881226" calcext:value-type="float">
            <text:p>18.4684743881226</text:p>
          </table:table-cell>
          <table:table-cell office:value-type="float" office:value="19.0318615436554" calcext:value-type="float">
            <text:p>19.0318615436554</text:p>
          </table:table-cell>
          <table:table-cell office:value-type="float" office:value="19.6453704833984" calcext:value-type="float">
            <text:p>19.6453704833984</text:p>
          </table:table-cell>
          <table:table-cell office:value-type="float" office:value="20.2644336223602" calcext:value-type="float">
            <text:p>20.2644336223602</text:p>
          </table:table-cell>
          <table:table-cell office:value-type="float" office:value="20.8462414741516" calcext:value-type="float">
            <text:p>20.8462414741516</text:p>
          </table:table-cell>
          <table:table-cell office:value-type="float" office:value="21.4403238296509" calcext:value-type="float">
            <text:p>21.4403238296509</text:p>
          </table:table-cell>
          <table:table-cell office:value-type="float" office:value="22.0397772789001" calcext:value-type="float">
            <text:p>22.0397772789001</text:p>
          </table:table-cell>
          <table:table-cell office:value-type="float" office:value="22.5924730300903" calcext:value-type="float">
            <text:p>22.5924730300903</text:p>
          </table:table-cell>
          <table:table-cell office:value-type="float" office:value="23.1451044082642" calcext:value-type="float">
            <text:p>23.1451044082642</text:p>
          </table:table-cell>
          <table:table-cell office:value-type="float" office:value="23.7157766819" calcext:value-type="float">
            <text:p>23.7157766819</text:p>
          </table:table-cell>
          <table:table-cell office:value-type="float" office:value="24.271803855896" calcext:value-type="float">
            <text:p>24.271803855896</text:p>
          </table:table-cell>
          <table:table-cell office:value-type="float" office:value="24.8261768817902" calcext:value-type="float">
            <text:p>24.8261768817902</text:p>
          </table:table-cell>
          <table:table-cell office:value-type="float" office:value="25.3914895057678" calcext:value-type="float">
            <text:p>25.3914895057678</text:p>
          </table:table-cell>
          <table:table-cell office:value-type="float" office:value="25.9683289527893" calcext:value-type="float">
            <text:p>25.9683289527893</text:p>
          </table:table-cell>
          <table:table-cell office:value-type="float" office:value="26.5218713283539" calcext:value-type="float">
            <text:p>26.5218713283539</text:p>
          </table:table-cell>
          <table:table-cell office:value-type="float" office:value="27.3273987770081" calcext:value-type="float">
            <text:p>27.3273987770081</text:p>
          </table:table-cell>
          <table:table-cell office:value-type="float" office:value="28.1435489654541" calcext:value-type="float">
            <text:p>28.1435489654541</text:p>
          </table:table-cell>
          <table:table-cell office:value-type="float" office:value="28.752432346344" calcext:value-type="float">
            <text:p>28.752432346344</text:p>
          </table:table-cell>
          <table:table-cell office:value-type="float" office:value="29.3928329944611" calcext:value-type="float">
            <text:p>29.3928329944611</text:p>
          </table:table-cell>
          <table:table-cell office:value-type="float" office:value="30.0934581756592" calcext:value-type="float">
            <text:p>30.0934581756592</text:p>
          </table:table-cell>
          <table:table-cell office:value-type="float" office:value="30.8017163276672" calcext:value-type="float">
            <text:p>30.8017163276672</text:p>
          </table:table-cell>
          <table:table-cell office:value-type="float" office:value="31.4293730258942" calcext:value-type="float">
            <text:p>31.4293730258942</text:p>
          </table:table-cell>
          <table:table-cell office:value-type="float" office:value="32.0729193687439" calcext:value-type="float">
            <text:p>32.0729193687439</text:p>
          </table:table-cell>
          <table:table-cell office:value-type="float" office:value="32.78053855896" calcext:value-type="float">
            <text:p>32.78053855896</text:p>
          </table:table-cell>
          <table:table-cell office:value-type="float" office:value="33.4477694034576" calcext:value-type="float">
            <text:p>33.4477694034576</text:p>
          </table:table-cell>
          <table:table-cell office:value-type="float" office:value="34.112802028656" calcext:value-type="float">
            <text:p>34.112802028656</text:p>
          </table:table-cell>
          <table:table-cell office:value-type="float" office:value="34.7804567813873" calcext:value-type="float">
            <text:p>34.7804567813873</text:p>
          </table:table-cell>
          <table:table-cell office:value-type="float" office:value="35.509535074234" calcext:value-type="float">
            <text:p>35.509535074234</text:p>
          </table:table-cell>
          <table:table-cell office:value-type="float" office:value="36.2087149620056" calcext:value-type="float">
            <text:p>36.2087149620056</text:p>
          </table:table-cell>
          <table:table-cell office:value-type="float" office:value="37.1127259731293" calcext:value-type="float">
            <text:p>37.1127259731293</text:p>
          </table:table-cell>
          <table:table-cell office:value-type="float" office:value="37.9138770103455" calcext:value-type="float">
            <text:p>37.9138770103455</text:p>
          </table:table-cell>
          <table:table-cell office:value-type="float" office:value="38.7637224197388" calcext:value-type="float">
            <text:p>38.7637224197388</text:p>
          </table:table-cell>
          <table:table-cell office:value-type="float" office:value="39.5863282680511" calcext:value-type="float">
            <text:p>39.5863282680511</text:p>
          </table:table-cell>
          <table:table-cell office:value-type="float" office:value="40.3410205841064" calcext:value-type="float">
            <text:p>40.3410205841064</text:p>
          </table:table-cell>
          <table:table-cell office:value-type="float" office:value="41.1717121601105" calcext:value-type="float">
            <text:p>41.1717121601105</text:p>
          </table:table-cell>
          <table:table-cell office:value-type="float" office:value="42.0755441188812" calcext:value-type="float">
            <text:p>42.0755441188812</text:p>
          </table:table-cell>
          <table:table-cell office:value-type="float" office:value="42.8931822776795" calcext:value-type="float">
            <text:p>42.8931822776795</text:p>
          </table:table-cell>
          <table:table-cell office:value-type="float" office:value="43.6448819637299" calcext:value-type="float">
            <text:p>43.6448819637299</text:p>
          </table:table-cell>
        </table:table-row>
        <table:table-row table:style-name="ro1">
          <table:table-cell office:value-type="float" office:value="0.016122579574585" calcext:value-type="float">
            <text:p>0.016122579574585</text:p>
          </table:table-cell>
          <table:table-cell office:value-type="float" office:value="0.0397791862487793" calcext:value-type="float">
            <text:p>0.039779186248779</text:p>
          </table:table-cell>
          <table:table-cell office:value-type="float" office:value="0.0688958168029785" calcext:value-type="float">
            <text:p>0.068895816802979</text:p>
          </table:table-cell>
          <table:table-cell office:value-type="float" office:value="0.104148626327515" calcext:value-type="float">
            <text:p>0.104148626327515</text:p>
          </table:table-cell>
          <table:table-cell office:value-type="float" office:value="0.154853820800781" calcext:value-type="float">
            <text:p>0.154853820800781</text:p>
          </table:table-cell>
          <table:table-cell office:value-type="float" office:value="0.228244304656982" calcext:value-type="float">
            <text:p>0.228244304656982</text:p>
          </table:table-cell>
          <table:table-cell office:value-type="float" office:value="0.333662986755371" calcext:value-type="float">
            <text:p>0.333662986755371</text:p>
          </table:table-cell>
          <table:table-cell office:value-type="float" office:value="0.482740879058838" calcext:value-type="float">
            <text:p>0.482740879058838</text:p>
          </table:table-cell>
          <table:table-cell office:value-type="float" office:value="0.664624452590942" calcext:value-type="float">
            <text:p>0.664624452590942</text:p>
          </table:table-cell>
          <table:table-cell office:value-type="float" office:value="0.805814743041992" calcext:value-type="float">
            <text:p>0.805814743041992</text:p>
          </table:table-cell>
          <table:table-cell office:value-type="float" office:value="0.993007183074951" calcext:value-type="float">
            <text:p>0.993007183074951</text:p>
          </table:table-cell>
          <table:table-cell office:value-type="float" office:value="1.12323880195618" calcext:value-type="float">
            <text:p>1.12323880195618</text:p>
          </table:table-cell>
          <table:table-cell office:value-type="float" office:value="1.26290702819824" calcext:value-type="float">
            <text:p>1.26290702819824</text:p>
          </table:table-cell>
          <table:table-cell office:value-type="float" office:value="1.42322492599487" calcext:value-type="float">
            <text:p>1.42322492599487</text:p>
          </table:table-cell>
          <table:table-cell office:value-type="float" office:value="1.5926353931427" calcext:value-type="float">
            <text:p>1.5926353931427</text:p>
          </table:table-cell>
          <table:table-cell office:value-type="float" office:value="1.77023053169251" calcext:value-type="float">
            <text:p>1.77023053169251</text:p>
          </table:table-cell>
          <table:table-cell office:value-type="float" office:value="1.95898866653442" calcext:value-type="float">
            <text:p>1.95898866653442</text:p>
          </table:table-cell>
          <table:table-cell office:value-type="float" office:value="2.15833568572998" calcext:value-type="float">
            <text:p>2.15833568572998</text:p>
          </table:table-cell>
          <table:table-cell office:value-type="float" office:value="2.36336064338684" calcext:value-type="float">
            <text:p>2.36336064338684</text:p>
          </table:table-cell>
          <table:table-cell office:value-type="float" office:value="2.59671068191528" calcext:value-type="float">
            <text:p>2.59671068191528</text:p>
          </table:table-cell>
          <table:table-cell office:value-type="float" office:value="2.82633185386658" calcext:value-type="float">
            <text:p>2.82633185386658</text:p>
          </table:table-cell>
          <table:table-cell office:value-type="float" office:value="3.07343173027039" calcext:value-type="float">
            <text:p>3.07343173027039</text:p>
          </table:table-cell>
          <table:table-cell office:value-type="float" office:value="3.33936047554016" calcext:value-type="float">
            <text:p>3.33936047554016</text:p>
          </table:table-cell>
          <table:table-cell office:value-type="float" office:value="3.60976958274841" calcext:value-type="float">
            <text:p>3.60976958274841</text:p>
          </table:table-cell>
          <table:table-cell office:value-type="float" office:value="3.89095282554626" calcext:value-type="float">
            <text:p>3.89095282554626</text:p>
          </table:table-cell>
          <table:table-cell office:value-type="float" office:value="4.16421365737915" calcext:value-type="float">
            <text:p>4.16421365737915</text:p>
          </table:table-cell>
          <table:table-cell office:value-type="float" office:value="4.43476915359497" calcext:value-type="float">
            <text:p>4.43476915359497</text:p>
          </table:table-cell>
          <table:table-cell office:value-type="float" office:value="4.68080854415894" calcext:value-type="float">
            <text:p>4.68080854415894</text:p>
          </table:table-cell>
          <table:table-cell office:value-type="float" office:value="4.97623729705811" calcext:value-type="float">
            <text:p>4.97623729705811</text:p>
          </table:table-cell>
          <table:table-cell office:value-type="float" office:value="5.25998544692993" calcext:value-type="float">
            <text:p>5.25998544692993</text:p>
          </table:table-cell>
          <table:table-cell office:value-type="float" office:value="5.558269739151" calcext:value-type="float">
            <text:p>5.558269739151</text:p>
          </table:table-cell>
          <table:table-cell office:value-type="float" office:value="5.87388134002686" calcext:value-type="float">
            <text:p>5.87388134002686</text:p>
          </table:table-cell>
          <table:table-cell office:value-type="float" office:value="6.22996664047241" calcext:value-type="float">
            <text:p>6.22996664047241</text:p>
          </table:table-cell>
          <table:table-cell office:value-type="float" office:value="6.57229161262512" calcext:value-type="float">
            <text:p>6.57229161262512</text:p>
          </table:table-cell>
          <table:table-cell office:value-type="float" office:value="6.89232492446899" calcext:value-type="float">
            <text:p>6.89232492446899</text:p>
          </table:table-cell>
          <table:table-cell office:value-type="float" office:value="7.21638607978821" calcext:value-type="float">
            <text:p>7.21638607978821</text:p>
          </table:table-cell>
          <table:table-cell office:value-type="float" office:value="7.5280864238739" calcext:value-type="float">
            <text:p>7.5280864238739</text:p>
          </table:table-cell>
          <table:table-cell office:value-type="float" office:value="7.84261202812195" calcext:value-type="float">
            <text:p>7.84261202812195</text:p>
          </table:table-cell>
          <table:table-cell office:value-type="float" office:value="8.20192575454712" calcext:value-type="float">
            <text:p>8.20192575454712</text:p>
          </table:table-cell>
          <table:table-cell office:value-type="float" office:value="8.66958928108215" calcext:value-type="float">
            <text:p>8.66958928108215</text:p>
          </table:table-cell>
          <table:table-cell office:value-type="float" office:value="9.11712646484375" calcext:value-type="float">
            <text:p>9.11712646484375</text:p>
          </table:table-cell>
          <table:table-cell office:value-type="float" office:value="9.49052238464356" calcext:value-type="float">
            <text:p>9.49052238464356</text:p>
          </table:table-cell>
          <table:table-cell office:value-type="float" office:value="9.86068987846375" calcext:value-type="float">
            <text:p>9.86068987846375</text:p>
          </table:table-cell>
          <table:table-cell office:value-type="float" office:value="10.2574570178986" calcext:value-type="float">
            <text:p>10.2574570178986</text:p>
          </table:table-cell>
          <table:table-cell office:value-type="float" office:value="10.7354350090027" calcext:value-type="float">
            <text:p>10.7354350090027</text:p>
          </table:table-cell>
          <table:table-cell office:value-type="float" office:value="11.2154834270477" calcext:value-type="float">
            <text:p>11.2154834270477</text:p>
          </table:table-cell>
          <table:table-cell office:value-type="float" office:value="11.6525948047638" calcext:value-type="float">
            <text:p>11.6525948047638</text:p>
          </table:table-cell>
          <table:table-cell office:value-type="float" office:value="12.0618026256561" calcext:value-type="float">
            <text:p>12.0618026256561</text:p>
          </table:table-cell>
          <table:table-cell office:value-type="float" office:value="12.4686560630798" calcext:value-type="float">
            <text:p>12.4686560630798</text:p>
          </table:table-cell>
          <table:table-cell office:value-type="float" office:value="12.9215159416199" calcext:value-type="float">
            <text:p>12.9215159416199</text:p>
          </table:table-cell>
          <table:table-cell office:value-type="float" office:value="13.5125691890717" calcext:value-type="float">
            <text:p>13.5125691890717</text:p>
          </table:table-cell>
          <table:table-cell office:value-type="float" office:value="13.9883131980896" calcext:value-type="float">
            <text:p>13.9883131980896</text:p>
          </table:table-cell>
          <table:table-cell office:value-type="float" office:value="14.4206130504608" calcext:value-type="float">
            <text:p>14.4206130504608</text:p>
          </table:table-cell>
          <table:table-cell office:value-type="float" office:value="14.8605971336365" calcext:value-type="float">
            <text:p>14.8605971336365</text:p>
          </table:table-cell>
          <table:table-cell office:value-type="float" office:value="15.332671880722" calcext:value-type="float">
            <text:p>15.332671880722</text:p>
          </table:table-cell>
          <table:table-cell office:value-type="float" office:value="15.7721440792084" calcext:value-type="float">
            <text:p>15.7721440792084</text:p>
          </table:table-cell>
          <table:table-cell office:value-type="float" office:value="16.2270884513855" calcext:value-type="float">
            <text:p>16.2270884513855</text:p>
          </table:table-cell>
          <table:table-cell office:value-type="float" office:value="16.6926398277283" calcext:value-type="float">
            <text:p>16.6926398277283</text:p>
          </table:table-cell>
          <table:table-cell office:value-type="float" office:value="17.208927154541" calcext:value-type="float">
            <text:p>17.208927154541</text:p>
          </table:table-cell>
          <table:table-cell office:value-type="float" office:value="17.6898725032806" calcext:value-type="float">
            <text:p>17.6898725032806</text:p>
          </table:table-cell>
          <table:table-cell office:value-type="float" office:value="18.1724216938019" calcext:value-type="float">
            <text:p>18.1724216938019</text:p>
          </table:table-cell>
          <table:table-cell office:value-type="float" office:value="18.6602623462677" calcext:value-type="float">
            <text:p>18.6602623462677</text:p>
          </table:table-cell>
          <table:table-cell office:value-type="float" office:value="19.1699242591858" calcext:value-type="float">
            <text:p>19.1699242591858</text:p>
          </table:table-cell>
          <table:table-cell office:value-type="float" office:value="19.6815009117126" calcext:value-type="float">
            <text:p>19.6815009117126</text:p>
          </table:table-cell>
          <table:table-cell office:value-type="float" office:value="20.2046024799347" calcext:value-type="float">
            <text:p>20.2046024799347</text:p>
          </table:table-cell>
          <table:table-cell office:value-type="float" office:value="20.7892017364502" calcext:value-type="float">
            <text:p>20.7892017364502</text:p>
          </table:table-cell>
          <table:table-cell office:value-type="float" office:value="21.6085395812988" calcext:value-type="float">
            <text:p>21.6085395812988</text:p>
          </table:table-cell>
          <table:table-cell office:value-type="float" office:value="22.2884049415588" calcext:value-type="float">
            <text:p>22.2884049415588</text:p>
          </table:table-cell>
          <table:table-cell office:value-type="float" office:value="22.9761459827423" calcext:value-type="float">
            <text:p>22.9761459827423</text:p>
          </table:table-cell>
          <table:table-cell office:value-type="float" office:value="23.5252070426941" calcext:value-type="float">
            <text:p>23.5252070426941</text:p>
          </table:table-cell>
          <table:table-cell office:value-type="float" office:value="24.0972878932953" calcext:value-type="float">
            <text:p>24.0972878932953</text:p>
          </table:table-cell>
          <table:table-cell office:value-type="float" office:value="24.6667506694794" calcext:value-type="float">
            <text:p>24.6667506694794</text:p>
          </table:table-cell>
          <table:table-cell office:value-type="float" office:value="25.337014913559" calcext:value-type="float">
            <text:p>25.337014913559</text:p>
          </table:table-cell>
          <table:table-cell office:value-type="float" office:value="25.9231700897217" calcext:value-type="float">
            <text:p>25.9231700897217</text:p>
          </table:table-cell>
          <table:table-cell office:value-type="float" office:value="26.526451587677" calcext:value-type="float">
            <text:p>26.526451587677</text:p>
          </table:table-cell>
          <table:table-cell office:value-type="float" office:value="27.1409294605255" calcext:value-type="float">
            <text:p>27.1409294605255</text:p>
          </table:table-cell>
          <table:table-cell office:value-type="float" office:value="27.8127391338348" calcext:value-type="float">
            <text:p>27.8127391338348</text:p>
          </table:table-cell>
          <table:table-cell office:value-type="float" office:value="28.5333650112152" calcext:value-type="float">
            <text:p>28.5333650112152</text:p>
          </table:table-cell>
          <table:table-cell office:value-type="float" office:value="29.1858835220337" calcext:value-type="float">
            <text:p>29.1858835220337</text:p>
          </table:table-cell>
          <table:table-cell office:value-type="float" office:value="29.8502449989319" calcext:value-type="float">
            <text:p>29.8502449989319</text:p>
          </table:table-cell>
          <table:table-cell office:value-type="float" office:value="30.5137939453125" calcext:value-type="float">
            <text:p>30.5137939453125</text:p>
          </table:table-cell>
          <table:table-cell office:value-type="float" office:value="31.2324979305267" calcext:value-type="float">
            <text:p>31.2324979305267</text:p>
          </table:table-cell>
          <table:table-cell office:value-type="float" office:value="31.9058785438538" calcext:value-type="float">
            <text:p>31.9058785438538</text:p>
          </table:table-cell>
          <table:table-cell office:value-type="float" office:value="32.6416711807251" calcext:value-type="float">
            <text:p>32.6416711807251</text:p>
          </table:table-cell>
          <table:table-cell office:value-type="float" office:value="33.3054618835449" calcext:value-type="float">
            <text:p>33.3054618835449</text:p>
          </table:table-cell>
          <table:table-cell office:value-type="float" office:value="34.1100919246674" calcext:value-type="float">
            <text:p>34.1100919246674</text:p>
          </table:table-cell>
          <table:table-cell office:value-type="float" office:value="34.9828445911407" calcext:value-type="float">
            <text:p>34.9828445911407</text:p>
          </table:table-cell>
          <table:table-cell office:value-type="float" office:value="35.7275612354279" calcext:value-type="float">
            <text:p>35.7275612354279</text:p>
          </table:table-cell>
          <table:table-cell office:value-type="float" office:value="36.4286477565765" calcext:value-type="float">
            <text:p>36.4286477565765</text:p>
          </table:table-cell>
          <table:table-cell office:value-type="float" office:value="37.1120932102203" calcext:value-type="float">
            <text:p>37.1120932102203</text:p>
          </table:table-cell>
          <table:table-cell office:value-type="float" office:value="37.8180537223816" calcext:value-type="float">
            <text:p>37.8180537223816</text:p>
          </table:table-cell>
          <table:table-cell office:value-type="float" office:value="38.5982685089111" calcext:value-type="float">
            <text:p>38.5982685089111</text:p>
          </table:table-cell>
          <table:table-cell office:value-type="float" office:value="39.4095184803009" calcext:value-type="float">
            <text:p>39.4095184803009</text:p>
          </table:table-cell>
          <table:table-cell office:value-type="float" office:value="40.2362897396088" calcext:value-type="float">
            <text:p>40.2362897396088</text:p>
          </table:table-cell>
          <table:table-cell office:value-type="float" office:value="41.1018755435944" calcext:value-type="float">
            <text:p>41.1018755435944</text:p>
          </table:table-cell>
          <table:table-cell office:value-type="float" office:value="41.9774034023285" calcext:value-type="float">
            <text:p>41.9774034023285</text:p>
          </table:table-cell>
          <table:table-cell office:value-type="float" office:value="42.7144134044647" calcext:value-type="float">
            <text:p>42.7144134044647</text:p>
          </table:table-cell>
          <table:table-cell office:value-type="float" office:value="43.4454114437103" calcext:value-type="float">
            <text:p>43.4454114437103</text:p>
          </table:table-cell>
          <table:table-cell office:value-type="float" office:value="44.205064535141" calcext:value-type="float">
            <text:p>44.205064535141</text:p>
          </table:table-cell>
          <table:table-cell office:value-type="float" office:value="44.9443304538727" calcext:value-type="float">
            <text:p>44.9443304538727</text:p>
          </table:table-cell>
        </table:table-row>
        <table:table-row table:style-name="ro1">
          <table:table-cell office:value-type="float" office:value="0.0162832736968994" calcext:value-type="float">
            <text:p>0.0162832736969</text:p>
          </table:table-cell>
          <table:table-cell office:value-type="float" office:value="0.0391788482666016" calcext:value-type="float">
            <text:p>0.039178848266602</text:p>
          </table:table-cell>
          <table:table-cell office:value-type="float" office:value="0.0685381889343262" calcext:value-type="float">
            <text:p>0.068538188934326</text:p>
          </table:table-cell>
          <table:table-cell office:value-type="float" office:value="0.103860378265381" calcext:value-type="float">
            <text:p>0.103860378265381</text:p>
          </table:table-cell>
          <table:table-cell office:value-type="float" office:value="0.155105352401733" calcext:value-type="float">
            <text:p>0.155105352401733</text:p>
          </table:table-cell>
          <table:table-cell office:value-type="float" office:value="0.228503704071045" calcext:value-type="float">
            <text:p>0.228503704071045</text:p>
          </table:table-cell>
          <table:table-cell office:value-type="float" office:value="0.343037366867065" calcext:value-type="float">
            <text:p>0.343037366867065</text:p>
          </table:table-cell>
          <table:table-cell office:value-type="float" office:value="0.442507982254028" calcext:value-type="float">
            <text:p>0.442507982254028</text:p>
          </table:table-cell>
          <table:table-cell office:value-type="float" office:value="0.607793092727661" calcext:value-type="float">
            <text:p>0.607793092727661</text:p>
          </table:table-cell>
          <table:table-cell office:value-type="float" office:value="0.742877244949341" calcext:value-type="float">
            <text:p>0.742877244949341</text:p>
          </table:table-cell>
          <table:table-cell office:value-type="float" office:value="0.868522882461548" calcext:value-type="float">
            <text:p>0.868522882461548</text:p>
          </table:table-cell>
          <table:table-cell office:value-type="float" office:value="1.02304816246033" calcext:value-type="float">
            <text:p>1.02304816246033</text:p>
          </table:table-cell>
          <table:table-cell office:value-type="float" office:value="1.220782995224" calcext:value-type="float">
            <text:p>1.220782995224</text:p>
          </table:table-cell>
          <table:table-cell office:value-type="float" office:value="1.42553400993347" calcext:value-type="float">
            <text:p>1.42553400993347</text:p>
          </table:table-cell>
          <table:table-cell office:value-type="float" office:value="1.63394284248352" calcext:value-type="float">
            <text:p>1.63394284248352</text:p>
          </table:table-cell>
          <table:table-cell office:value-type="float" office:value="1.83399891853333" calcext:value-type="float">
            <text:p>1.83399891853333</text:p>
          </table:table-cell>
          <table:table-cell office:value-type="float" office:value="2.03908467292786" calcext:value-type="float">
            <text:p>2.03908467292786</text:p>
          </table:table-cell>
          <table:table-cell office:value-type="float" office:value="2.25682330131531" calcext:value-type="float">
            <text:p>2.25682330131531</text:p>
          </table:table-cell>
          <table:table-cell office:value-type="float" office:value="2.50402617454529" calcext:value-type="float">
            <text:p>2.50402617454529</text:p>
          </table:table-cell>
          <table:table-cell office:value-type="float" office:value="2.7510621547699" calcext:value-type="float">
            <text:p>2.7510621547699</text:p>
          </table:table-cell>
          <table:table-cell office:value-type="float" office:value="2.98739695549011" calcext:value-type="float">
            <text:p>2.98739695549011</text:p>
          </table:table-cell>
          <table:table-cell office:value-type="float" office:value="3.24003100395203" calcext:value-type="float">
            <text:p>3.24003100395203</text:p>
          </table:table-cell>
          <table:table-cell office:value-type="float" office:value="3.54626631736755" calcext:value-type="float">
            <text:p>3.54626631736755</text:p>
          </table:table-cell>
          <table:table-cell office:value-type="float" office:value="3.8551721572876" calcext:value-type="float">
            <text:p>3.8551721572876</text:p>
          </table:table-cell>
          <table:table-cell office:value-type="float" office:value="4.16855263710022" calcext:value-type="float">
            <text:p>4.16855263710022</text:p>
          </table:table-cell>
          <table:table-cell office:value-type="float" office:value="4.44545102119446" calcext:value-type="float">
            <text:p>4.44545102119446</text:p>
          </table:table-cell>
          <table:table-cell office:value-type="float" office:value="4.71852612495422" calcext:value-type="float">
            <text:p>4.71852612495422</text:p>
          </table:table-cell>
          <table:table-cell office:value-type="float" office:value="4.97557067871094" calcext:value-type="float">
            <text:p>4.97557067871094</text:p>
          </table:table-cell>
          <table:table-cell office:value-type="float" office:value="5.24706363677979" calcext:value-type="float">
            <text:p>5.24706363677979</text:p>
          </table:table-cell>
          <table:table-cell office:value-type="float" office:value="5.50886297225952" calcext:value-type="float">
            <text:p>5.50886297225952</text:p>
          </table:table-cell>
          <table:table-cell office:value-type="float" office:value="5.77892708778381" calcext:value-type="float">
            <text:p>5.77892708778381</text:p>
          </table:table-cell>
          <table:table-cell office:value-type="float" office:value="6.07172966003418" calcext:value-type="float">
            <text:p>6.07172966003418</text:p>
          </table:table-cell>
          <table:table-cell office:value-type="float" office:value="6.39535284042358" calcext:value-type="float">
            <text:p>6.39535284042358</text:p>
          </table:table-cell>
          <table:table-cell office:value-type="float" office:value="6.70877361297607" calcext:value-type="float">
            <text:p>6.70877361297607</text:p>
          </table:table-cell>
          <table:table-cell office:value-type="float" office:value="7.05140328407288" calcext:value-type="float">
            <text:p>7.05140328407288</text:p>
          </table:table-cell>
          <table:table-cell office:value-type="float" office:value="7.36004638671875" calcext:value-type="float">
            <text:p>7.36004638671875</text:p>
          </table:table-cell>
          <table:table-cell office:value-type="float" office:value="7.68093037605286" calcext:value-type="float">
            <text:p>7.68093037605286</text:p>
          </table:table-cell>
          <table:table-cell office:value-type="float" office:value="8.05524182319641" calcext:value-type="float">
            <text:p>8.05524182319641</text:p>
          </table:table-cell>
          <table:table-cell office:value-type="float" office:value="8.42110276222229" calcext:value-type="float">
            <text:p>8.42110276222229</text:p>
          </table:table-cell>
          <table:table-cell office:value-type="float" office:value="8.78217244148254" calcext:value-type="float">
            <text:p>8.78217244148254</text:p>
          </table:table-cell>
          <table:table-cell office:value-type="float" office:value="9.15989804267883" calcext:value-type="float">
            <text:p>9.15989804267883</text:p>
          </table:table-cell>
          <table:table-cell office:value-type="float" office:value="9.57536673545837" calcext:value-type="float">
            <text:p>9.57536673545837</text:p>
          </table:table-cell>
          <table:table-cell office:value-type="float" office:value="9.92725253105164" calcext:value-type="float">
            <text:p>9.92725253105164</text:p>
          </table:table-cell>
          <table:table-cell office:value-type="float" office:value="10.3393034934998" calcext:value-type="float">
            <text:p>10.3393034934998</text:p>
          </table:table-cell>
          <table:table-cell office:value-type="float" office:value="10.8092625141144" calcext:value-type="float">
            <text:p>10.8092625141144</text:p>
          </table:table-cell>
          <table:table-cell office:value-type="float" office:value="11.1733901500702" calcext:value-type="float">
            <text:p>11.1733901500702</text:p>
          </table:table-cell>
          <table:table-cell office:value-type="float" office:value="11.5718693733215" calcext:value-type="float">
            <text:p>11.5718693733215</text:p>
          </table:table-cell>
          <table:table-cell office:value-type="float" office:value="12.0426695346832" calcext:value-type="float">
            <text:p>12.0426695346832</text:p>
          </table:table-cell>
          <table:table-cell office:value-type="float" office:value="12.4933993816376" calcext:value-type="float">
            <text:p>12.4933993816376</text:p>
          </table:table-cell>
          <table:table-cell office:value-type="float" office:value="12.9196126461029" calcext:value-type="float">
            <text:p>12.9196126461029</text:p>
          </table:table-cell>
          <table:table-cell office:value-type="float" office:value="13.3764622211456" calcext:value-type="float">
            <text:p>13.3764622211456</text:p>
          </table:table-cell>
          <table:table-cell office:value-type="float" office:value="13.8620004653931" calcext:value-type="float">
            <text:p>13.8620004653931</text:p>
          </table:table-cell>
          <table:table-cell office:value-type="float" office:value="14.345826625824" calcext:value-type="float">
            <text:p>14.345826625824</text:p>
          </table:table-cell>
          <table:table-cell office:value-type="float" office:value="14.9252004623413" calcext:value-type="float">
            <text:p>14.9252004623413</text:p>
          </table:table-cell>
          <table:table-cell office:value-type="float" office:value="15.4546401500702" calcext:value-type="float">
            <text:p>15.4546401500702</text:p>
          </table:table-cell>
          <table:table-cell office:value-type="float" office:value="15.9729149341583" calcext:value-type="float">
            <text:p>15.9729149341583</text:p>
          </table:table-cell>
          <table:table-cell office:value-type="float" office:value="16.512802362442" calcext:value-type="float">
            <text:p>16.512802362442</text:p>
          </table:table-cell>
          <table:table-cell office:value-type="float" office:value="16.9736611843109" calcext:value-type="float">
            <text:p>16.9736611843109</text:p>
          </table:table-cell>
          <table:table-cell office:value-type="float" office:value="17.4983744621277" calcext:value-type="float">
            <text:p>17.4983744621277</text:p>
          </table:table-cell>
          <table:table-cell office:value-type="float" office:value="18.1137130260468" calcext:value-type="float">
            <text:p>18.1137130260468</text:p>
          </table:table-cell>
          <table:table-cell office:value-type="float" office:value="18.620044708252" calcext:value-type="float">
            <text:p>18.620044708252</text:p>
          </table:table-cell>
          <table:table-cell office:value-type="float" office:value="19.2758793830872" calcext:value-type="float">
            <text:p>19.2758793830872</text:p>
          </table:table-cell>
          <table:table-cell office:value-type="float" office:value="19.9295721054077" calcext:value-type="float">
            <text:p>19.9295721054077</text:p>
          </table:table-cell>
          <table:table-cell office:value-type="float" office:value="20.5365083217621" calcext:value-type="float">
            <text:p>20.5365083217621</text:p>
          </table:table-cell>
          <table:table-cell office:value-type="float" office:value="21.1361603736877" calcext:value-type="float">
            <text:p>21.1361603736877</text:p>
          </table:table-cell>
          <table:table-cell office:value-type="float" office:value="21.7157504558563" calcext:value-type="float">
            <text:p>21.7157504558563</text:p>
          </table:table-cell>
          <table:table-cell office:value-type="float" office:value="22.2593793869019" calcext:value-type="float">
            <text:p>22.2593793869019</text:p>
          </table:table-cell>
          <table:table-cell office:value-type="float" office:value="22.7936995029449" calcext:value-type="float">
            <text:p>22.7936995029449</text:p>
          </table:table-cell>
          <table:table-cell office:value-type="float" office:value="23.3442006111145" calcext:value-type="float">
            <text:p>23.3442006111145</text:p>
          </table:table-cell>
          <table:table-cell office:value-type="float" office:value="23.8926427364349" calcext:value-type="float">
            <text:p>23.8926427364349</text:p>
          </table:table-cell>
          <table:table-cell office:value-type="float" office:value="24.4653525352478" calcext:value-type="float">
            <text:p>24.4653525352478</text:p>
          </table:table-cell>
          <table:table-cell office:value-type="float" office:value="25.0288686752319" calcext:value-type="float">
            <text:p>25.0288686752319</text:p>
          </table:table-cell>
          <table:table-cell office:value-type="float" office:value="25.6379787921905" calcext:value-type="float">
            <text:p>25.6379787921905</text:p>
          </table:table-cell>
          <table:table-cell office:value-type="float" office:value="26.2287628650665" calcext:value-type="float">
            <text:p>26.2287628650665</text:p>
          </table:table-cell>
          <table:table-cell office:value-type="float" office:value="26.8352365493774" calcext:value-type="float">
            <text:p>26.8352365493774</text:p>
          </table:table-cell>
          <table:table-cell office:value-type="float" office:value="27.4429721832275" calcext:value-type="float">
            <text:p>27.4429721832275</text:p>
          </table:table-cell>
          <table:table-cell office:value-type="float" office:value="28.0644111633301" calcext:value-type="float">
            <text:p>28.0644111633301</text:p>
          </table:table-cell>
          <table:table-cell office:value-type="float" office:value="28.6529123783112" calcext:value-type="float">
            <text:p>28.6529123783112</text:p>
          </table:table-cell>
          <table:table-cell office:value-type="float" office:value="29.2812113761902" calcext:value-type="float">
            <text:p>29.2812113761902</text:p>
          </table:table-cell>
          <table:table-cell office:value-type="float" office:value="29.9255871772766" calcext:value-type="float">
            <text:p>29.9255871772766</text:p>
          </table:table-cell>
          <table:table-cell office:value-type="float" office:value="30.5593762397766" calcext:value-type="float">
            <text:p>30.5593762397766</text:p>
          </table:table-cell>
          <table:table-cell office:value-type="float" office:value="31.2574288845062" calcext:value-type="float">
            <text:p>31.2574288845062</text:p>
          </table:table-cell>
          <table:table-cell office:value-type="float" office:value="32.1493928432465" calcext:value-type="float">
            <text:p>32.1493928432465</text:p>
          </table:table-cell>
          <table:table-cell office:value-type="float" office:value="32.9001450538635" calcext:value-type="float">
            <text:p>32.9001450538635</text:p>
          </table:table-cell>
          <table:table-cell office:value-type="float" office:value="33.727965593338" calcext:value-type="float">
            <text:p>33.727965593338</text:p>
          </table:table-cell>
          <table:table-cell office:value-type="float" office:value="34.5394284725189" calcext:value-type="float">
            <text:p>34.5394284725189</text:p>
          </table:table-cell>
          <table:table-cell office:value-type="float" office:value="35.2926590442657" calcext:value-type="float">
            <text:p>35.2926590442657</text:p>
          </table:table-cell>
          <table:table-cell office:value-type="float" office:value="36.097984790802" calcext:value-type="float">
            <text:p>36.097984790802</text:p>
          </table:table-cell>
          <table:table-cell office:value-type="float" office:value="36.828289270401" calcext:value-type="float">
            <text:p>36.828289270401</text:p>
          </table:table-cell>
          <table:table-cell office:value-type="float" office:value="37.6548109054565" calcext:value-type="float">
            <text:p>37.6548109054565</text:p>
          </table:table-cell>
          <table:table-cell office:value-type="float" office:value="38.4684226512909" calcext:value-type="float">
            <text:p>38.4684226512909</text:p>
          </table:table-cell>
          <table:table-cell office:value-type="float" office:value="39.257285118103" calcext:value-type="float">
            <text:p>39.257285118103</text:p>
          </table:table-cell>
          <table:table-cell office:value-type="float" office:value="40.0734696388245" calcext:value-type="float">
            <text:p>40.0734696388245</text:p>
          </table:table-cell>
          <table:table-cell office:value-type="float" office:value="40.8573250770569" calcext:value-type="float">
            <text:p>40.8573250770569</text:p>
          </table:table-cell>
          <table:table-cell office:value-type="float" office:value="41.7211468219757" calcext:value-type="float">
            <text:p>41.7211468219757</text:p>
          </table:table-cell>
          <table:table-cell office:value-type="float" office:value="42.5790202617645" calcext:value-type="float">
            <text:p>42.5790202617645</text:p>
          </table:table-cell>
          <table:table-cell office:value-type="float" office:value="43.5128509998322" calcext:value-type="float">
            <text:p>43.5128509998322</text:p>
          </table:table-cell>
          <table:table-cell office:value-type="float" office:value="44.2829730510712" calcext:value-type="float">
            <text:p>44.2829730510712</text:p>
          </table:table-cell>
          <table:table-cell office:value-type="float" office:value="45.1112546920776" calcext:value-type="float">
            <text:p>45.1112546920776</text:p>
          </table:table-cell>
          <table:table-cell office:value-type="float" office:value="45.9157156944275" calcext:value-type="float">
            <text:p>45.9157156944275</text:p>
          </table:table-cell>
        </table:table-row>
        <table:table-row table:style-name="ro1">
          <table:table-cell office:value-type="float" office:value="0.0162925720214844" calcext:value-type="float">
            <text:p>0.016292572021484</text:p>
          </table:table-cell>
          <table:table-cell office:value-type="float" office:value="0.0389604568481445" calcext:value-type="float">
            <text:p>0.038960456848145</text:p>
          </table:table-cell>
          <table:table-cell office:value-type="float" office:value="0.068326473236084" calcext:value-type="float">
            <text:p>0.068326473236084</text:p>
          </table:table-cell>
          <table:table-cell office:value-type="float" office:value="0.104026079177856" calcext:value-type="float">
            <text:p>0.104026079177856</text:p>
          </table:table-cell>
          <table:table-cell office:value-type="float" office:value="0.171585559844971" calcext:value-type="float">
            <text:p>0.171585559844971</text:p>
          </table:table-cell>
          <table:table-cell office:value-type="float" office:value="0.238821268081665" calcext:value-type="float">
            <text:p>0.238821268081665</text:p>
          </table:table-cell>
          <table:table-cell office:value-type="float" office:value="0.321877479553223" calcext:value-type="float">
            <text:p>0.321877479553223</text:p>
          </table:table-cell>
          <table:table-cell office:value-type="float" office:value="0.416373252868652" calcext:value-type="float">
            <text:p>0.416373252868652</text:p>
          </table:table-cell>
          <table:table-cell office:value-type="float" office:value="0.553916931152344" calcext:value-type="float">
            <text:p>0.553916931152344</text:p>
          </table:table-cell>
          <table:table-cell office:value-type="float" office:value="0.703917980194092" calcext:value-type="float">
            <text:p>0.703917980194092</text:p>
          </table:table-cell>
          <table:table-cell office:value-type="float" office:value="0.84963583946228" calcext:value-type="float">
            <text:p>0.84963583946228</text:p>
          </table:table-cell>
          <table:table-cell office:value-type="float" office:value="1.04869890213013" calcext:value-type="float">
            <text:p>1.04869890213013</text:p>
          </table:table-cell>
          <table:table-cell office:value-type="float" office:value="1.25544047355652" calcext:value-type="float">
            <text:p>1.25544047355652</text:p>
          </table:table-cell>
          <table:table-cell office:value-type="float" office:value="1.45762252807617" calcext:value-type="float">
            <text:p>1.45762252807617</text:p>
          </table:table-cell>
          <table:table-cell office:value-type="float" office:value="1.67284035682678" calcext:value-type="float">
            <text:p>1.67284035682678</text:p>
          </table:table-cell>
          <table:table-cell office:value-type="float" office:value="1.89477157592773" calcext:value-type="float">
            <text:p>1.89477157592773</text:p>
          </table:table-cell>
          <table:table-cell office:value-type="float" office:value="2.07408332824707" calcext:value-type="float">
            <text:p>2.07408332824707</text:p>
          </table:table-cell>
          <table:table-cell office:value-type="float" office:value="2.25172090530395" calcext:value-type="float">
            <text:p>2.25172090530395</text:p>
          </table:table-cell>
          <table:table-cell office:value-type="float" office:value="2.47114777565002" calcext:value-type="float">
            <text:p>2.47114777565002</text:p>
          </table:table-cell>
          <table:table-cell office:value-type="float" office:value="2.67390704154968" calcext:value-type="float">
            <text:p>2.67390704154968</text:p>
          </table:table-cell>
          <table:table-cell office:value-type="float" office:value="2.88724112510681" calcext:value-type="float">
            <text:p>2.88724112510681</text:p>
          </table:table-cell>
          <table:table-cell office:value-type="float" office:value="3.10258507728577" calcext:value-type="float">
            <text:p>3.10258507728577</text:p>
          </table:table-cell>
          <table:table-cell office:value-type="float" office:value="3.34619736671448" calcext:value-type="float">
            <text:p>3.34619736671448</text:p>
          </table:table-cell>
          <table:table-cell office:value-type="float" office:value="3.61547350883484" calcext:value-type="float">
            <text:p>3.61547350883484</text:p>
          </table:table-cell>
          <table:table-cell office:value-type="float" office:value="3.86347389221191" calcext:value-type="float">
            <text:p>3.86347389221191</text:p>
          </table:table-cell>
          <table:table-cell office:value-type="float" office:value="4.12626838684082" calcext:value-type="float">
            <text:p>4.12626838684082</text:p>
          </table:table-cell>
          <table:table-cell office:value-type="float" office:value="4.40065097808838" calcext:value-type="float">
            <text:p>4.40065097808838</text:p>
          </table:table-cell>
          <table:table-cell office:value-type="float" office:value="4.66978573799133" calcext:value-type="float">
            <text:p>4.66978573799133</text:p>
          </table:table-cell>
          <table:table-cell office:value-type="float" office:value="4.96366500854492" calcext:value-type="float">
            <text:p>4.96366500854492</text:p>
          </table:table-cell>
          <table:table-cell office:value-type="float" office:value="5.25375270843506" calcext:value-type="float">
            <text:p>5.25375270843506</text:p>
          </table:table-cell>
          <table:table-cell office:value-type="float" office:value="5.54598784446716" calcext:value-type="float">
            <text:p>5.54598784446716</text:p>
          </table:table-cell>
          <table:table-cell office:value-type="float" office:value="5.84972834587097" calcext:value-type="float">
            <text:p>5.84972834587097</text:p>
          </table:table-cell>
          <table:table-cell office:value-type="float" office:value="6.14358997344971" calcext:value-type="float">
            <text:p>6.14358997344971</text:p>
          </table:table-cell>
          <table:table-cell office:value-type="float" office:value="6.44462203979492" calcext:value-type="float">
            <text:p>6.44462203979492</text:p>
          </table:table-cell>
          <table:table-cell office:value-type="float" office:value="6.78884768486023" calcext:value-type="float">
            <text:p>6.78884768486023</text:p>
          </table:table-cell>
          <table:table-cell office:value-type="float" office:value="7.18560814857483" calcext:value-type="float">
            <text:p>7.18560814857483</text:p>
          </table:table-cell>
          <table:table-cell office:value-type="float" office:value="7.56703972816467" calcext:value-type="float">
            <text:p>7.56703972816467</text:p>
          </table:table-cell>
          <table:table-cell office:value-type="float" office:value="7.93555331230164" calcext:value-type="float">
            <text:p>7.93555331230164</text:p>
          </table:table-cell>
          <table:table-cell office:value-type="float" office:value="8.25612926483154" calcext:value-type="float">
            <text:p>8.25612926483154</text:p>
          </table:table-cell>
          <table:table-cell office:value-type="float" office:value="8.59301447868347" calcext:value-type="float">
            <text:p>8.59301447868347</text:p>
          </table:table-cell>
          <table:table-cell office:value-type="float" office:value="8.9202253818512" calcext:value-type="float">
            <text:p>8.9202253818512</text:p>
          </table:table-cell>
          <table:table-cell office:value-type="float" office:value="9.28177428245544" calcext:value-type="float">
            <text:p>9.28177428245544</text:p>
          </table:table-cell>
          <table:table-cell office:value-type="float" office:value="9.63489317893982" calcext:value-type="float">
            <text:p>9.63489317893982</text:p>
          </table:table-cell>
          <table:table-cell office:value-type="float" office:value="9.99822425842285" calcext:value-type="float">
            <text:p>9.99822425842285</text:p>
          </table:table-cell>
          <table:table-cell office:value-type="float" office:value="10.3727240562439" calcext:value-type="float">
            <text:p>10.3727240562439</text:p>
          </table:table-cell>
          <table:table-cell office:value-type="float" office:value="10.7474296092987" calcext:value-type="float">
            <text:p>10.7474296092987</text:p>
          </table:table-cell>
          <table:table-cell office:value-type="float" office:value="11.1260223388672" calcext:value-type="float">
            <text:p>11.1260223388672</text:p>
          </table:table-cell>
          <table:table-cell office:value-type="float" office:value="11.5076947212219" calcext:value-type="float">
            <text:p>11.5076947212219</text:p>
          </table:table-cell>
          <table:table-cell office:value-type="float" office:value="11.900288105011" calcext:value-type="float">
            <text:p>11.900288105011</text:p>
          </table:table-cell>
          <table:table-cell office:value-type="float" office:value="12.3028447628021" calcext:value-type="float">
            <text:p>12.3028447628021</text:p>
          </table:table-cell>
          <table:table-cell office:value-type="float" office:value="12.7399234771729" calcext:value-type="float">
            <text:p>12.7399234771729</text:p>
          </table:table-cell>
          <table:table-cell office:value-type="float" office:value="13.1478910446167" calcext:value-type="float">
            <text:p>13.1478910446167</text:p>
          </table:table-cell>
          <table:table-cell office:value-type="float" office:value="13.5797462463379" calcext:value-type="float">
            <text:p>13.5797462463379</text:p>
          </table:table-cell>
          <table:table-cell office:value-type="float" office:value="14.0521411895752" calcext:value-type="float">
            <text:p>14.0521411895752</text:p>
          </table:table-cell>
          <table:table-cell office:value-type="float" office:value="14.5754024982452" calcext:value-type="float">
            <text:p>14.5754024982452</text:p>
          </table:table-cell>
          <table:table-cell office:value-type="float" office:value="15.0817060470581" calcext:value-type="float">
            <text:p>15.0817060470581</text:p>
          </table:table-cell>
          <table:table-cell office:value-type="float" office:value="15.5800495147705" calcext:value-type="float">
            <text:p>15.5800495147705</text:p>
          </table:table-cell>
          <table:table-cell office:value-type="float" office:value="16.1032819747925" calcext:value-type="float">
            <text:p>16.1032819747925</text:p>
          </table:table-cell>
          <table:table-cell office:value-type="float" office:value="16.7035048007965" calcext:value-type="float">
            <text:p>16.7035048007965</text:p>
          </table:table-cell>
          <table:table-cell office:value-type="float" office:value="17.1714870929718" calcext:value-type="float">
            <text:p>17.1714870929718</text:p>
          </table:table-cell>
          <table:table-cell office:value-type="float" office:value="17.6474506855011" calcext:value-type="float">
            <text:p>17.6474506855011</text:p>
          </table:table-cell>
          <table:table-cell office:value-type="float" office:value="18.1321136951447" calcext:value-type="float">
            <text:p>18.1321136951447</text:p>
          </table:table-cell>
          <table:table-cell office:value-type="float" office:value="18.619571685791" calcext:value-type="float">
            <text:p>18.619571685791</text:p>
          </table:table-cell>
          <table:table-cell office:value-type="float" office:value="19.1219804286957" calcext:value-type="float">
            <text:p>19.1219804286957</text:p>
          </table:table-cell>
          <table:table-cell office:value-type="float" office:value="19.6078014373779" calcext:value-type="float">
            <text:p>19.6078014373779</text:p>
          </table:table-cell>
          <table:table-cell office:value-type="float" office:value="20.1239824295044" calcext:value-type="float">
            <text:p>20.1239824295044</text:p>
          </table:table-cell>
          <table:table-cell office:value-type="float" office:value="20.6198606491089" calcext:value-type="float">
            <text:p>20.6198606491089</text:p>
          </table:table-cell>
          <table:table-cell office:value-type="float" office:value="21.1522650718689" calcext:value-type="float">
            <text:p>21.1522650718689</text:p>
          </table:table-cell>
          <table:table-cell office:value-type="float" office:value="21.7310690879822" calcext:value-type="float">
            <text:p>21.7310690879822</text:p>
          </table:table-cell>
          <table:table-cell office:value-type="float" office:value="22.2672784328461" calcext:value-type="float">
            <text:p>22.2672784328461</text:p>
          </table:table-cell>
          <table:table-cell office:value-type="float" office:value="22.8334617614746" calcext:value-type="float">
            <text:p>22.8334617614746</text:p>
          </table:table-cell>
          <table:table-cell office:value-type="float" office:value="23.5285646915436" calcext:value-type="float">
            <text:p>23.5285646915436</text:p>
          </table:table-cell>
          <table:table-cell office:value-type="float" office:value="24.2819912433624" calcext:value-type="float">
            <text:p>24.2819912433624</text:p>
          </table:table-cell>
          <table:table-cell office:value-type="float" office:value="24.9393677711487" calcext:value-type="float">
            <text:p>24.9393677711487</text:p>
          </table:table-cell>
          <table:table-cell office:value-type="float" office:value="25.7113950252533" calcext:value-type="float">
            <text:p>25.7113950252533</text:p>
          </table:table-cell>
          <table:table-cell office:value-type="float" office:value="26.4236533641815" calcext:value-type="float">
            <text:p>26.4236533641815</text:p>
          </table:table-cell>
          <table:table-cell office:value-type="float" office:value="27.1199262142181" calcext:value-type="float">
            <text:p>27.1199262142181</text:p>
          </table:table-cell>
          <table:table-cell office:value-type="float" office:value="27.694272518158" calcext:value-type="float">
            <text:p>27.694272518158</text:p>
          </table:table-cell>
          <table:table-cell office:value-type="float" office:value="28.2888991832733" calcext:value-type="float">
            <text:p>28.2888991832733</text:p>
          </table:table-cell>
          <table:table-cell office:value-type="float" office:value="29.008909702301" calcext:value-type="float">
            <text:p>29.008909702301</text:p>
          </table:table-cell>
          <table:table-cell office:value-type="float" office:value="29.8284804821014" calcext:value-type="float">
            <text:p>29.8284804821014</text:p>
          </table:table-cell>
          <table:table-cell office:value-type="float" office:value="30.5960795879364" calcext:value-type="float">
            <text:p>30.5960795879364</text:p>
          </table:table-cell>
          <table:table-cell office:value-type="float" office:value="31.3114717006683" calcext:value-type="float">
            <text:p>31.3114717006683</text:p>
          </table:table-cell>
          <table:table-cell office:value-type="float" office:value="32.0799069404602" calcext:value-type="float">
            <text:p>32.0799069404602</text:p>
          </table:table-cell>
          <table:table-cell office:value-type="float" office:value="32.7501957416534" calcext:value-type="float">
            <text:p>32.7501957416534</text:p>
          </table:table-cell>
          <table:table-cell office:value-type="float" office:value="33.4663515090942" calcext:value-type="float">
            <text:p>33.4663515090942</text:p>
          </table:table-cell>
          <table:table-cell office:value-type="float" office:value="34.2787981033325" calcext:value-type="float">
            <text:p>34.2787981033325</text:p>
          </table:table-cell>
          <table:table-cell office:value-type="float" office:value="35.1909148693085" calcext:value-type="float">
            <text:p>35.1909148693085</text:p>
          </table:table-cell>
          <table:table-cell office:value-type="float" office:value="35.9620473384857" calcext:value-type="float">
            <text:p>35.9620473384857</text:p>
          </table:table-cell>
          <table:table-cell office:value-type="float" office:value="36.7007298469543" calcext:value-type="float">
            <text:p>36.7007298469543</text:p>
          </table:table-cell>
          <table:table-cell office:value-type="float" office:value="37.3766903877258" calcext:value-type="float">
            <text:p>37.3766903877258</text:p>
          </table:table-cell>
          <table:table-cell office:value-type="float" office:value="38.0883550643921" calcext:value-type="float">
            <text:p>38.0883550643921</text:p>
          </table:table-cell>
          <table:table-cell office:value-type="float" office:value="38.8172698020935" calcext:value-type="float">
            <text:p>38.8172698020935</text:p>
          </table:table-cell>
          <table:table-cell office:value-type="float" office:value="39.5315406322479" calcext:value-type="float">
            <text:p>39.5315406322479</text:p>
          </table:table-cell>
          <table:table-cell office:value-type="float" office:value="40.2522468566895" calcext:value-type="float">
            <text:p>40.2522468566895</text:p>
          </table:table-cell>
          <table:table-cell office:value-type="float" office:value="41.0557539463043" calcext:value-type="float">
            <text:p>41.0557539463043</text:p>
          </table:table-cell>
          <table:table-cell office:value-type="float" office:value="41.8312520980835" calcext:value-type="float">
            <text:p>41.8312520980835</text:p>
          </table:table-cell>
          <table:table-cell office:value-type="float" office:value="42.6972918510437" calcext:value-type="float">
            <text:p>42.6972918510437</text:p>
          </table:table-cell>
          <table:table-cell office:value-type="float" office:value="43.5385229587555" calcext:value-type="float">
            <text:p>43.5385229587555</text:p>
          </table:table-cell>
          <table:table-cell office:value-type="float" office:value="44.287002325058" calcext:value-type="float">
            <text:p>44.287002325058</text:p>
          </table:table-cell>
        </table:table-row>
        <table:table-row table:style-name="ro1">
          <table:table-cell office:value-type="float" office:value="0.0167186260223389" calcext:value-type="float">
            <text:p>0.016718626022339</text:p>
          </table:table-cell>
          <table:table-cell office:value-type="float" office:value="0.0393917560577393" calcext:value-type="float">
            <text:p>0.039391756057739</text:p>
          </table:table-cell>
          <table:table-cell office:value-type="float" office:value="0.0688278675079346" calcext:value-type="float">
            <text:p>0.068827867507935</text:p>
          </table:table-cell>
          <table:table-cell office:value-type="float" office:value="0.104848384857178" calcext:value-type="float">
            <text:p>0.104848384857178</text:p>
          </table:table-cell>
          <table:table-cell office:value-type="float" office:value="0.147886991500855" calcext:value-type="float">
            <text:p>0.147886991500855</text:p>
          </table:table-cell>
          <table:table-cell office:value-type="float" office:value="0.249262809753418" calcext:value-type="float">
            <text:p>0.249262809753418</text:p>
          </table:table-cell>
          <table:table-cell office:value-type="float" office:value="0.341039180755615" calcext:value-type="float">
            <text:p>0.341039180755615</text:p>
          </table:table-cell>
          <table:table-cell office:value-type="float" office:value="0.475075483322144" calcext:value-type="float">
            <text:p>0.475075483322144</text:p>
          </table:table-cell>
          <table:table-cell office:value-type="float" office:value="0.65477705001831" calcext:value-type="float">
            <text:p>0.65477705001831</text:p>
          </table:table-cell>
          <table:table-cell office:value-type="float" office:value="0.827529907226563" calcext:value-type="float">
            <text:p>0.827529907226563</text:p>
          </table:table-cell>
          <table:table-cell office:value-type="float" office:value="0.96772575378418" calcext:value-type="float">
            <text:p>0.96772575378418</text:p>
          </table:table-cell>
          <table:table-cell office:value-type="float" office:value="1.13394403457642" calcext:value-type="float">
            <text:p>1.13394403457642</text:p>
          </table:table-cell>
          <table:table-cell office:value-type="float" office:value="1.3270251750946" calcext:value-type="float">
            <text:p>1.3270251750946</text:p>
          </table:table-cell>
          <table:table-cell office:value-type="float" office:value="1.52522730827332" calcext:value-type="float">
            <text:p>1.52522730827332</text:p>
          </table:table-cell>
          <table:table-cell office:value-type="float" office:value="1.71576762199402" calcext:value-type="float">
            <text:p>1.71576762199402</text:p>
          </table:table-cell>
          <table:table-cell office:value-type="float" office:value="1.91274547576904" calcext:value-type="float">
            <text:p>1.91274547576904</text:p>
          </table:table-cell>
          <table:table-cell office:value-type="float" office:value="2.09704780578613" calcext:value-type="float">
            <text:p>2.09704780578613</text:p>
          </table:table-cell>
          <table:table-cell office:value-type="float" office:value="2.28203415870666" calcext:value-type="float">
            <text:p>2.28203415870666</text:p>
          </table:table-cell>
          <table:table-cell office:value-type="float" office:value="2.46215176582336" calcext:value-type="float">
            <text:p>2.46215176582336</text:p>
          </table:table-cell>
          <table:table-cell office:value-type="float" office:value="2.68009400367737" calcext:value-type="float">
            <text:p>2.68009400367737</text:p>
          </table:table-cell>
          <table:table-cell office:value-type="float" office:value="2.87545299530029" calcext:value-type="float">
            <text:p>2.87545299530029</text:p>
          </table:table-cell>
          <table:table-cell office:value-type="float" office:value="3.0853898525238" calcext:value-type="float">
            <text:p>3.0853898525238</text:p>
          </table:table-cell>
          <table:table-cell office:value-type="float" office:value="3.32631063461304" calcext:value-type="float">
            <text:p>3.32631063461304</text:p>
          </table:table-cell>
          <table:table-cell office:value-type="float" office:value="3.60185503959656" calcext:value-type="float">
            <text:p>3.60185503959656</text:p>
          </table:table-cell>
          <table:table-cell office:value-type="float" office:value="3.85503888130188" calcext:value-type="float">
            <text:p>3.85503888130188</text:p>
          </table:table-cell>
          <table:table-cell office:value-type="float" office:value="4.18950200080872" calcext:value-type="float">
            <text:p>4.18950200080872</text:p>
          </table:table-cell>
          <table:table-cell office:value-type="float" office:value="4.43324208259583" calcext:value-type="float">
            <text:p>4.43324208259583</text:p>
          </table:table-cell>
          <table:table-cell office:value-type="float" office:value="4.66277694702148" calcext:value-type="float">
            <text:p>4.66277694702148</text:p>
          </table:table-cell>
          <table:table-cell office:value-type="float" office:value="4.92013955116272" calcext:value-type="float">
            <text:p>4.92013955116272</text:p>
          </table:table-cell>
          <table:table-cell office:value-type="float" office:value="5.20610070228577" calcext:value-type="float">
            <text:p>5.20610070228577</text:p>
          </table:table-cell>
          <table:table-cell office:value-type="float" office:value="5.49006032943726" calcext:value-type="float">
            <text:p>5.49006032943726</text:p>
          </table:table-cell>
          <table:table-cell office:value-type="float" office:value="5.80673408508301" calcext:value-type="float">
            <text:p>5.80673408508301</text:p>
          </table:table-cell>
          <table:table-cell office:value-type="float" office:value="6.1128830909729" calcext:value-type="float">
            <text:p>6.1128830909729</text:p>
          </table:table-cell>
          <table:table-cell office:value-type="float" office:value="6.45163345336914" calcext:value-type="float">
            <text:p>6.45163345336914</text:p>
          </table:table-cell>
          <table:table-cell office:value-type="float" office:value="6.77488946914673" calcext:value-type="float">
            <text:p>6.77488946914673</text:p>
          </table:table-cell>
          <table:table-cell office:value-type="float" office:value="7.12592935562134" calcext:value-type="float">
            <text:p>7.12592935562134</text:p>
          </table:table-cell>
          <table:table-cell office:value-type="float" office:value="7.46611189842224" calcext:value-type="float">
            <text:p>7.46611189842224</text:p>
          </table:table-cell>
          <table:table-cell office:value-type="float" office:value="7.83284878730774" calcext:value-type="float">
            <text:p>7.83284878730774</text:p>
          </table:table-cell>
          <table:table-cell office:value-type="float" office:value="8.17922902107239" calcext:value-type="float">
            <text:p>8.17922902107239</text:p>
          </table:table-cell>
          <table:table-cell office:value-type="float" office:value="8.50099229812622" calcext:value-type="float">
            <text:p>8.50099229812622</text:p>
          </table:table-cell>
          <table:table-cell office:value-type="float" office:value="8.86276125907898" calcext:value-type="float">
            <text:p>8.86276125907898</text:p>
          </table:table-cell>
          <table:table-cell office:value-type="float" office:value="9.28026223182678" calcext:value-type="float">
            <text:p>9.28026223182678</text:p>
          </table:table-cell>
          <table:table-cell office:value-type="float" office:value="9.6528491973877" calcext:value-type="float">
            <text:p>9.6528491973877</text:p>
          </table:table-cell>
          <table:table-cell office:value-type="float" office:value="10.0348427295685" calcext:value-type="float">
            <text:p>10.0348427295685</text:p>
          </table:table-cell>
          <table:table-cell office:value-type="float" office:value="10.4472086429596" calcext:value-type="float">
            <text:p>10.4472086429596</text:p>
          </table:table-cell>
          <table:table-cell office:value-type="float" office:value="10.8579542636871" calcext:value-type="float">
            <text:p>10.8579542636871</text:p>
          </table:table-cell>
          <table:table-cell office:value-type="float" office:value="11.2870399951935" calcext:value-type="float">
            <text:p>11.2870399951935</text:p>
          </table:table-cell>
          <table:table-cell office:value-type="float" office:value="11.6930773258209" calcext:value-type="float">
            <text:p>11.6930773258209</text:p>
          </table:table-cell>
          <table:table-cell office:value-type="float" office:value="12.1077117919922" calcext:value-type="float">
            <text:p>12.1077117919922</text:p>
          </table:table-cell>
          <table:table-cell office:value-type="float" office:value="12.5266871452332" calcext:value-type="float">
            <text:p>12.5266871452332</text:p>
          </table:table-cell>
          <table:table-cell office:value-type="float" office:value="12.950207233429" calcext:value-type="float">
            <text:p>12.950207233429</text:p>
          </table:table-cell>
          <table:table-cell office:value-type="float" office:value="13.5496025085449" calcext:value-type="float">
            <text:p>13.5496025085449</text:p>
          </table:table-cell>
          <table:table-cell office:value-type="float" office:value="14.0211613178253" calcext:value-type="float">
            <text:p>14.0211613178253</text:p>
          </table:table-cell>
          <table:table-cell office:value-type="float" office:value="14.4783124923706" calcext:value-type="float">
            <text:p>14.4783124923706</text:p>
          </table:table-cell>
          <table:table-cell office:value-type="float" office:value="14.9905230998993" calcext:value-type="float">
            <text:p>14.9905230998993</text:p>
          </table:table-cell>
          <table:table-cell office:value-type="float" office:value="15.4829831123352" calcext:value-type="float">
            <text:p>15.4829831123352</text:p>
          </table:table-cell>
          <table:table-cell office:value-type="float" office:value="15.9323396682739" calcext:value-type="float">
            <text:p>15.9323396682739</text:p>
          </table:table-cell>
          <table:table-cell office:value-type="float" office:value="16.3834593296051" calcext:value-type="float">
            <text:p>16.3834593296051</text:p>
          </table:table-cell>
          <table:table-cell office:value-type="float" office:value="16.8464665412903" calcext:value-type="float">
            <text:p>16.8464665412903</text:p>
          </table:table-cell>
          <table:table-cell office:value-type="float" office:value="17.3138070106506" calcext:value-type="float">
            <text:p>17.3138070106506</text:p>
          </table:table-cell>
          <table:table-cell office:value-type="float" office:value="17.7824242115021" calcext:value-type="float">
            <text:p>17.7824242115021</text:p>
          </table:table-cell>
          <table:table-cell office:value-type="float" office:value="18.2707316875458" calcext:value-type="float">
            <text:p>18.2707316875458</text:p>
          </table:table-cell>
          <table:table-cell office:value-type="float" office:value="18.8197846412659" calcext:value-type="float">
            <text:p>18.8197846412659</text:p>
          </table:table-cell>
          <table:table-cell office:value-type="float" office:value="19.3375232219696" calcext:value-type="float">
            <text:p>19.3375232219696</text:p>
          </table:table-cell>
          <table:table-cell office:value-type="float" office:value="19.8546903133392" calcext:value-type="float">
            <text:p>19.8546903133392</text:p>
          </table:table-cell>
          <table:table-cell office:value-type="float" office:value="20.3667645454407" calcext:value-type="float">
            <text:p>20.3667645454407</text:p>
          </table:table-cell>
          <table:table-cell office:value-type="float" office:value="20.9006540775299" calcext:value-type="float">
            <text:p>20.9006540775299</text:p>
          </table:table-cell>
          <table:table-cell office:value-type="float" office:value="21.4875888824463" calcext:value-type="float">
            <text:p>21.4875888824463</text:p>
          </table:table-cell>
          <table:table-cell office:value-type="float" office:value="22.1111524105072" calcext:value-type="float">
            <text:p>22.1111524105072</text:p>
          </table:table-cell>
          <table:table-cell office:value-type="float" office:value="22.6981730461121" calcext:value-type="float">
            <text:p>22.6981730461121</text:p>
          </table:table-cell>
          <table:table-cell office:value-type="float" office:value="23.3152749538422" calcext:value-type="float">
            <text:p>23.3152749538422</text:p>
          </table:table-cell>
          <table:table-cell office:value-type="float" office:value="23.9494395256042" calcext:value-type="float">
            <text:p>23.9494395256042</text:p>
          </table:table-cell>
          <table:table-cell office:value-type="float" office:value="24.6582493782043" calcext:value-type="float">
            <text:p>24.6582493782043</text:p>
          </table:table-cell>
          <table:table-cell office:value-type="float" office:value="25.224146604538" calcext:value-type="float">
            <text:p>25.224146604538</text:p>
          </table:table-cell>
          <table:table-cell office:value-type="float" office:value="25.7948033809662" calcext:value-type="float">
            <text:p>25.7948033809662</text:p>
          </table:table-cell>
          <table:table-cell office:value-type="float" office:value="26.3519313335419" calcext:value-type="float">
            <text:p>26.3519313335419</text:p>
          </table:table-cell>
          <table:table-cell office:value-type="float" office:value="26.9265305995941" calcext:value-type="float">
            <text:p>26.9265305995941</text:p>
          </table:table-cell>
          <table:table-cell office:value-type="float" office:value="27.5079298019409" calcext:value-type="float">
            <text:p>27.5079298019409</text:p>
          </table:table-cell>
          <table:table-cell office:value-type="float" office:value="28.1073727607727" calcext:value-type="float">
            <text:p>28.1073727607727</text:p>
          </table:table-cell>
          <table:table-cell office:value-type="float" office:value="28.7268562316895" calcext:value-type="float">
            <text:p>28.7268562316895</text:p>
          </table:table-cell>
          <table:table-cell office:value-type="float" office:value="29.4832463264465" calcext:value-type="float">
            <text:p>29.4832463264465</text:p>
          </table:table-cell>
          <table:table-cell office:value-type="float" office:value="30.3499767780304" calcext:value-type="float">
            <text:p>30.3499767780304</text:p>
          </table:table-cell>
          <table:table-cell office:value-type="float" office:value="31.0687425136566" calcext:value-type="float">
            <text:p>31.0687425136566</text:p>
          </table:table-cell>
          <table:table-cell office:value-type="float" office:value="31.8232147693634" calcext:value-type="float">
            <text:p>31.8232147693634</text:p>
          </table:table-cell>
          <table:table-cell office:value-type="float" office:value="32.5992243289947" calcext:value-type="float">
            <text:p>32.5992243289947</text:p>
          </table:table-cell>
          <table:table-cell office:value-type="float" office:value="33.346949338913" calcext:value-type="float">
            <text:p>33.346949338913</text:p>
          </table:table-cell>
          <table:table-cell office:value-type="float" office:value="33.9973311424255" calcext:value-type="float">
            <text:p>33.9973311424255</text:p>
          </table:table-cell>
          <table:table-cell office:value-type="float" office:value="34.6595370769501" calcext:value-type="float">
            <text:p>34.6595370769501</text:p>
          </table:table-cell>
          <table:table-cell office:value-type="float" office:value="35.3249568939209" calcext:value-type="float">
            <text:p>35.3249568939209</text:p>
          </table:table-cell>
          <table:table-cell office:value-type="float" office:value="36.0621318817139" calcext:value-type="float">
            <text:p>36.0621318817139</text:p>
          </table:table-cell>
          <table:table-cell office:value-type="float" office:value="36.8225839138031" calcext:value-type="float">
            <text:p>36.8225839138031</text:p>
          </table:table-cell>
          <table:table-cell office:value-type="float" office:value="37.576073884964" calcext:value-type="float">
            <text:p>37.576073884964</text:p>
          </table:table-cell>
          <table:table-cell office:value-type="float" office:value="38.4474697113037" calcext:value-type="float">
            <text:p>38.4474697113037</text:p>
          </table:table-cell>
          <table:table-cell office:value-type="float" office:value="39.2647850513458" calcext:value-type="float">
            <text:p>39.2647850513458</text:p>
          </table:table-cell>
          <table:table-cell office:value-type="float" office:value="40.0144267082214" calcext:value-type="float">
            <text:p>40.0144267082214</text:p>
          </table:table-cell>
          <table:table-cell office:value-type="float" office:value="40.7383689880371" calcext:value-type="float">
            <text:p>40.7383689880371</text:p>
          </table:table-cell>
          <table:table-cell office:value-type="float" office:value="41.4589734077454" calcext:value-type="float">
            <text:p>41.4589734077454</text:p>
          </table:table-cell>
          <table:table-cell office:value-type="float" office:value="42.169807434082" calcext:value-type="float">
            <text:p>42.169807434082</text:p>
          </table:table-cell>
          <table:table-cell office:value-type="float" office:value="42.9553093910217" calcext:value-type="float">
            <text:p>42.9553093910217</text:p>
          </table:table-cell>
          <table:table-cell office:value-type="float" office:value="43.7171940803528" calcext:value-type="float">
            <text:p>43.7171940803528</text:p>
          </table:table-cell>
        </table:table-row>
        <table:table-row table:style-name="ro1">
          <table:table-cell office:value-type="float" office:value="0.0166184902191162" calcext:value-type="float">
            <text:p>0.016618490219116</text:p>
          </table:table-cell>
          <table:table-cell office:value-type="float" office:value="0.0385227203369141" calcext:value-type="float">
            <text:p>0.038522720336914</text:p>
          </table:table-cell>
          <table:table-cell office:value-type="float" office:value="0.0667538642883301" calcext:value-type="float">
            <text:p>0.06675386428833</text:p>
          </table:table-cell>
          <table:table-cell office:value-type="float" office:value="0.100267648696899" calcext:value-type="float">
            <text:p>0.100267648696899</text:p>
          </table:table-cell>
          <table:table-cell office:value-type="float" office:value="0.145529508590698" calcext:value-type="float">
            <text:p>0.145529508590698</text:p>
          </table:table-cell>
          <table:table-cell office:value-type="float" office:value="0.216073274612427" calcext:value-type="float">
            <text:p>0.216073274612427</text:p>
          </table:table-cell>
          <table:table-cell office:value-type="float" office:value="0.297502040863037" calcext:value-type="float">
            <text:p>0.297502040863037</text:p>
          </table:table-cell>
          <table:table-cell office:value-type="float" office:value="0.412960052490234" calcext:value-type="float">
            <text:p>0.412960052490234</text:p>
          </table:table-cell>
          <table:table-cell office:value-type="float" office:value="0.517611265182495" calcext:value-type="float">
            <text:p>0.517611265182495</text:p>
          </table:table-cell>
          <table:table-cell office:value-type="float" office:value="0.656318426132202" calcext:value-type="float">
            <text:p>0.656318426132202</text:p>
          </table:table-cell>
          <table:table-cell office:value-type="float" office:value="0.784004688262939" calcext:value-type="float">
            <text:p>0.784004688262939</text:p>
          </table:table-cell>
          <table:table-cell office:value-type="float" office:value="0.910166501998901" calcext:value-type="float">
            <text:p>0.910166501998901</text:p>
          </table:table-cell>
          <table:table-cell office:value-type="float" office:value="1.06993722915649" calcext:value-type="float">
            <text:p>1.06993722915649</text:p>
          </table:table-cell>
          <table:table-cell office:value-type="float" office:value="1.22172451019287" calcext:value-type="float">
            <text:p>1.22172451019287</text:p>
          </table:table-cell>
          <table:table-cell office:value-type="float" office:value="1.37957000732422" calcext:value-type="float">
            <text:p>1.37957000732422</text:p>
          </table:table-cell>
          <table:table-cell office:value-type="float" office:value="1.55013298988342" calcext:value-type="float">
            <text:p>1.55013298988342</text:p>
          </table:table-cell>
          <table:table-cell office:value-type="float" office:value="1.7583601474762" calcext:value-type="float">
            <text:p>1.7583601474762</text:p>
          </table:table-cell>
          <table:table-cell office:value-type="float" office:value="1.94998359680176" calcext:value-type="float">
            <text:p>1.94998359680176</text:p>
          </table:table-cell>
          <table:table-cell office:value-type="float" office:value="2.14692187309265" calcext:value-type="float">
            <text:p>2.14692187309265</text:p>
          </table:table-cell>
          <table:table-cell office:value-type="float" office:value="2.37545371055603" calcext:value-type="float">
            <text:p>2.37545371055603</text:p>
          </table:table-cell>
          <table:table-cell office:value-type="float" office:value="2.60532689094543" calcext:value-type="float">
            <text:p>2.60532689094543</text:p>
          </table:table-cell>
          <table:table-cell office:value-type="float" office:value="2.81734800338745" calcext:value-type="float">
            <text:p>2.81734800338745</text:p>
          </table:table-cell>
          <table:table-cell office:value-type="float" office:value="3.06242823600769" calcext:value-type="float">
            <text:p>3.06242823600769</text:p>
          </table:table-cell>
          <table:table-cell office:value-type="float" office:value="3.30393218994141" calcext:value-type="float">
            <text:p>3.30393218994141</text:p>
          </table:table-cell>
          <table:table-cell office:value-type="float" office:value="3.53636813163757" calcext:value-type="float">
            <text:p>3.53636813163757</text:p>
          </table:table-cell>
          <table:table-cell office:value-type="float" office:value="3.77273654937744" calcext:value-type="float">
            <text:p>3.77273654937744</text:p>
          </table:table-cell>
          <table:table-cell office:value-type="float" office:value="4.00882077217102" calcext:value-type="float">
            <text:p>4.00882077217102</text:p>
          </table:table-cell>
          <table:table-cell office:value-type="float" office:value="4.2673225402832" calcext:value-type="float">
            <text:p>4.2673225402832</text:p>
          </table:table-cell>
          <table:table-cell office:value-type="float" office:value="4.52560114860535" calcext:value-type="float">
            <text:p>4.52560114860535</text:p>
          </table:table-cell>
          <table:table-cell office:value-type="float" office:value="4.79316592216492" calcext:value-type="float">
            <text:p>4.79316592216492</text:p>
          </table:table-cell>
          <table:table-cell office:value-type="float" office:value="5.02785611152649" calcext:value-type="float">
            <text:p>5.02785611152649</text:p>
          </table:table-cell>
          <table:table-cell office:value-type="float" office:value="5.28437209129334" calcext:value-type="float">
            <text:p>5.28437209129334</text:p>
          </table:table-cell>
          <table:table-cell office:value-type="float" office:value="5.57032108306885" calcext:value-type="float">
            <text:p>5.57032108306885</text:p>
          </table:table-cell>
          <table:table-cell office:value-type="float" office:value="5.83720231056213" calcext:value-type="float">
            <text:p>5.83720231056213</text:p>
          </table:table-cell>
          <table:table-cell office:value-type="float" office:value="6.14764165878296" calcext:value-type="float">
            <text:p>6.14764165878296</text:p>
          </table:table-cell>
          <table:table-cell office:value-type="float" office:value="6.47974538803101" calcext:value-type="float">
            <text:p>6.47974538803101</text:p>
          </table:table-cell>
          <table:table-cell office:value-type="float" office:value="6.83527779579163" calcext:value-type="float">
            <text:p>6.83527779579163</text:p>
          </table:table-cell>
          <table:table-cell office:value-type="float" office:value="7.22041010856628" calcext:value-type="float">
            <text:p>7.22041010856628</text:p>
          </table:table-cell>
          <table:table-cell office:value-type="float" office:value="7.5382513999939" calcext:value-type="float">
            <text:p>7.5382513999939</text:p>
          </table:table-cell>
          <table:table-cell office:value-type="float" office:value="7.87698340415955" calcext:value-type="float">
            <text:p>7.87698340415955</text:p>
          </table:table-cell>
          <table:table-cell office:value-type="float" office:value="8.21186900138855" calcext:value-type="float">
            <text:p>8.21186900138855</text:p>
          </table:table-cell>
          <table:table-cell office:value-type="float" office:value="8.54690003395081" calcext:value-type="float">
            <text:p>8.54690003395081</text:p>
          </table:table-cell>
          <table:table-cell office:value-type="float" office:value="8.88579034805298" calcext:value-type="float">
            <text:p>8.88579034805298</text:p>
          </table:table-cell>
          <table:table-cell office:value-type="float" office:value="9.22840857505798" calcext:value-type="float">
            <text:p>9.22840857505798</text:p>
          </table:table-cell>
          <table:table-cell office:value-type="float" office:value="9.57595229148865" calcext:value-type="float">
            <text:p>9.57595229148865</text:p>
          </table:table-cell>
          <table:table-cell office:value-type="float" office:value="9.93754529953003" calcext:value-type="float">
            <text:p>9.93754529953003</text:p>
          </table:table-cell>
          <table:table-cell office:value-type="float" office:value="10.3766496181488" calcext:value-type="float">
            <text:p>10.3766496181488</text:p>
          </table:table-cell>
          <table:table-cell office:value-type="float" office:value="10.7878386974335" calcext:value-type="float">
            <text:p>10.7878386974335</text:p>
          </table:table-cell>
          <table:table-cell office:value-type="float" office:value="11.2187433242798" calcext:value-type="float">
            <text:p>11.2187433242798</text:p>
          </table:table-cell>
          <table:table-cell office:value-type="float" office:value="11.6839859485626" calcext:value-type="float">
            <text:p>11.6839859485626</text:p>
          </table:table-cell>
          <table:table-cell office:value-type="float" office:value="12.0929996967316" calcext:value-type="float">
            <text:p>12.0929996967316</text:p>
          </table:table-cell>
          <table:table-cell office:value-type="float" office:value="12.5360689163208" calcext:value-type="float">
            <text:p>12.5360689163208</text:p>
          </table:table-cell>
          <table:table-cell office:value-type="float" office:value="12.9982254505157" calcext:value-type="float">
            <text:p>12.9982254505157</text:p>
          </table:table-cell>
          <table:table-cell office:value-type="float" office:value="13.42360663414" calcext:value-type="float">
            <text:p>13.42360663414</text:p>
          </table:table-cell>
          <table:table-cell office:value-type="float" office:value="13.8363544940949" calcext:value-type="float">
            <text:p>13.8363544940949</text:p>
          </table:table-cell>
          <table:table-cell office:value-type="float" office:value="14.2427320480347" calcext:value-type="float">
            <text:p>14.2427320480347</text:p>
          </table:table-cell>
          <table:table-cell office:value-type="float" office:value="14.7201046943665" calcext:value-type="float">
            <text:p>14.7201046943665</text:p>
          </table:table-cell>
          <table:table-cell office:value-type="float" office:value="15.2197265625" calcext:value-type="float">
            <text:p>15.2197265625</text:p>
          </table:table-cell>
          <table:table-cell office:value-type="float" office:value="15.7232248783112" calcext:value-type="float">
            <text:p>15.7232248783112</text:p>
          </table:table-cell>
          <table:table-cell office:value-type="float" office:value="16.1720545291901" calcext:value-type="float">
            <text:p>16.1720545291901</text:p>
          </table:table-cell>
          <table:table-cell office:value-type="float" office:value="16.6159780025482" calcext:value-type="float">
            <text:p>16.6159780025482</text:p>
          </table:table-cell>
          <table:table-cell office:value-type="float" office:value="17.1378328800201" calcext:value-type="float">
            <text:p>17.1378328800201</text:p>
          </table:table-cell>
          <table:table-cell office:value-type="float" office:value="17.6811378002167" calcext:value-type="float">
            <text:p>17.6811378002167</text:p>
          </table:table-cell>
          <table:table-cell office:value-type="float" office:value="18.2631866931915" calcext:value-type="float">
            <text:p>18.2631866931915</text:p>
          </table:table-cell>
          <table:table-cell office:value-type="float" office:value="18.7893524169922" calcext:value-type="float">
            <text:p>18.7893524169922</text:p>
          </table:table-cell>
          <table:table-cell office:value-type="float" office:value="19.3353970050812" calcext:value-type="float">
            <text:p>19.3353970050812</text:p>
          </table:table-cell>
          <table:table-cell office:value-type="float" office:value="19.8407590389252" calcext:value-type="float">
            <text:p>19.8407590389252</text:p>
          </table:table-cell>
          <table:table-cell office:value-type="float" office:value="20.3200325965881" calcext:value-type="float">
            <text:p>20.3200325965881</text:p>
          </table:table-cell>
          <table:table-cell office:value-type="float" office:value="20.8477749824524" calcext:value-type="float">
            <text:p>20.8477749824524</text:p>
          </table:table-cell>
          <table:table-cell office:value-type="float" office:value="21.4360973834991" calcext:value-type="float">
            <text:p>21.4360973834991</text:p>
          </table:table-cell>
          <table:table-cell office:value-type="float" office:value="22.0405700206757" calcext:value-type="float">
            <text:p>22.0405700206757</text:p>
          </table:table-cell>
          <table:table-cell office:value-type="float" office:value="22.8639912605286" calcext:value-type="float">
            <text:p>22.8639912605286</text:p>
          </table:table-cell>
          <table:table-cell office:value-type="float" office:value="23.5116052627563" calcext:value-type="float">
            <text:p>23.5116052627563</text:p>
          </table:table-cell>
          <table:table-cell office:value-type="float" office:value="24.1304798126221" calcext:value-type="float">
            <text:p>24.1304798126221</text:p>
          </table:table-cell>
          <table:table-cell office:value-type="float" office:value="24.8971707820892" calcext:value-type="float">
            <text:p>24.8971707820892</text:p>
          </table:table-cell>
          <table:table-cell office:value-type="float" office:value="25.4612493515015" calcext:value-type="float">
            <text:p>25.4612493515015</text:p>
          </table:table-cell>
          <table:table-cell office:value-type="float" office:value="25.9966406822205" calcext:value-type="float">
            <text:p>25.9966406822205</text:p>
          </table:table-cell>
          <table:table-cell office:value-type="float" office:value="26.5576453208923" calcext:value-type="float">
            <text:p>26.5576453208923</text:p>
          </table:table-cell>
          <table:table-cell office:value-type="float" office:value="27.1258523464203" calcext:value-type="float">
            <text:p>27.1258523464203</text:p>
          </table:table-cell>
          <table:table-cell office:value-type="float" office:value="27.7032215595245" calcext:value-type="float">
            <text:p>27.7032215595245</text:p>
          </table:table-cell>
          <table:table-cell office:value-type="float" office:value="28.2899928092957" calcext:value-type="float">
            <text:p>28.2899928092957</text:p>
          </table:table-cell>
          <table:table-cell office:value-type="float" office:value="28.878536939621" calcext:value-type="float">
            <text:p>28.878536939621</text:p>
          </table:table-cell>
          <table:table-cell office:value-type="float" office:value="29.4573743343353" calcext:value-type="float">
            <text:p>29.4573743343353</text:p>
          </table:table-cell>
          <table:table-cell office:value-type="float" office:value="30.0567879676819" calcext:value-type="float">
            <text:p>30.0567879676819</text:p>
          </table:table-cell>
          <table:table-cell office:value-type="float" office:value="30.6563222408295" calcext:value-type="float">
            <text:p>30.6563222408295</text:p>
          </table:table-cell>
          <table:table-cell office:value-type="float" office:value="31.277284860611" calcext:value-type="float">
            <text:p>31.277284860611</text:p>
          </table:table-cell>
          <table:table-cell office:value-type="float" office:value="32.0172469615936" calcext:value-type="float">
            <text:p>32.0172469615936</text:p>
          </table:table-cell>
          <table:table-cell office:value-type="float" office:value="32.6986513137817" calcext:value-type="float">
            <text:p>32.6986513137817</text:p>
          </table:table-cell>
          <table:table-cell office:value-type="float" office:value="33.4323885440826" calcext:value-type="float">
            <text:p>33.4323885440826</text:p>
          </table:table-cell>
          <table:table-cell office:value-type="float" office:value="34.1041502952576" calcext:value-type="float">
            <text:p>34.1041502952576</text:p>
          </table:table-cell>
          <table:table-cell office:value-type="float" office:value="34.829683303833" calcext:value-type="float">
            <text:p>34.829683303833</text:p>
          </table:table-cell>
          <table:table-cell office:value-type="float" office:value="35.5536029338837" calcext:value-type="float">
            <text:p>35.5536029338837</text:p>
          </table:table-cell>
          <table:table-cell office:value-type="float" office:value="36.32657122612" calcext:value-type="float">
            <text:p>36.32657122612</text:p>
          </table:table-cell>
          <table:table-cell office:value-type="float" office:value="37.190105676651" calcext:value-type="float">
            <text:p>37.190105676651</text:p>
          </table:table-cell>
          <table:table-cell office:value-type="float" office:value="37.9556362628937" calcext:value-type="float">
            <text:p>37.9556362628937</text:p>
          </table:table-cell>
          <table:table-cell office:value-type="float" office:value="38.6579518318176" calcext:value-type="float">
            <text:p>38.6579518318176</text:p>
          </table:table-cell>
          <table:table-cell office:value-type="float" office:value="39.3264575004578" calcext:value-type="float">
            <text:p>39.3264575004578</text:p>
          </table:table-cell>
          <table:table-cell office:value-type="float" office:value="40.0131394863129" calcext:value-type="float">
            <text:p>40.0131394863129</text:p>
          </table:table-cell>
          <table:table-cell office:value-type="float" office:value="40.7982573509216" calcext:value-type="float">
            <text:p>40.7982573509216</text:p>
          </table:table-cell>
          <table:table-cell office:value-type="float" office:value="41.5476069450378" calcext:value-type="float">
            <text:p>41.5476069450378</text:p>
          </table:table-cell>
        </table:table-row>
        <table:table-row table:style-name="ro1">
          <table:table-cell office:value-type="float" office:value="0.01605224609375" calcext:value-type="float">
            <text:p>0.01605224609375</text:p>
          </table:table-cell>
          <table:table-cell office:value-type="float" office:value="0.0380387306213379" calcext:value-type="float">
            <text:p>0.038038730621338</text:p>
          </table:table-cell>
          <table:table-cell office:value-type="float" office:value="0.0665631294250488" calcext:value-type="float">
            <text:p>0.066563129425049</text:p>
          </table:table-cell>
          <table:table-cell office:value-type="float" office:value="0.100134134292603" calcext:value-type="float">
            <text:p>0.100134134292603</text:p>
          </table:table-cell>
          <table:table-cell office:value-type="float" office:value="0.143514156341553" calcext:value-type="float">
            <text:p>0.143514156341553</text:p>
          </table:table-cell>
          <table:table-cell office:value-type="float" office:value="0.21357536315918" calcext:value-type="float">
            <text:p>0.21357536315918</text:p>
          </table:table-cell>
          <table:table-cell office:value-type="float" office:value="0.295102834701538" calcext:value-type="float">
            <text:p>0.295102834701538</text:p>
          </table:table-cell>
          <table:table-cell office:value-type="float" office:value="0.389448165893555" calcext:value-type="float">
            <text:p>0.389448165893555</text:p>
          </table:table-cell>
          <table:table-cell office:value-type="float" office:value="0.507442235946655" calcext:value-type="float">
            <text:p>0.507442235946655</text:p>
          </table:table-cell>
          <table:table-cell office:value-type="float" office:value="0.654996395111084" calcext:value-type="float">
            <text:p>0.654996395111084</text:p>
          </table:table-cell>
          <table:table-cell office:value-type="float" office:value="0.843710660934448" calcext:value-type="float">
            <text:p>0.843710660934448</text:p>
          </table:table-cell>
          <table:table-cell office:value-type="float" office:value="1.00604200363159" calcext:value-type="float">
            <text:p>1.00604200363159</text:p>
          </table:table-cell>
          <table:table-cell office:value-type="float" office:value="1.20482015609741" calcext:value-type="float">
            <text:p>1.20482015609741</text:p>
          </table:table-cell>
          <table:table-cell office:value-type="float" office:value="1.4066150188446" calcext:value-type="float">
            <text:p>1.4066150188446</text:p>
          </table:table-cell>
          <table:table-cell office:value-type="float" office:value="1.6344690322876" calcext:value-type="float">
            <text:p>1.6344690322876</text:p>
          </table:table-cell>
          <table:table-cell office:value-type="float" office:value="1.8050000667572" calcext:value-type="float">
            <text:p>1.8050000667572</text:p>
          </table:table-cell>
          <table:table-cell office:value-type="float" office:value="2.02403378486633" calcext:value-type="float">
            <text:p>2.02403378486633</text:p>
          </table:table-cell>
          <table:table-cell office:value-type="float" office:value="2.24933481216431" calcext:value-type="float">
            <text:p>2.24933481216431</text:p>
          </table:table-cell>
          <table:table-cell office:value-type="float" office:value="2.48019790649414" calcext:value-type="float">
            <text:p>2.48019790649414</text:p>
          </table:table-cell>
          <table:table-cell office:value-type="float" office:value="2.75502300262451" calcext:value-type="float">
            <text:p>2.75502300262451</text:p>
          </table:table-cell>
          <table:table-cell office:value-type="float" office:value="2.95676112174988" calcext:value-type="float">
            <text:p>2.95676112174988</text:p>
          </table:table-cell>
          <table:table-cell office:value-type="float" office:value="3.1642119884491" calcext:value-type="float">
            <text:p>3.1642119884491</text:p>
          </table:table-cell>
          <table:table-cell office:value-type="float" office:value="3.39346432685852" calcext:value-type="float">
            <text:p>3.39346432685852</text:p>
          </table:table-cell>
          <table:table-cell office:value-type="float" office:value="3.66604161262512" calcext:value-type="float">
            <text:p>3.66604161262512</text:p>
          </table:table-cell>
          <table:table-cell office:value-type="float" office:value="3.92888474464417" calcext:value-type="float">
            <text:p>3.92888474464417</text:p>
          </table:table-cell>
          <table:table-cell office:value-type="float" office:value="4.19540095329285" calcext:value-type="float">
            <text:p>4.19540095329285</text:p>
          </table:table-cell>
          <table:table-cell office:value-type="float" office:value="4.46895241737366" calcext:value-type="float">
            <text:p>4.46895241737366</text:p>
          </table:table-cell>
          <table:table-cell office:value-type="float" office:value="4.7457959651947" calcext:value-type="float">
            <text:p>4.7457959651947</text:p>
          </table:table-cell>
          <table:table-cell office:value-type="float" office:value="5.02620387077332" calcext:value-type="float">
            <text:p>5.02620387077332</text:p>
          </table:table-cell>
          <table:table-cell office:value-type="float" office:value="5.29821848869324" calcext:value-type="float">
            <text:p>5.29821848869324</text:p>
          </table:table-cell>
          <table:table-cell office:value-type="float" office:value="5.57250809669495" calcext:value-type="float">
            <text:p>5.57250809669495</text:p>
          </table:table-cell>
          <table:table-cell office:value-type="float" office:value="5.85256338119507" calcext:value-type="float">
            <text:p>5.85256338119507</text:p>
          </table:table-cell>
          <table:table-cell office:value-type="float" office:value="6.15439057350159" calcext:value-type="float">
            <text:p>6.15439057350159</text:p>
          </table:table-cell>
          <table:table-cell office:value-type="float" office:value="6.52248501777649" calcext:value-type="float">
            <text:p>6.52248501777649</text:p>
          </table:table-cell>
          <table:table-cell office:value-type="float" office:value="6.84888410568237" calcext:value-type="float">
            <text:p>6.84888410568237</text:p>
          </table:table-cell>
          <table:table-cell office:value-type="float" office:value="7.2308943271637" calcext:value-type="float">
            <text:p>7.2308943271637</text:p>
          </table:table-cell>
          <table:table-cell office:value-type="float" office:value="7.56232619285584" calcext:value-type="float">
            <text:p>7.56232619285584</text:p>
          </table:table-cell>
          <table:table-cell office:value-type="float" office:value="7.96346712112427" calcext:value-type="float">
            <text:p>7.96346712112427</text:p>
          </table:table-cell>
          <table:table-cell office:value-type="float" office:value="8.2942681312561" calcext:value-type="float">
            <text:p>8.2942681312561</text:p>
          </table:table-cell>
          <table:table-cell office:value-type="float" office:value="8.6364266872406" calcext:value-type="float">
            <text:p>8.6364266872406</text:p>
          </table:table-cell>
          <table:table-cell office:value-type="float" office:value="9.04649424552918" calcext:value-type="float">
            <text:p>9.04649424552918</text:p>
          </table:table-cell>
          <table:table-cell office:value-type="float" office:value="9.37721943855286" calcext:value-type="float">
            <text:p>9.37721943855286</text:p>
          </table:table-cell>
          <table:table-cell office:value-type="float" office:value="9.77511954307556" calcext:value-type="float">
            <text:p>9.77511954307556</text:p>
          </table:table-cell>
          <table:table-cell office:value-type="float" office:value="10.1945934295654" calcext:value-type="float">
            <text:p>10.1945934295654</text:p>
          </table:table-cell>
          <table:table-cell office:value-type="float" office:value="10.5948626995087" calcext:value-type="float">
            <text:p>10.5948626995087</text:p>
          </table:table-cell>
          <table:table-cell office:value-type="float" office:value="10.9856922626495" calcext:value-type="float">
            <text:p>10.9856922626495</text:p>
          </table:table-cell>
          <table:table-cell office:value-type="float" office:value="11.3982954025269" calcext:value-type="float">
            <text:p>11.3982954025269</text:p>
          </table:table-cell>
          <table:table-cell office:value-type="float" office:value="11.8590967655182" calcext:value-type="float">
            <text:p>11.8590967655182</text:p>
          </table:table-cell>
          <table:table-cell office:value-type="float" office:value="12.2951860427856" calcext:value-type="float">
            <text:p>12.2951860427856</text:p>
          </table:table-cell>
          <table:table-cell office:value-type="float" office:value="12.6846506595612" calcext:value-type="float">
            <text:p>12.6846506595612</text:p>
          </table:table-cell>
          <table:table-cell office:value-type="float" office:value="13.1252543926239" calcext:value-type="float">
            <text:p>13.1252543926239</text:p>
          </table:table-cell>
          <table:table-cell office:value-type="float" office:value="13.6131737232208" calcext:value-type="float">
            <text:p>13.6131737232208</text:p>
          </table:table-cell>
          <table:table-cell office:value-type="float" office:value="14.1115832328796" calcext:value-type="float">
            <text:p>14.1115832328796</text:p>
          </table:table-cell>
          <table:table-cell office:value-type="float" office:value="14.5220799446106" calcext:value-type="float">
            <text:p>14.5220799446106</text:p>
          </table:table-cell>
          <table:table-cell office:value-type="float" office:value="14.9574067592621" calcext:value-type="float">
            <text:p>14.9574067592621</text:p>
          </table:table-cell>
          <table:table-cell office:value-type="float" office:value="15.4022514820099" calcext:value-type="float">
            <text:p>15.4022514820099</text:p>
          </table:table-cell>
          <table:table-cell office:value-type="float" office:value="15.8513314723969" calcext:value-type="float">
            <text:p>15.8513314723969</text:p>
          </table:table-cell>
          <table:table-cell office:value-type="float" office:value="16.3544962406158" calcext:value-type="float">
            <text:p>16.3544962406158</text:p>
          </table:table-cell>
          <table:table-cell office:value-type="float" office:value="16.8822793960571" calcext:value-type="float">
            <text:p>16.8822793960571</text:p>
          </table:table-cell>
          <table:table-cell office:value-type="float" office:value="17.3743984699249" calcext:value-type="float">
            <text:p>17.3743984699249</text:p>
          </table:table-cell>
          <table:table-cell office:value-type="float" office:value="17.8674817085266" calcext:value-type="float">
            <text:p>17.8674817085266</text:p>
          </table:table-cell>
          <table:table-cell office:value-type="float" office:value="18.3584916591644" calcext:value-type="float">
            <text:p>18.3584916591644</text:p>
          </table:table-cell>
          <table:table-cell office:value-type="float" office:value="18.8546407222748" calcext:value-type="float">
            <text:p>18.8546407222748</text:p>
          </table:table-cell>
          <table:table-cell office:value-type="float" office:value="19.3594927787781" calcext:value-type="float">
            <text:p>19.3594927787781</text:p>
          </table:table-cell>
          <table:table-cell office:value-type="float" office:value="19.8350076675415" calcext:value-type="float">
            <text:p>19.8350076675415</text:p>
          </table:table-cell>
          <table:table-cell office:value-type="float" office:value="20.3541736602783" calcext:value-type="float">
            <text:p>20.3541736602783</text:p>
          </table:table-cell>
          <table:table-cell office:value-type="float" office:value="20.9679024219513" calcext:value-type="float">
            <text:p>20.9679024219513</text:p>
          </table:table-cell>
          <table:table-cell office:value-type="float" office:value="21.4772210121155" calcext:value-type="float">
            <text:p>21.4772210121155</text:p>
          </table:table-cell>
          <table:table-cell office:value-type="float" office:value="21.9830093383789" calcext:value-type="float">
            <text:p>21.9830093383789</text:p>
          </table:table-cell>
          <table:table-cell office:value-type="float" office:value="22.5133390426636" calcext:value-type="float">
            <text:p>22.5133390426636</text:p>
          </table:table-cell>
          <table:table-cell office:value-type="float" office:value="23.0661952495575" calcext:value-type="float">
            <text:p>23.0661952495575</text:p>
          </table:table-cell>
          <table:table-cell office:value-type="float" office:value="23.6080069541931" calcext:value-type="float">
            <text:p>23.6080069541931</text:p>
          </table:table-cell>
          <table:table-cell office:value-type="float" office:value="24.1365239620209" calcext:value-type="float">
            <text:p>24.1365239620209</text:p>
          </table:table-cell>
          <table:table-cell office:value-type="float" office:value="24.6542310714722" calcext:value-type="float">
            <text:p>24.6542310714722</text:p>
          </table:table-cell>
          <table:table-cell office:value-type="float" office:value="25.1725695133209" calcext:value-type="float">
            <text:p>25.1725695133209</text:p>
          </table:table-cell>
          <table:table-cell office:value-type="float" office:value="25.7199981212616" calcext:value-type="float">
            <text:p>25.7199981212616</text:p>
          </table:table-cell>
          <table:table-cell office:value-type="float" office:value="26.2712063789368" calcext:value-type="float">
            <text:p>26.2712063789368</text:p>
          </table:table-cell>
          <table:table-cell office:value-type="float" office:value="26.8391926288605" calcext:value-type="float">
            <text:p>26.8391926288605</text:p>
          </table:table-cell>
          <table:table-cell office:value-type="float" office:value="27.4356553554535" calcext:value-type="float">
            <text:p>27.4356553554535</text:p>
          </table:table-cell>
          <table:table-cell office:value-type="float" office:value="28.0208966732025" calcext:value-type="float">
            <text:p>28.0208966732025</text:p>
          </table:table-cell>
          <table:table-cell office:value-type="float" office:value="28.6125314235687" calcext:value-type="float">
            <text:p>28.6125314235687</text:p>
          </table:table-cell>
          <table:table-cell office:value-type="float" office:value="29.2347724437714" calcext:value-type="float">
            <text:p>29.2347724437714</text:p>
          </table:table-cell>
          <table:table-cell office:value-type="float" office:value="29.8354933261871" calcext:value-type="float">
            <text:p>29.8354933261871</text:p>
          </table:table-cell>
          <table:table-cell office:value-type="float" office:value="30.4398233890533" calcext:value-type="float">
            <text:p>30.4398233890533</text:p>
          </table:table-cell>
          <table:table-cell office:value-type="float" office:value="31.0884716510773" calcext:value-type="float">
            <text:p>31.0884716510773</text:p>
          </table:table-cell>
          <table:table-cell office:value-type="float" office:value="31.7994296550751" calcext:value-type="float">
            <text:p>31.7994296550751</text:p>
          </table:table-cell>
          <table:table-cell office:value-type="float" office:value="32.4591016769409" calcext:value-type="float">
            <text:p>32.4591016769409</text:p>
          </table:table-cell>
          <table:table-cell office:value-type="float" office:value="33.0948686599731" calcext:value-type="float">
            <text:p>33.0948686599731</text:p>
          </table:table-cell>
          <table:table-cell office:value-type="float" office:value="33.844714641571" calcext:value-type="float">
            <text:p>33.844714641571</text:p>
          </table:table-cell>
          <table:table-cell office:value-type="float" office:value="34.5351910591125" calcext:value-type="float">
            <text:p>34.5351910591125</text:p>
          </table:table-cell>
          <table:table-cell office:value-type="float" office:value="35.1839597225189" calcext:value-type="float">
            <text:p>35.1839597225189</text:p>
          </table:table-cell>
          <table:table-cell office:value-type="float" office:value="35.8368496894836" calcext:value-type="float">
            <text:p>35.8368496894836</text:p>
          </table:table-cell>
          <table:table-cell office:value-type="float" office:value="36.5005824565887" calcext:value-type="float">
            <text:p>36.5005824565887</text:p>
          </table:table-cell>
          <table:table-cell office:value-type="float" office:value="37.1904156208038" calcext:value-type="float">
            <text:p>37.1904156208038</text:p>
          </table:table-cell>
          <table:table-cell office:value-type="float" office:value="37.8629269599915" calcext:value-type="float">
            <text:p>37.8629269599915</text:p>
          </table:table-cell>
          <table:table-cell office:value-type="float" office:value="38.5783541202545" calcext:value-type="float">
            <text:p>38.5783541202545</text:p>
          </table:table-cell>
          <table:table-cell office:value-type="float" office:value="39.4219791889191" calcext:value-type="float">
            <text:p>39.4219791889191</text:p>
          </table:table-cell>
          <table:table-cell office:value-type="float" office:value="40.1490840911865" calcext:value-type="float">
            <text:p>40.1490840911865</text:p>
          </table:table-cell>
          <table:table-cell office:value-type="float" office:value="40.8642470836639" calcext:value-type="float">
            <text:p>40.8642470836639</text:p>
          </table:table-cell>
          <table:table-cell office:value-type="float" office:value="41.5906550884247" calcext:value-type="float">
            <text:p>41.5906550884247</text:p>
          </table:table-cell>
        </table:table-row>
        <table:table-row table:style-name="ro1" table:number-rows-repeated="2">
          <table:table-cell table:number-columns-repeated="100"/>
        </table:table-row>
        <table:table-row table:style-name="ro1">
          <table:table-cell table:formula="of:=AVERAGE([.A2:.A21])" office:value-type="float" office:value="0.0170727372169495" calcext:value-type="float">
            <text:p>0.01707273721695</text:p>
          </table:table-cell>
          <table:table-cell table:formula="of:=AVERAGE([.B2:.B21])" office:value-type="float" office:value="0.0404307246208191" calcext:value-type="float">
            <text:p>0.040430724620819</text:p>
          </table:table-cell>
          <table:table-cell table:formula="of:=AVERAGE([.C2:.C21])" office:value-type="float" office:value="0.0701437711715698" calcext:value-type="float">
            <text:p>0.07014377117157</text:p>
          </table:table-cell>
          <table:table-cell table:formula="of:=AVERAGE([.D2:.D21])" office:value-type="float" office:value="0.10619181394577" calcext:value-type="float">
            <text:p>0.10619181394577</text:p>
          </table:table-cell>
          <table:table-cell table:formula="of:=AVERAGE([.E2:.E21])" office:value-type="float" office:value="0.156627643108368" calcext:value-type="float">
            <text:p>0.156627643108368</text:p>
          </table:table-cell>
          <table:table-cell table:formula="of:=AVERAGE([.F2:.F21])" office:value-type="float" office:value="0.235711145401001" calcext:value-type="float">
            <text:p>0.235711145401001</text:p>
          </table:table-cell>
          <table:table-cell table:formula="of:=AVERAGE([.G2:.G21])" office:value-type="float" office:value="0.335917365550995" calcext:value-type="float">
            <text:p>0.335917365550995</text:p>
          </table:table-cell>
          <table:table-cell table:formula="of:=AVERAGE([.H2:.H21])" office:value-type="float" office:value="0.452363717556" calcext:value-type="float">
            <text:p>0.452363717556</text:p>
          </table:table-cell>
          <table:table-cell table:formula="of:=AVERAGE([.I2:.I21])" office:value-type="float" office:value="0.593805396556854" calcext:value-type="float">
            <text:p>0.593805396556854</text:p>
          </table:table-cell>
          <table:table-cell table:formula="of:=AVERAGE([.J2:.J21])" office:value-type="float" office:value="0.738251996040344" calcext:value-type="float">
            <text:p>0.738251996040344</text:p>
          </table:table-cell>
          <table:table-cell table:formula="of:=AVERAGE([.K2:.K21])" office:value-type="float" office:value="0.8952467918396" calcext:value-type="float">
            <text:p>0.8952467918396</text:p>
          </table:table-cell>
          <table:table-cell table:formula="of:=AVERAGE([.L2:.L21])" office:value-type="float" office:value="1.05731498003006" calcext:value-type="float">
            <text:p>1.05731498003006</text:p>
          </table:table-cell>
          <table:table-cell table:formula="of:=AVERAGE([.M2:.M21])" office:value-type="float" office:value="1.23838778734207" calcext:value-type="float">
            <text:p>1.23838778734207</text:p>
          </table:table-cell>
          <table:table-cell table:formula="of:=AVERAGE([.N2:.N21])" office:value-type="float" office:value="1.41830306053162" calcext:value-type="float">
            <text:p>1.41830306053162</text:p>
          </table:table-cell>
          <table:table-cell table:formula="of:=AVERAGE([.O2:.O21])" office:value-type="float" office:value="1.62043727636337" calcext:value-type="float">
            <text:p>1.62043727636337</text:p>
          </table:table-cell>
          <table:table-cell table:formula="of:=AVERAGE([.P2:.P21])" office:value-type="float" office:value="1.81908985376358" calcext:value-type="float">
            <text:p>1.81908985376358</text:p>
          </table:table-cell>
          <table:table-cell table:formula="of:=AVERAGE([.Q2:.Q21])" office:value-type="float" office:value="2.02389048337936" calcext:value-type="float">
            <text:p>2.02389048337936</text:p>
          </table:table-cell>
          <table:table-cell table:formula="of:=AVERAGE([.R2:.R21])" office:value-type="float" office:value="2.23526587486267" calcext:value-type="float">
            <text:p>2.23526587486267</text:p>
          </table:table-cell>
          <table:table-cell table:formula="of:=AVERAGE([.S2:.S21])" office:value-type="float" office:value="2.45448573827744" calcext:value-type="float">
            <text:p>2.45448573827744</text:p>
          </table:table-cell>
          <table:table-cell table:formula="of:=AVERAGE([.T2:.T21])" office:value-type="float" office:value="2.6828164935112" calcext:value-type="float">
            <text:p>2.6828164935112</text:p>
          </table:table-cell>
          <table:table-cell table:formula="of:=AVERAGE([.U2:.U21])" office:value-type="float" office:value="2.9114284157753" calcext:value-type="float">
            <text:p>2.9114284157753</text:p>
          </table:table-cell>
          <table:table-cell table:formula="of:=AVERAGE([.V2:.V21])" office:value-type="float" office:value="3.13931546211243" calcext:value-type="float">
            <text:p>3.13931546211243</text:p>
          </table:table-cell>
          <table:table-cell table:formula="of:=AVERAGE([.W2:.W21])" office:value-type="float" office:value="3.38681037425995" calcext:value-type="float">
            <text:p>3.38681037425995</text:p>
          </table:table-cell>
          <table:table-cell table:formula="of:=AVERAGE([.X2:.X21])" office:value-type="float" office:value="3.63890962600708" calcext:value-type="float">
            <text:p>3.63890962600708</text:p>
          </table:table-cell>
          <table:table-cell table:formula="of:=AVERAGE([.Y2:.Y21])" office:value-type="float" office:value="3.89170407056808" calcext:value-type="float">
            <text:p>3.89170407056808</text:p>
          </table:table-cell>
          <table:table-cell table:formula="of:=AVERAGE([.Z2:.Z21])" office:value-type="float" office:value="4.15478404760361" calcext:value-type="float">
            <text:p>4.15478404760361</text:p>
          </table:table-cell>
          <table:table-cell table:formula="of:=AVERAGE([.AA2:.AA21])" office:value-type="float" office:value="4.42105076313019" calcext:value-type="float">
            <text:p>4.42105076313019</text:p>
          </table:table-cell>
          <table:table-cell table:formula="of:=AVERAGE([.AB2:.AB21])" office:value-type="float" office:value="4.69321582317352" calcext:value-type="float">
            <text:p>4.69321582317352</text:p>
          </table:table-cell>
          <table:table-cell table:formula="of:=AVERAGE([.AC2:.AC21])" office:value-type="float" office:value="4.96465057134628" calcext:value-type="float">
            <text:p>4.96465057134628</text:p>
          </table:table-cell>
          <table:table-cell table:formula="of:=AVERAGE([.AD2:.AD21])" office:value-type="float" office:value="5.25373921394348" calcext:value-type="float">
            <text:p>5.25373921394348</text:p>
          </table:table-cell>
          <table:table-cell table:formula="of:=AVERAGE([.AE2:.AE21])" office:value-type="float" office:value="5.53744164705276" calcext:value-type="float">
            <text:p>5.53744164705276</text:p>
          </table:table-cell>
          <table:table-cell table:formula="of:=AVERAGE([.AF2:.AF21])" office:value-type="float" office:value="5.8311843752861" calcext:value-type="float">
            <text:p>5.8311843752861</text:p>
          </table:table-cell>
          <table:table-cell table:formula="of:=AVERAGE([.AG2:.AG21])" office:value-type="float" office:value="6.14128514528275" calcext:value-type="float">
            <text:p>6.14128514528275</text:p>
          </table:table-cell>
          <table:table-cell table:formula="of:=AVERAGE([.AH2:.AH21])" office:value-type="float" office:value="6.47021598815918" calcext:value-type="float">
            <text:p>6.47021598815918</text:p>
          </table:table-cell>
          <table:table-cell table:formula="of:=AVERAGE([.AI2:.AI21])" office:value-type="float" office:value="6.79604493379593" calcext:value-type="float">
            <text:p>6.79604493379593</text:p>
          </table:table-cell>
          <table:table-cell table:formula="of:=AVERAGE([.AJ2:.AJ21])" office:value-type="float" office:value="7.12808029651642" calcext:value-type="float">
            <text:p>7.12808029651642</text:p>
          </table:table-cell>
          <table:table-cell table:formula="of:=AVERAGE([.AK2:.AK21])" office:value-type="float" office:value="7.46004152297974" calcext:value-type="float">
            <text:p>7.46004152297974</text:p>
          </table:table-cell>
          <table:table-cell table:formula="of:=AVERAGE([.AL2:.AL21])" office:value-type="float" office:value="7.80090978145599" calcext:value-type="float">
            <text:p>7.80090978145599</text:p>
          </table:table-cell>
          <table:table-cell table:formula="of:=AVERAGE([.AM2:.AM21])" office:value-type="float" office:value="8.15927456617355" calcext:value-type="float">
            <text:p>8.15927456617355</text:p>
          </table:table-cell>
          <table:table-cell table:formula="of:=AVERAGE([.AN2:.AN21])" office:value-type="float" office:value="8.52353858947754" calcext:value-type="float">
            <text:p>8.52353858947754</text:p>
          </table:table-cell>
          <table:table-cell table:formula="of:=AVERAGE([.AO2:.AO21])" office:value-type="float" office:value="8.90183935165405" calcext:value-type="float">
            <text:p>8.90183935165405</text:p>
          </table:table-cell>
          <table:table-cell table:formula="of:=AVERAGE([.AP2:.AP21])" office:value-type="float" office:value="9.28358850479126" calcext:value-type="float">
            <text:p>9.28358850479126</text:p>
          </table:table-cell>
          <table:table-cell table:formula="of:=AVERAGE([.AQ2:.AQ21])" office:value-type="float" office:value="9.66860899925232" calcext:value-type="float">
            <text:p>9.66860899925232</text:p>
          </table:table-cell>
          <table:table-cell table:formula="of:=AVERAGE([.AR2:.AR21])" office:value-type="float" office:value="10.0665273070335" calcext:value-type="float">
            <text:p>10.0665273070335</text:p>
          </table:table-cell>
          <table:table-cell table:formula="of:=AVERAGE([.AS2:.AS21])" office:value-type="float" office:value="10.4815760135651" calcext:value-type="float">
            <text:p>10.4815760135651</text:p>
          </table:table-cell>
          <table:table-cell table:formula="of:=AVERAGE([.AT2:.AT21])" office:value-type="float" office:value="10.8941266059875" calcext:value-type="float">
            <text:p>10.8941266059875</text:p>
          </table:table-cell>
          <table:table-cell table:formula="of:=AVERAGE([.AU2:.AU21])" office:value-type="float" office:value="11.3187993526459" calcext:value-type="float">
            <text:p>11.3187993526459</text:p>
          </table:table-cell>
          <table:table-cell table:formula="of:=AVERAGE([.AV2:.AV21])" office:value-type="float" office:value="11.7647288680077" calcext:value-type="float">
            <text:p>11.7647288680077</text:p>
          </table:table-cell>
          <table:table-cell table:formula="of:=AVERAGE([.AW2:.AW21])" office:value-type="float" office:value="12.2018114209175" calcext:value-type="float">
            <text:p>12.2018114209175</text:p>
          </table:table-cell>
          <table:table-cell table:formula="of:=AVERAGE([.AX2:.AX21])" office:value-type="float" office:value="12.6395836114883" calcext:value-type="float">
            <text:p>12.6395836114883</text:p>
          </table:table-cell>
          <table:table-cell table:formula="of:=AVERAGE([.AY2:.AY21])" office:value-type="float" office:value="13.0993457317352" calcext:value-type="float">
            <text:p>13.0993457317352</text:p>
          </table:table-cell>
          <table:table-cell table:formula="of:=AVERAGE([.AZ2:.AZ21])" office:value-type="float" office:value="13.5562717318535" calcext:value-type="float">
            <text:p>13.5562717318535</text:p>
          </table:table-cell>
          <table:table-cell table:formula="of:=AVERAGE([.BA2:.BA21])" office:value-type="float" office:value="14.012272465229" calcext:value-type="float">
            <text:p>14.012272465229</text:p>
          </table:table-cell>
          <table:table-cell table:formula="of:=AVERAGE([.BB2:.BB21])" office:value-type="float" office:value="14.4628214597702" calcext:value-type="float">
            <text:p>14.4628214597702</text:p>
          </table:table-cell>
          <table:table-cell table:formula="of:=AVERAGE([.BC2:.BC21])" office:value-type="float" office:value="14.9383911848068" calcext:value-type="float">
            <text:p>14.9383911848068</text:p>
          </table:table-cell>
          <table:table-cell table:formula="of:=AVERAGE([.BD2:.BD21])" office:value-type="float" office:value="15.4108565926552" calcext:value-type="float">
            <text:p>15.4108565926552</text:p>
          </table:table-cell>
          <table:table-cell table:formula="of:=AVERAGE([.BE2:.BE21])" office:value-type="float" office:value="15.8914101481438" calcext:value-type="float">
            <text:p>15.8914101481438</text:p>
          </table:table-cell>
          <table:table-cell table:formula="of:=AVERAGE([.BF2:.BF21])" office:value-type="float" office:value="16.3913023710251" calcext:value-type="float">
            <text:p>16.3913023710251</text:p>
          </table:table-cell>
          <table:table-cell table:formula="of:=AVERAGE([.BG2:.BG21])" office:value-type="float" office:value="16.9071158289909" calcext:value-type="float">
            <text:p>16.9071158289909</text:p>
          </table:table-cell>
          <table:table-cell table:formula="of:=AVERAGE([.BH2:.BH21])" office:value-type="float" office:value="17.4221370100975" calcext:value-type="float">
            <text:p>17.4221370100975</text:p>
          </table:table-cell>
          <table:table-cell table:formula="of:=AVERAGE([.BI2:.BI21])" office:value-type="float" office:value="17.942011988163" calcext:value-type="float">
            <text:p>17.942011988163</text:p>
          </table:table-cell>
          <table:table-cell table:formula="of:=AVERAGE([.BJ2:.BJ21])" office:value-type="float" office:value="18.4781509637833" calcext:value-type="float">
            <text:p>18.4781509637833</text:p>
          </table:table-cell>
          <table:table-cell table:formula="of:=AVERAGE([.BK2:.BK21])" office:value-type="float" office:value="19.0101487517357" calcext:value-type="float">
            <text:p>19.0101487517357</text:p>
          </table:table-cell>
          <table:table-cell table:formula="of:=AVERAGE([.BL2:.BL21])" office:value-type="float" office:value="19.5587942957878" calcext:value-type="float">
            <text:p>19.5587942957878</text:p>
          </table:table-cell>
          <table:table-cell table:formula="of:=AVERAGE([.BM2:.BM21])" office:value-type="float" office:value="20.1033628225327" calcext:value-type="float">
            <text:p>20.1033628225327</text:p>
          </table:table-cell>
          <table:table-cell table:formula="of:=AVERAGE([.BN2:.BN21])" office:value-type="float" office:value="20.6707931041718" calcext:value-type="float">
            <text:p>20.6707931041718</text:p>
          </table:table-cell>
          <table:table-cell table:formula="of:=AVERAGE([.BO2:.BO21])" office:value-type="float" office:value="21.2464917421341" calcext:value-type="float">
            <text:p>21.2464917421341</text:p>
          </table:table-cell>
          <table:table-cell table:formula="of:=AVERAGE([.BP2:.BP21])" office:value-type="float" office:value="21.807034432888" calcext:value-type="float">
            <text:p>21.807034432888</text:p>
          </table:table-cell>
          <table:table-cell table:formula="of:=AVERAGE([.BQ2:.BQ21])" office:value-type="float" office:value="22.3783529758453" calcext:value-type="float">
            <text:p>22.3783529758453</text:p>
          </table:table-cell>
          <table:table-cell table:formula="of:=AVERAGE([.BR2:.BR21])" office:value-type="float" office:value="22.9518004655838" calcext:value-type="float">
            <text:p>22.9518004655838</text:p>
          </table:table-cell>
          <table:table-cell table:formula="of:=AVERAGE([.BS2:.BS21])" office:value-type="float" office:value="23.5375245094299" calcext:value-type="float">
            <text:p>23.5375245094299</text:p>
          </table:table-cell>
          <table:table-cell table:formula="of:=AVERAGE([.BT2:.BT21])" office:value-type="float" office:value="24.1498690128326" calcext:value-type="float">
            <text:p>24.1498690128326</text:p>
          </table:table-cell>
          <table:table-cell table:formula="of:=AVERAGE([.BU2:.BU21])" office:value-type="float" office:value="24.7824221849442" calcext:value-type="float">
            <text:p>24.7824221849442</text:p>
          </table:table-cell>
          <table:table-cell table:formula="of:=AVERAGE([.BV2:.BV21])" office:value-type="float" office:value="25.4017791390419" calcext:value-type="float">
            <text:p>25.4017791390419</text:p>
          </table:table-cell>
          <table:table-cell table:formula="of:=AVERAGE([.BW2:.BW21])" office:value-type="float" office:value="26.0321313738823" calcext:value-type="float">
            <text:p>26.0321313738823</text:p>
          </table:table-cell>
          <table:table-cell table:formula="of:=AVERAGE([.BX2:.BX21])" office:value-type="float" office:value="26.6752205491066" calcext:value-type="float">
            <text:p>26.6752205491066</text:p>
          </table:table-cell>
          <table:table-cell table:formula="of:=AVERAGE([.BY2:.BY21])" office:value-type="float" office:value="27.3122053265572" calcext:value-type="float">
            <text:p>27.3122053265572</text:p>
          </table:table-cell>
          <table:table-cell table:formula="of:=AVERAGE([.BZ2:.BZ21])" office:value-type="float" office:value="27.9638558864593" calcext:value-type="float">
            <text:p>27.9638558864593</text:p>
          </table:table-cell>
          <table:table-cell table:formula="of:=AVERAGE([.CA2:.CA21])" office:value-type="float" office:value="28.6107522010803" calcext:value-type="float">
            <text:p>28.6107522010803</text:p>
          </table:table-cell>
          <table:table-cell table:formula="of:=AVERAGE([.CB2:.CB21])" office:value-type="float" office:value="29.2624517083168" calcext:value-type="float">
            <text:p>29.2624517083168</text:p>
          </table:table-cell>
          <table:table-cell table:formula="of:=AVERAGE([.CC2:.CC21])" office:value-type="float" office:value="29.9361950397491" calcext:value-type="float">
            <text:p>29.9361950397491</text:p>
          </table:table-cell>
          <table:table-cell table:formula="of:=AVERAGE([.CD2:.CD21])" office:value-type="float" office:value="30.6105937123299" calcext:value-type="float">
            <text:p>30.6105937123299</text:p>
          </table:table-cell>
          <table:table-cell table:formula="of:=AVERAGE([.CE2:.CE21])" office:value-type="float" office:value="31.2907135128975" calcext:value-type="float">
            <text:p>31.2907135128975</text:p>
          </table:table-cell>
          <table:table-cell table:formula="of:=AVERAGE([.CF2:.CF21])" office:value-type="float" office:value="31.9692268848419" calcext:value-type="float">
            <text:p>31.9692268848419</text:p>
          </table:table-cell>
          <table:table-cell table:formula="of:=AVERAGE([.CG2:.CG21])" office:value-type="float" office:value="32.6690351128578" calcext:value-type="float">
            <text:p>32.6690351128578</text:p>
          </table:table-cell>
          <table:table-cell table:formula="of:=AVERAGE([.CH2:.CH21])" office:value-type="float" office:value="33.3948783397675" calcext:value-type="float">
            <text:p>33.3948783397675</text:p>
          </table:table-cell>
          <table:table-cell table:formula="of:=AVERAGE([.CI2:.CI21])" office:value-type="float" office:value="34.1115661144257" calcext:value-type="float">
            <text:p>34.1115661144257</text:p>
          </table:table-cell>
          <table:table-cell table:formula="of:=AVERAGE([.CJ2:.CJ21])" office:value-type="float" office:value="34.8394040465355" calcext:value-type="float">
            <text:p>34.8394040465355</text:p>
          </table:table-cell>
          <table:table-cell table:formula="of:=AVERAGE([.CK2:.CK21])" office:value-type="float" office:value="35.5845489740372" calcext:value-type="float">
            <text:p>35.5845489740372</text:p>
          </table:table-cell>
          <table:table-cell table:formula="of:=AVERAGE([.CL2:.CL21])" office:value-type="float" office:value="36.3101393938065" calcext:value-type="float">
            <text:p>36.3101393938065</text:p>
          </table:table-cell>
          <table:table-cell table:formula="of:=AVERAGE([.CM2:.CM21])" office:value-type="float" office:value="37.0322129011154" calcext:value-type="float">
            <text:p>37.0322129011154</text:p>
          </table:table-cell>
          <table:table-cell table:formula="of:=AVERAGE([.CN2:.CN21])" office:value-type="float" office:value="37.7814883232117" calcext:value-type="float">
            <text:p>37.7814883232117</text:p>
          </table:table-cell>
          <table:table-cell table:formula="of:=AVERAGE([.CO2:.CO21])" office:value-type="float" office:value="38.5707441449165" calcext:value-type="float">
            <text:p>38.5707441449165</text:p>
          </table:table-cell>
          <table:table-cell table:formula="of:=AVERAGE([.CP2:.CP21])" office:value-type="float" office:value="39.3456340551376" calcext:value-type="float">
            <text:p>39.3456340551376</text:p>
          </table:table-cell>
          <table:table-cell table:formula="of:=AVERAGE([.CQ2:.CQ21])" office:value-type="float" office:value="40.1358842015266" calcext:value-type="float">
            <text:p>40.1358842015266</text:p>
          </table:table-cell>
          <table:table-cell table:formula="of:=AVERAGE([.CR2:.CR21])" office:value-type="float" office:value="40.9225092530251" calcext:value-type="float">
            <text:p>40.9225092530251</text:p>
          </table:table-cell>
          <table:table-cell table:formula="of:=AVERAGE([.CS2:.CS21])" office:value-type="float" office:value="41.7404385089874" calcext:value-type="float">
            <text:p>41.7404385089874</text:p>
          </table:table-cell>
          <table:table-cell table:formula="of:=AVERAGE([.CT2:.CT21])" office:value-type="float" office:value="42.5362403392792" calcext:value-type="float">
            <text:p>42.5362403392792</text:p>
          </table:table-cell>
          <table:table-cell table:formula="of:=AVERAGE([.CU2:.CU21])" office:value-type="float" office:value="43.3548595547676" calcext:value-type="float">
            <text:p>43.3548595547676</text:p>
          </table:table-cell>
          <table:table-cell table:formula="of:=AVERAGE([.CV2:.CV21])" office:value-type="float" office:value="44.1483306527138" calcext:value-type="float">
            <text:p>44.1483306527138</text:p>
          </table:table-cell>
        </table:table-row>
        <table:table-row table:style-name="ro1">
          <table:table-cell table:formula="of:=[.B24]-[.A24]" office:value-type="float" office:value="0.0233579874038696" calcext:value-type="float">
            <text:p>0.02335798740387</text:p>
          </table:table-cell>
          <table:table-cell table:formula="of:=[.C24]-[.B24]" office:value-type="float" office:value="0.0297130465507507" calcext:value-type="float">
            <text:p>0.029713046550751</text:p>
          </table:table-cell>
          <table:table-cell table:formula="of:=[.D24]-[.C24]" office:value-type="float" office:value="0.0360480427742004" calcext:value-type="float">
            <text:p>0.036048042774201</text:p>
          </table:table-cell>
          <table:table-cell table:formula="of:=[.E24]-[.D24]" office:value-type="float" office:value="0.0504358291625977" calcext:value-type="float">
            <text:p>0.050435829162598</text:p>
          </table:table-cell>
          <table:table-cell table:formula="of:=[.F24]-[.E24]" office:value-type="float" office:value="0.0790835022926331" calcext:value-type="float">
            <text:p>0.079083502292633</text:p>
          </table:table-cell>
          <table:table-cell table:formula="of:=[.G24]-[.F24]" office:value-type="float" office:value="0.100206220149994" calcext:value-type="float">
            <text:p>0.100206220149994</text:p>
          </table:table-cell>
          <table:table-cell table:formula="of:=[.H24]-[.G24]" office:value-type="float" office:value="0.116446352005005" calcext:value-type="float">
            <text:p>0.116446352005005</text:p>
          </table:table-cell>
          <table:table-cell table:formula="of:=[.I24]-[.H24]" office:value-type="float" office:value="0.141441679000855" calcext:value-type="float">
            <text:p>0.141441679000855</text:p>
          </table:table-cell>
          <table:table-cell table:formula="of:=[.J24]-[.I24]" office:value-type="float" office:value="0.14444659948349" calcext:value-type="float">
            <text:p>0.14444659948349</text:p>
          </table:table-cell>
          <table:table-cell table:formula="of:=[.K24]-[.J24]" office:value-type="float" office:value="0.156994795799255" calcext:value-type="float">
            <text:p>0.156994795799255</text:p>
          </table:table-cell>
          <table:table-cell table:formula="of:=[.L24]-[.K24]" office:value-type="float" office:value="0.16206818819046" calcext:value-type="float">
            <text:p>0.16206818819046</text:p>
          </table:table-cell>
          <table:table-cell table:formula="of:=[.M24]-[.L24]" office:value-type="float" office:value="0.181072807312012" calcext:value-type="float">
            <text:p>0.181072807312012</text:p>
          </table:table-cell>
          <table:table-cell table:formula="of:=[.N24]-[.M24]" office:value-type="float" office:value="0.179915273189545" calcext:value-type="float">
            <text:p>0.179915273189545</text:p>
          </table:table-cell>
          <table:table-cell table:formula="of:=[.O24]-[.N24]" office:value-type="float" office:value="0.202134215831756" calcext:value-type="float">
            <text:p>0.202134215831756</text:p>
          </table:table-cell>
          <table:table-cell table:formula="of:=[.P24]-[.O24]" office:value-type="float" office:value="0.198652577400207" calcext:value-type="float">
            <text:p>0.198652577400207</text:p>
          </table:table-cell>
          <table:table-cell table:formula="of:=[.Q24]-[.P24]" office:value-type="float" office:value="0.204800629615784" calcext:value-type="float">
            <text:p>0.204800629615784</text:p>
          </table:table-cell>
          <table:table-cell table:formula="of:=[.R24]-[.Q24]" office:value-type="float" office:value="0.211375391483307" calcext:value-type="float">
            <text:p>0.211375391483307</text:p>
          </table:table-cell>
          <table:table-cell table:formula="of:=[.S24]-[.R24]" office:value-type="float" office:value="0.219219863414764" calcext:value-type="float">
            <text:p>0.219219863414764</text:p>
          </table:table-cell>
          <table:table-cell table:formula="of:=[.T24]-[.S24]" office:value-type="float" office:value="0.228330755233765" calcext:value-type="float">
            <text:p>0.228330755233765</text:p>
          </table:table-cell>
          <table:table-cell table:formula="of:=[.U24]-[.T24]" office:value-type="float" office:value="0.228611922264099" calcext:value-type="float">
            <text:p>0.228611922264099</text:p>
          </table:table-cell>
          <table:table-cell table:formula="of:=[.V24]-[.U24]" office:value-type="float" office:value="0.227887046337128" calcext:value-type="float">
            <text:p>0.227887046337128</text:p>
          </table:table-cell>
          <table:table-cell table:formula="of:=[.W24]-[.V24]" office:value-type="float" office:value="0.247494912147522" calcext:value-type="float">
            <text:p>0.247494912147522</text:p>
          </table:table-cell>
          <table:table-cell table:formula="of:=[.X24]-[.W24]" office:value-type="float" office:value="0.252099251747131" calcext:value-type="float">
            <text:p>0.252099251747131</text:p>
          </table:table-cell>
          <table:table-cell table:formula="of:=[.Y24]-[.X24]" office:value-type="float" office:value="0.252794444561005" calcext:value-type="float">
            <text:p>0.252794444561005</text:p>
          </table:table-cell>
          <table:table-cell table:formula="of:=[.Z24]-[.Y24]" office:value-type="float" office:value="0.263079977035523" calcext:value-type="float">
            <text:p>0.263079977035523</text:p>
          </table:table-cell>
          <table:table-cell table:formula="of:=[.AA24]-[.Z24]" office:value-type="float" office:value="0.26626671552658" calcext:value-type="float">
            <text:p>0.26626671552658</text:p>
          </table:table-cell>
          <table:table-cell table:formula="of:=[.AB24]-[.AA24]" office:value-type="float" office:value="0.272165060043335" calcext:value-type="float">
            <text:p>0.272165060043335</text:p>
          </table:table-cell>
          <table:table-cell table:formula="of:=[.AC24]-[.AB24]" office:value-type="float" office:value="0.27143474817276" calcext:value-type="float">
            <text:p>0.27143474817276</text:p>
          </table:table-cell>
          <table:table-cell table:formula="of:=[.AD24]-[.AC24]" office:value-type="float" office:value="0.289088642597198" calcext:value-type="float">
            <text:p>0.289088642597198</text:p>
          </table:table-cell>
          <table:table-cell table:formula="of:=[.AE24]-[.AD24]" office:value-type="float" office:value="0.283702433109283" calcext:value-type="float">
            <text:p>0.283702433109283</text:p>
          </table:table-cell>
          <table:table-cell table:formula="of:=[.AF24]-[.AE24]" office:value-type="float" office:value="0.293742728233338" calcext:value-type="float">
            <text:p>0.293742728233338</text:p>
          </table:table-cell>
          <table:table-cell table:formula="of:=[.AG24]-[.AF24]" office:value-type="float" office:value="0.310100769996644" calcext:value-type="float">
            <text:p>0.310100769996644</text:p>
          </table:table-cell>
          <table:table-cell table:formula="of:=[.AH24]-[.AG24]" office:value-type="float" office:value="0.328930842876434" calcext:value-type="float">
            <text:p>0.328930842876434</text:p>
          </table:table-cell>
          <table:table-cell table:formula="of:=[.AI24]-[.AH24]" office:value-type="float" office:value="0.325828945636749" calcext:value-type="float">
            <text:p>0.325828945636749</text:p>
          </table:table-cell>
          <table:table-cell table:formula="of:=[.AJ24]-[.AI24]" office:value-type="float" office:value="0.332035362720489" calcext:value-type="float">
            <text:p>0.332035362720489</text:p>
          </table:table-cell>
          <table:table-cell table:formula="of:=[.AK24]-[.AJ24]" office:value-type="float" office:value="0.331961226463318" calcext:value-type="float">
            <text:p>0.331961226463318</text:p>
          </table:table-cell>
          <table:table-cell table:formula="of:=[.AL24]-[.AK24]" office:value-type="float" office:value="0.340868258476258" calcext:value-type="float">
            <text:p>0.340868258476258</text:p>
          </table:table-cell>
          <table:table-cell table:formula="of:=[.AM24]-[.AL24]" office:value-type="float" office:value="0.35836478471756" calcext:value-type="float">
            <text:p>0.35836478471756</text:p>
          </table:table-cell>
          <table:table-cell table:formula="of:=[.AN24]-[.AM24]" office:value-type="float" office:value="0.364264023303985" calcext:value-type="float">
            <text:p>0.364264023303985</text:p>
          </table:table-cell>
          <table:table-cell table:formula="of:=[.AO24]-[.AN24]" office:value-type="float" office:value="0.378300762176513" calcext:value-type="float">
            <text:p>0.378300762176513</text:p>
          </table:table-cell>
          <table:table-cell table:formula="of:=[.AP24]-[.AO24]" office:value-type="float" office:value="0.381749153137207" calcext:value-type="float">
            <text:p>0.381749153137207</text:p>
          </table:table-cell>
          <table:table-cell table:formula="of:=[.AQ24]-[.AP24]" office:value-type="float" office:value="0.38502049446106" calcext:value-type="float">
            <text:p>0.38502049446106</text:p>
          </table:table-cell>
          <table:table-cell table:formula="of:=[.AR24]-[.AQ24]" office:value-type="float" office:value="0.39791830778122" calcext:value-type="float">
            <text:p>0.39791830778122</text:p>
          </table:table-cell>
          <table:table-cell table:formula="of:=[.AS24]-[.AR24]" office:value-type="float" office:value="0.415048706531525" calcext:value-type="float">
            <text:p>0.415048706531525</text:p>
          </table:table-cell>
          <table:table-cell table:formula="of:=[.AT24]-[.AS24]" office:value-type="float" office:value="0.412550592422484" calcext:value-type="float">
            <text:p>0.412550592422484</text:p>
          </table:table-cell>
          <table:table-cell table:formula="of:=[.AU24]-[.AT24]" office:value-type="float" office:value="0.424672746658326" calcext:value-type="float">
            <text:p>0.424672746658326</text:p>
          </table:table-cell>
          <table:table-cell table:formula="of:=[.AV24]-[.AU24]" office:value-type="float" office:value="0.445929515361787" calcext:value-type="float">
            <text:p>0.445929515361787</text:p>
          </table:table-cell>
          <table:table-cell table:formula="of:=[.AW24]-[.AV24]" office:value-type="float" office:value="0.437082552909851" calcext:value-type="float">
            <text:p>0.437082552909851</text:p>
          </table:table-cell>
          <table:table-cell table:formula="of:=[.AX24]-[.AW24]" office:value-type="float" office:value="0.437772190570831" calcext:value-type="float">
            <text:p>0.437772190570831</text:p>
          </table:table-cell>
          <table:table-cell table:formula="of:=[.AY24]-[.AX24]" office:value-type="float" office:value="0.459762120246888" calcext:value-type="float">
            <text:p>0.459762120246888</text:p>
          </table:table-cell>
          <table:table-cell table:formula="of:=[.AZ24]-[.AY24]" office:value-type="float" office:value="0.456926000118255" calcext:value-type="float">
            <text:p>0.456926000118255</text:p>
          </table:table-cell>
          <table:table-cell table:formula="of:=[.BA24]-[.AZ24]" office:value-type="float" office:value="0.45600073337555" calcext:value-type="float">
            <text:p>0.45600073337555</text:p>
          </table:table-cell>
          <table:table-cell table:formula="of:=[.BB24]-[.BA24]" office:value-type="float" office:value="0.450548994541167" calcext:value-type="float">
            <text:p>0.450548994541167</text:p>
          </table:table-cell>
          <table:table-cell table:formula="of:=[.BC24]-[.BB24]" office:value-type="float" office:value="0.475569725036621" calcext:value-type="float">
            <text:p>0.475569725036621</text:p>
          </table:table-cell>
          <table:table-cell table:formula="of:=[.BD24]-[.BC24]" office:value-type="float" office:value="0.472465407848359" calcext:value-type="float">
            <text:p>0.472465407848359</text:p>
          </table:table-cell>
          <table:table-cell table:formula="of:=[.BE24]-[.BD24]" office:value-type="float" office:value="0.480553555488585" calcext:value-type="float">
            <text:p>0.480553555488585</text:p>
          </table:table-cell>
          <table:table-cell table:formula="of:=[.BF24]-[.BE24]" office:value-type="float" office:value="0.499892222881316" calcext:value-type="float">
            <text:p>0.499892222881316</text:p>
          </table:table-cell>
          <table:table-cell table:formula="of:=[.BG24]-[.BF24]" office:value-type="float" office:value="0.515813457965852" calcext:value-type="float">
            <text:p>0.515813457965852</text:p>
          </table:table-cell>
          <table:table-cell table:formula="of:=[.BH24]-[.BG24]" office:value-type="float" office:value="0.515021181106569" calcext:value-type="float">
            <text:p>0.515021181106569</text:p>
          </table:table-cell>
          <table:table-cell table:formula="of:=[.BI24]-[.BH24]" office:value-type="float" office:value="0.519874978065491" calcext:value-type="float">
            <text:p>0.519874978065491</text:p>
          </table:table-cell>
          <table:table-cell table:formula="of:=[.BJ24]-[.BI24]" office:value-type="float" office:value="0.536138975620268" calcext:value-type="float">
            <text:p>0.536138975620268</text:p>
          </table:table-cell>
          <table:table-cell table:formula="of:=[.BK24]-[.BJ24]" office:value-type="float" office:value="0.531997787952424" calcext:value-type="float">
            <text:p>0.531997787952424</text:p>
          </table:table-cell>
          <table:table-cell table:formula="of:=[.BL24]-[.BK24]" office:value-type="float" office:value="0.548645544052125" calcext:value-type="float">
            <text:p>0.548645544052125</text:p>
          </table:table-cell>
          <table:table-cell table:formula="of:=[.BM24]-[.BL24]" office:value-type="float" office:value="0.54456852674484" calcext:value-type="float">
            <text:p>0.54456852674484</text:p>
          </table:table-cell>
          <table:table-cell table:formula="of:=[.BN24]-[.BM24]" office:value-type="float" office:value="0.567430281639101" calcext:value-type="float">
            <text:p>0.567430281639101</text:p>
          </table:table-cell>
          <table:table-cell table:formula="of:=[.BO24]-[.BN24]" office:value-type="float" office:value="0.57569863796234" calcext:value-type="float">
            <text:p>0.57569863796234</text:p>
          </table:table-cell>
          <table:table-cell table:formula="of:=[.BP24]-[.BO24]" office:value-type="float" office:value="0.560542690753938" calcext:value-type="float">
            <text:p>0.560542690753938</text:p>
          </table:table-cell>
          <table:table-cell table:formula="of:=[.BQ24]-[.BP24]" office:value-type="float" office:value="0.571318542957307" calcext:value-type="float">
            <text:p>0.571318542957307</text:p>
          </table:table-cell>
          <table:table-cell table:formula="of:=[.BR24]-[.BQ24]" office:value-type="float" office:value="0.573447489738463" calcext:value-type="float">
            <text:p>0.573447489738463</text:p>
          </table:table-cell>
          <table:table-cell table:formula="of:=[.BS24]-[.BR24]" office:value-type="float" office:value="0.585724043846131" calcext:value-type="float">
            <text:p>0.585724043846131</text:p>
          </table:table-cell>
          <table:table-cell table:formula="of:=[.BT24]-[.BS24]" office:value-type="float" office:value="0.61234450340271" calcext:value-type="float">
            <text:p>0.61234450340271</text:p>
          </table:table-cell>
          <table:table-cell table:formula="of:=[.BU24]-[.BT24]" office:value-type="float" office:value="0.632553172111511" calcext:value-type="float">
            <text:p>0.632553172111511</text:p>
          </table:table-cell>
          <table:table-cell table:formula="of:=[.BV24]-[.BU24]" office:value-type="float" office:value="0.619356954097746" calcext:value-type="float">
            <text:p>0.619356954097746</text:p>
          </table:table-cell>
          <table:table-cell table:formula="of:=[.BW24]-[.BV24]" office:value-type="float" office:value="0.630352234840395" calcext:value-type="float">
            <text:p>0.630352234840395</text:p>
          </table:table-cell>
          <table:table-cell table:formula="of:=[.BX24]-[.BW24]" office:value-type="float" office:value="0.643089175224304" calcext:value-type="float">
            <text:p>0.643089175224304</text:p>
          </table:table-cell>
          <table:table-cell table:formula="of:=[.BY24]-[.BX24]" office:value-type="float" office:value="0.636984777450561" calcext:value-type="float">
            <text:p>0.636984777450561</text:p>
          </table:table-cell>
          <table:table-cell table:formula="of:=[.BZ24]-[.BY24]" office:value-type="float" office:value="0.65165055990219" calcext:value-type="float">
            <text:p>0.65165055990219</text:p>
          </table:table-cell>
          <table:table-cell table:formula="of:=[.CA24]-[.BZ24]" office:value-type="float" office:value="0.646896314620975" calcext:value-type="float">
            <text:p>0.646896314620975</text:p>
          </table:table-cell>
          <table:table-cell table:formula="of:=[.CB24]-[.CA24]" office:value-type="float" office:value="0.651699507236479" calcext:value-type="float">
            <text:p>0.651699507236479</text:p>
          </table:table-cell>
          <table:table-cell table:formula="of:=[.CC24]-[.CB24]" office:value-type="float" office:value="0.673743331432341" calcext:value-type="float">
            <text:p>0.673743331432341</text:p>
          </table:table-cell>
          <table:table-cell table:formula="of:=[.CD24]-[.CC24]" office:value-type="float" office:value="0.674398672580722" calcext:value-type="float">
            <text:p>0.674398672580722</text:p>
          </table:table-cell>
          <table:table-cell table:formula="of:=[.CE24]-[.CD24]" office:value-type="float" office:value="0.680119800567624" calcext:value-type="float">
            <text:p>0.680119800567624</text:p>
          </table:table-cell>
          <table:table-cell table:formula="of:=[.CF24]-[.CE24]" office:value-type="float" office:value="0.67851337194443" calcext:value-type="float">
            <text:p>0.67851337194443</text:p>
          </table:table-cell>
          <table:table-cell table:formula="of:=[.CG24]-[.CF24]" office:value-type="float" office:value="0.6998082280159" calcext:value-type="float">
            <text:p>0.6998082280159</text:p>
          </table:table-cell>
          <table:table-cell table:formula="of:=[.CH24]-[.CG24]" office:value-type="float" office:value="0.725843226909639" calcext:value-type="float">
            <text:p>0.725843226909639</text:p>
          </table:table-cell>
          <table:table-cell table:formula="of:=[.CI24]-[.CH24]" office:value-type="float" office:value="0.716687774658197" calcext:value-type="float">
            <text:p>0.716687774658197</text:p>
          </table:table-cell>
          <table:table-cell table:formula="of:=[.CJ24]-[.CI24]" office:value-type="float" office:value="0.727837932109836" calcext:value-type="float">
            <text:p>0.727837932109836</text:p>
          </table:table-cell>
          <table:table-cell table:formula="of:=[.CK24]-[.CJ24]" office:value-type="float" office:value="0.745144927501677" calcext:value-type="float">
            <text:p>0.745144927501677</text:p>
          </table:table-cell>
          <table:table-cell table:formula="of:=[.CL24]-[.CK24]" office:value-type="float" office:value="0.72559041976929" calcext:value-type="float">
            <text:p>0.72559041976929</text:p>
          </table:table-cell>
          <table:table-cell table:formula="of:=[.CM24]-[.CL24]" office:value-type="float" office:value="0.722073507308956" calcext:value-type="float">
            <text:p>0.722073507308956</text:p>
          </table:table-cell>
          <table:table-cell table:formula="of:=[.CN24]-[.CM24]" office:value-type="float" office:value="0.749275422096254" calcext:value-type="float">
            <text:p>0.749275422096254</text:p>
          </table:table-cell>
          <table:table-cell table:formula="of:=[.CO24]-[.CN24]" office:value-type="float" office:value="0.789255821704863" calcext:value-type="float">
            <text:p>0.789255821704863</text:p>
          </table:table-cell>
          <table:table-cell table:formula="of:=[.CP24]-[.CO24]" office:value-type="float" office:value="0.774889910221106" calcext:value-type="float">
            <text:p>0.774889910221106</text:p>
          </table:table-cell>
          <table:table-cell table:formula="of:=[.CQ24]-[.CP24]" office:value-type="float" office:value="0.790250146389006" calcext:value-type="float">
            <text:p>0.790250146389006</text:p>
          </table:table-cell>
          <table:table-cell table:formula="of:=[.CR24]-[.CQ24]" office:value-type="float" office:value="0.786625051498412" calcext:value-type="float">
            <text:p>0.786625051498412</text:p>
          </table:table-cell>
          <table:table-cell table:formula="of:=[.CS24]-[.CR24]" office:value-type="float" office:value="0.817929255962369" calcext:value-type="float">
            <text:p>0.817929255962369</text:p>
          </table:table-cell>
          <table:table-cell table:formula="of:=[.CT24]-[.CS24]" office:value-type="float" office:value="0.795801830291751" calcext:value-type="float">
            <text:p>0.795801830291751</text:p>
          </table:table-cell>
          <table:table-cell table:formula="of:=[.CU24]-[.CT24]" office:value-type="float" office:value="0.818619215488432" calcext:value-type="float">
            <text:p>0.818619215488432</text:p>
          </table:table-cell>
          <table:table-cell table:formula="of:=[.CV24]-[.CU24]" office:value-type="float" office:value="0.793471097946167" calcext:value-type="float">
            <text:p>0.7934710979461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06:46:36.183551633</dc:date>
    <meta:editing-duration>PT7M12S</meta:editing-duration>
    <meta:editing-cycles>1</meta:editing-cycles>
    <meta:document-statistic meta:table-count="1" meta:cell-count="2299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01cm" style:legend-expansion="high" chart:style-name="ch2"/>
        <chart:plot-area chart:style-name="ch3" table:cell-range-address="GPUCB.A24:GPUCB.CV24" svg:x="0.32cm" svg:y="0.18cm" svg:width="13.467cm" svg:height="8.64cm">
          <chartooo:coordinate-region svg:x="0.941cm" svg:y="0.379cm" svg:width="12.5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PUCB.A24:GPUCB.CV2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170727372169495">
                <text:p>0.0170727372169495</text:p>
                <draw:g>
                  <svg:desc>GPUCB.A24:GPUCB.CV24</svg:desc>
                </draw:g>
              </table:table-cell>
              <table:table-cell office:value-type="float" office:value="0.0404307246208191">
                <text:p>0.0404307246208191</text:p>
              </table:table-cell>
              <table:table-cell office:value-type="float" office:value="0.0701437711715698">
                <text:p>0.0701437711715698</text:p>
              </table:table-cell>
              <table:table-cell office:value-type="float" office:value="0.10619181394577">
                <text:p>0.10619181394577</text:p>
              </table:table-cell>
              <table:table-cell office:value-type="float" office:value="0.156627643108368">
                <text:p>0.156627643108368</text:p>
              </table:table-cell>
              <table:table-cell office:value-type="float" office:value="0.235711145401001">
                <text:p>0.235711145401001</text:p>
              </table:table-cell>
              <table:table-cell office:value-type="float" office:value="0.335917365550995">
                <text:p>0.335917365550995</text:p>
              </table:table-cell>
              <table:table-cell office:value-type="float" office:value="0.452363717556">
                <text:p>0.452363717556</text:p>
              </table:table-cell>
              <table:table-cell office:value-type="float" office:value="0.593805396556854">
                <text:p>0.593805396556854</text:p>
              </table:table-cell>
              <table:table-cell office:value-type="float" office:value="0.738251996040344">
                <text:p>0.738251996040344</text:p>
              </table:table-cell>
              <table:table-cell office:value-type="float" office:value="0.8952467918396">
                <text:p>0.8952467918396</text:p>
              </table:table-cell>
              <table:table-cell office:value-type="float" office:value="1.05731498003006">
                <text:p>1.05731498003006</text:p>
              </table:table-cell>
              <table:table-cell office:value-type="float" office:value="1.23838778734207">
                <text:p>1.23838778734207</text:p>
              </table:table-cell>
              <table:table-cell office:value-type="float" office:value="1.41830306053162">
                <text:p>1.41830306053162</text:p>
              </table:table-cell>
              <table:table-cell office:value-type="float" office:value="1.62043727636337">
                <text:p>1.62043727636337</text:p>
              </table:table-cell>
              <table:table-cell office:value-type="float" office:value="1.81908985376358">
                <text:p>1.81908985376358</text:p>
              </table:table-cell>
              <table:table-cell office:value-type="float" office:value="2.02389048337936">
                <text:p>2.02389048337936</text:p>
              </table:table-cell>
              <table:table-cell office:value-type="float" office:value="2.23526587486267">
                <text:p>2.23526587486267</text:p>
              </table:table-cell>
              <table:table-cell office:value-type="float" office:value="2.45448573827744">
                <text:p>2.45448573827744</text:p>
              </table:table-cell>
              <table:table-cell office:value-type="float" office:value="2.6828164935112">
                <text:p>2.6828164935112</text:p>
              </table:table-cell>
              <table:table-cell office:value-type="float" office:value="2.9114284157753">
                <text:p>2.9114284157753</text:p>
              </table:table-cell>
              <table:table-cell office:value-type="float" office:value="3.13931546211243">
                <text:p>3.13931546211243</text:p>
              </table:table-cell>
              <table:table-cell office:value-type="float" office:value="3.38681037425995">
                <text:p>3.38681037425995</text:p>
              </table:table-cell>
              <table:table-cell office:value-type="float" office:value="3.63890962600708">
                <text:p>3.63890962600708</text:p>
              </table:table-cell>
              <table:table-cell office:value-type="float" office:value="3.89170407056808">
                <text:p>3.89170407056808</text:p>
              </table:table-cell>
              <table:table-cell office:value-type="float" office:value="4.15478404760361">
                <text:p>4.15478404760361</text:p>
              </table:table-cell>
              <table:table-cell office:value-type="float" office:value="4.42105076313019">
                <text:p>4.42105076313019</text:p>
              </table:table-cell>
              <table:table-cell office:value-type="float" office:value="4.69321582317352">
                <text:p>4.69321582317352</text:p>
              </table:table-cell>
              <table:table-cell office:value-type="float" office:value="4.96465057134628">
                <text:p>4.96465057134628</text:p>
              </table:table-cell>
              <table:table-cell office:value-type="float" office:value="5.25373921394348">
                <text:p>5.25373921394348</text:p>
              </table:table-cell>
              <table:table-cell office:value-type="float" office:value="5.53744164705276">
                <text:p>5.53744164705276</text:p>
              </table:table-cell>
              <table:table-cell office:value-type="float" office:value="5.8311843752861">
                <text:p>5.8311843752861</text:p>
              </table:table-cell>
              <table:table-cell office:value-type="float" office:value="6.14128514528275">
                <text:p>6.14128514528275</text:p>
              </table:table-cell>
              <table:table-cell office:value-type="float" office:value="6.47021598815918">
                <text:p>6.47021598815918</text:p>
              </table:table-cell>
              <table:table-cell office:value-type="float" office:value="6.79604493379593">
                <text:p>6.79604493379593</text:p>
              </table:table-cell>
              <table:table-cell office:value-type="float" office:value="7.12808029651642">
                <text:p>7.12808029651642</text:p>
              </table:table-cell>
              <table:table-cell office:value-type="float" office:value="7.46004152297974">
                <text:p>7.46004152297974</text:p>
              </table:table-cell>
              <table:table-cell office:value-type="float" office:value="7.80090978145599">
                <text:p>7.80090978145599</text:p>
              </table:table-cell>
              <table:table-cell office:value-type="float" office:value="8.15927456617355">
                <text:p>8.15927456617355</text:p>
              </table:table-cell>
              <table:table-cell office:value-type="float" office:value="8.52353858947754">
                <text:p>8.52353858947754</text:p>
              </table:table-cell>
              <table:table-cell office:value-type="float" office:value="8.90183935165405">
                <text:p>8.90183935165405</text:p>
              </table:table-cell>
              <table:table-cell office:value-type="float" office:value="9.28358850479126">
                <text:p>9.28358850479126</text:p>
              </table:table-cell>
              <table:table-cell office:value-type="float" office:value="9.66860899925232">
                <text:p>9.66860899925232</text:p>
              </table:table-cell>
              <table:table-cell office:value-type="float" office:value="10.0665273070335">
                <text:p>10.0665273070335</text:p>
              </table:table-cell>
              <table:table-cell office:value-type="float" office:value="10.4815760135651">
                <text:p>10.4815760135651</text:p>
              </table:table-cell>
              <table:table-cell office:value-type="float" office:value="10.8941266059875">
                <text:p>10.8941266059875</text:p>
              </table:table-cell>
              <table:table-cell office:value-type="float" office:value="11.3187993526459">
                <text:p>11.3187993526459</text:p>
              </table:table-cell>
              <table:table-cell office:value-type="float" office:value="11.7647288680077">
                <text:p>11.7647288680077</text:p>
              </table:table-cell>
              <table:table-cell office:value-type="float" office:value="12.2018114209175">
                <text:p>12.2018114209175</text:p>
              </table:table-cell>
              <table:table-cell office:value-type="float" office:value="12.6395836114883">
                <text:p>12.6395836114883</text:p>
              </table:table-cell>
              <table:table-cell office:value-type="float" office:value="13.0993457317352">
                <text:p>13.0993457317352</text:p>
              </table:table-cell>
              <table:table-cell office:value-type="float" office:value="13.5562717318535">
                <text:p>13.5562717318535</text:p>
              </table:table-cell>
              <table:table-cell office:value-type="float" office:value="14.012272465229">
                <text:p>14.012272465229</text:p>
              </table:table-cell>
              <table:table-cell office:value-type="float" office:value="14.4628214597702">
                <text:p>14.4628214597702</text:p>
              </table:table-cell>
              <table:table-cell office:value-type="float" office:value="14.9383911848068">
                <text:p>14.9383911848068</text:p>
              </table:table-cell>
              <table:table-cell office:value-type="float" office:value="15.4108565926552">
                <text:p>15.4108565926552</text:p>
              </table:table-cell>
              <table:table-cell office:value-type="float" office:value="15.8914101481438">
                <text:p>15.8914101481438</text:p>
              </table:table-cell>
              <table:table-cell office:value-type="float" office:value="16.3913023710251">
                <text:p>16.3913023710251</text:p>
              </table:table-cell>
              <table:table-cell office:value-type="float" office:value="16.9071158289909">
                <text:p>16.9071158289909</text:p>
              </table:table-cell>
              <table:table-cell office:value-type="float" office:value="17.4221370100975">
                <text:p>17.4221370100975</text:p>
              </table:table-cell>
              <table:table-cell office:value-type="float" office:value="17.942011988163">
                <text:p>17.942011988163</text:p>
              </table:table-cell>
              <table:table-cell office:value-type="float" office:value="18.4781509637833">
                <text:p>18.4781509637833</text:p>
              </table:table-cell>
              <table:table-cell office:value-type="float" office:value="19.0101487517357">
                <text:p>19.0101487517357</text:p>
              </table:table-cell>
              <table:table-cell office:value-type="float" office:value="19.5587942957878">
                <text:p>19.5587942957878</text:p>
              </table:table-cell>
              <table:table-cell office:value-type="float" office:value="20.1033628225327">
                <text:p>20.1033628225327</text:p>
              </table:table-cell>
              <table:table-cell office:value-type="float" office:value="20.6707931041718">
                <text:p>20.6707931041718</text:p>
              </table:table-cell>
              <table:table-cell office:value-type="float" office:value="21.2464917421341">
                <text:p>21.2464917421341</text:p>
              </table:table-cell>
              <table:table-cell office:value-type="float" office:value="21.807034432888">
                <text:p>21.807034432888</text:p>
              </table:table-cell>
              <table:table-cell office:value-type="float" office:value="22.3783529758453">
                <text:p>22.3783529758453</text:p>
              </table:table-cell>
              <table:table-cell office:value-type="float" office:value="22.9518004655838">
                <text:p>22.9518004655838</text:p>
              </table:table-cell>
              <table:table-cell office:value-type="float" office:value="23.5375245094299">
                <text:p>23.5375245094299</text:p>
              </table:table-cell>
              <table:table-cell office:value-type="float" office:value="24.1498690128326">
                <text:p>24.1498690128326</text:p>
              </table:table-cell>
              <table:table-cell office:value-type="float" office:value="24.7824221849442">
                <text:p>24.7824221849442</text:p>
              </table:table-cell>
              <table:table-cell office:value-type="float" office:value="25.4017791390419">
                <text:p>25.4017791390419</text:p>
              </table:table-cell>
              <table:table-cell office:value-type="float" office:value="26.0321313738823">
                <text:p>26.0321313738823</text:p>
              </table:table-cell>
              <table:table-cell office:value-type="float" office:value="26.6752205491066">
                <text:p>26.6752205491066</text:p>
              </table:table-cell>
              <table:table-cell office:value-type="float" office:value="27.3122053265572">
                <text:p>27.3122053265572</text:p>
              </table:table-cell>
              <table:table-cell office:value-type="float" office:value="27.9638558864593">
                <text:p>27.9638558864593</text:p>
              </table:table-cell>
              <table:table-cell office:value-type="float" office:value="28.6107522010803">
                <text:p>28.6107522010803</text:p>
              </table:table-cell>
              <table:table-cell office:value-type="float" office:value="29.2624517083168">
                <text:p>29.2624517083168</text:p>
              </table:table-cell>
              <table:table-cell office:value-type="float" office:value="29.9361950397491">
                <text:p>29.9361950397491</text:p>
              </table:table-cell>
              <table:table-cell office:value-type="float" office:value="30.6105937123299">
                <text:p>30.6105937123299</text:p>
              </table:table-cell>
              <table:table-cell office:value-type="float" office:value="31.2907135128975">
                <text:p>31.2907135128975</text:p>
              </table:table-cell>
              <table:table-cell office:value-type="float" office:value="31.9692268848419">
                <text:p>31.9692268848419</text:p>
              </table:table-cell>
              <table:table-cell office:value-type="float" office:value="32.6690351128578">
                <text:p>32.6690351128578</text:p>
              </table:table-cell>
              <table:table-cell office:value-type="float" office:value="33.3948783397675">
                <text:p>33.3948783397675</text:p>
              </table:table-cell>
              <table:table-cell office:value-type="float" office:value="34.1115661144257">
                <text:p>34.1115661144257</text:p>
              </table:table-cell>
              <table:table-cell office:value-type="float" office:value="34.8394040465355">
                <text:p>34.8394040465355</text:p>
              </table:table-cell>
              <table:table-cell office:value-type="float" office:value="35.5845489740372">
                <text:p>35.5845489740372</text:p>
              </table:table-cell>
              <table:table-cell office:value-type="float" office:value="36.3101393938065">
                <text:p>36.3101393938065</text:p>
              </table:table-cell>
              <table:table-cell office:value-type="float" office:value="37.0322129011154">
                <text:p>37.0322129011154</text:p>
              </table:table-cell>
              <table:table-cell office:value-type="float" office:value="37.7814883232117">
                <text:p>37.7814883232117</text:p>
              </table:table-cell>
              <table:table-cell office:value-type="float" office:value="38.5707441449165">
                <text:p>38.5707441449165</text:p>
              </table:table-cell>
              <table:table-cell office:value-type="float" office:value="39.3456340551376">
                <text:p>39.3456340551376</text:p>
              </table:table-cell>
              <table:table-cell office:value-type="float" office:value="40.1358842015266">
                <text:p>40.1358842015266</text:p>
              </table:table-cell>
              <table:table-cell office:value-type="float" office:value="40.9225092530251">
                <text:p>40.9225092530251</text:p>
              </table:table-cell>
              <table:table-cell office:value-type="float" office:value="41.7404385089874">
                <text:p>41.7404385089874</text:p>
              </table:table-cell>
              <table:table-cell office:value-type="float" office:value="42.5362403392792">
                <text:p>42.5362403392792</text:p>
              </table:table-cell>
              <table:table-cell office:value-type="float" office:value="43.3548595547676">
                <text:p>43.3548595547676</text:p>
              </table:table-cell>
              <table:table-cell office:value-type="float" office:value="44.1483306527138">
                <text:p>44.1483306527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01cm" style:legend-expansion="high" chart:style-name="ch2"/>
        <chart:plot-area chart:style-name="ch3" table:cell-range-address="GPUCB.A25:GPUCB.CU25" svg:x="0.32cm" svg:y="0.18cm" svg:width="13.467cm" svg:height="8.64cm">
          <chartooo:coordinate-region svg:x="1.047cm" svg:y="0.379cm" svg:width="12.4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PUCB.A25:GPUCB.CU25" chart:class="chart:scatter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233579874038696">
                <text:p>0.0233579874038696</text:p>
                <draw:g>
                  <svg:desc>GPUCB.A25:GPUCB.CU25</svg:desc>
                </draw:g>
              </table:table-cell>
              <table:table-cell office:value-type="float" office:value="0.0297130465507507">
                <text:p>0.0297130465507507</text:p>
              </table:table-cell>
              <table:table-cell office:value-type="float" office:value="0.0360480427742004">
                <text:p>0.0360480427742004</text:p>
              </table:table-cell>
              <table:table-cell office:value-type="float" office:value="0.0504358291625977">
                <text:p>0.0504358291625977</text:p>
              </table:table-cell>
              <table:table-cell office:value-type="float" office:value="0.0790835022926331">
                <text:p>0.0790835022926331</text:p>
              </table:table-cell>
              <table:table-cell office:value-type="float" office:value="0.100206220149994">
                <text:p>0.100206220149994</text:p>
              </table:table-cell>
              <table:table-cell office:value-type="float" office:value="0.116446352005005">
                <text:p>0.116446352005005</text:p>
              </table:table-cell>
              <table:table-cell office:value-type="float" office:value="0.141441679000855">
                <text:p>0.141441679000855</text:p>
              </table:table-cell>
              <table:table-cell office:value-type="float" office:value="0.14444659948349">
                <text:p>0.14444659948349</text:p>
              </table:table-cell>
              <table:table-cell office:value-type="float" office:value="0.156994795799255">
                <text:p>0.156994795799255</text:p>
              </table:table-cell>
              <table:table-cell office:value-type="float" office:value="0.16206818819046">
                <text:p>0.16206818819046</text:p>
              </table:table-cell>
              <table:table-cell office:value-type="float" office:value="0.181072807312012">
                <text:p>0.181072807312012</text:p>
              </table:table-cell>
              <table:table-cell office:value-type="float" office:value="0.179915273189545">
                <text:p>0.179915273189545</text:p>
              </table:table-cell>
              <table:table-cell office:value-type="float" office:value="0.202134215831756">
                <text:p>0.202134215831756</text:p>
              </table:table-cell>
              <table:table-cell office:value-type="float" office:value="0.198652577400207">
                <text:p>0.198652577400207</text:p>
              </table:table-cell>
              <table:table-cell office:value-type="float" office:value="0.204800629615784">
                <text:p>0.204800629615784</text:p>
              </table:table-cell>
              <table:table-cell office:value-type="float" office:value="0.211375391483307">
                <text:p>0.211375391483307</text:p>
              </table:table-cell>
              <table:table-cell office:value-type="float" office:value="0.219219863414764">
                <text:p>0.219219863414764</text:p>
              </table:table-cell>
              <table:table-cell office:value-type="float" office:value="0.228330755233765">
                <text:p>0.228330755233765</text:p>
              </table:table-cell>
              <table:table-cell office:value-type="float" office:value="0.228611922264099">
                <text:p>0.228611922264099</text:p>
              </table:table-cell>
              <table:table-cell office:value-type="float" office:value="0.227887046337128">
                <text:p>0.227887046337128</text:p>
              </table:table-cell>
              <table:table-cell office:value-type="float" office:value="0.247494912147522">
                <text:p>0.247494912147522</text:p>
              </table:table-cell>
              <table:table-cell office:value-type="float" office:value="0.252099251747131">
                <text:p>0.252099251747131</text:p>
              </table:table-cell>
              <table:table-cell office:value-type="float" office:value="0.252794444561005">
                <text:p>0.252794444561005</text:p>
              </table:table-cell>
              <table:table-cell office:value-type="float" office:value="0.263079977035523">
                <text:p>0.263079977035523</text:p>
              </table:table-cell>
              <table:table-cell office:value-type="float" office:value="0.26626671552658">
                <text:p>0.26626671552658</text:p>
              </table:table-cell>
              <table:table-cell office:value-type="float" office:value="0.272165060043335">
                <text:p>0.272165060043335</text:p>
              </table:table-cell>
              <table:table-cell office:value-type="float" office:value="0.27143474817276">
                <text:p>0.27143474817276</text:p>
              </table:table-cell>
              <table:table-cell office:value-type="float" office:value="0.289088642597198">
                <text:p>0.289088642597198</text:p>
              </table:table-cell>
              <table:table-cell office:value-type="float" office:value="0.283702433109283">
                <text:p>0.283702433109283</text:p>
              </table:table-cell>
              <table:table-cell office:value-type="float" office:value="0.293742728233338">
                <text:p>0.293742728233338</text:p>
              </table:table-cell>
              <table:table-cell office:value-type="float" office:value="0.310100769996644">
                <text:p>0.310100769996644</text:p>
              </table:table-cell>
              <table:table-cell office:value-type="float" office:value="0.328930842876434">
                <text:p>0.328930842876434</text:p>
              </table:table-cell>
              <table:table-cell office:value-type="float" office:value="0.325828945636749">
                <text:p>0.325828945636749</text:p>
              </table:table-cell>
              <table:table-cell office:value-type="float" office:value="0.332035362720489">
                <text:p>0.332035362720489</text:p>
              </table:table-cell>
              <table:table-cell office:value-type="float" office:value="0.331961226463318">
                <text:p>0.331961226463318</text:p>
              </table:table-cell>
              <table:table-cell office:value-type="float" office:value="0.340868258476258">
                <text:p>0.340868258476258</text:p>
              </table:table-cell>
              <table:table-cell office:value-type="float" office:value="0.35836478471756">
                <text:p>0.35836478471756</text:p>
              </table:table-cell>
              <table:table-cell office:value-type="float" office:value="0.364264023303985">
                <text:p>0.364264023303985</text:p>
              </table:table-cell>
              <table:table-cell office:value-type="float" office:value="0.378300762176513">
                <text:p>0.378300762176513</text:p>
              </table:table-cell>
              <table:table-cell office:value-type="float" office:value="0.381749153137207">
                <text:p>0.381749153137207</text:p>
              </table:table-cell>
              <table:table-cell office:value-type="float" office:value="0.38502049446106">
                <text:p>0.38502049446106</text:p>
              </table:table-cell>
              <table:table-cell office:value-type="float" office:value="0.39791830778122">
                <text:p>0.39791830778122</text:p>
              </table:table-cell>
              <table:table-cell office:value-type="float" office:value="0.415048706531525">
                <text:p>0.415048706531525</text:p>
              </table:table-cell>
              <table:table-cell office:value-type="float" office:value="0.412550592422484">
                <text:p>0.412550592422484</text:p>
              </table:table-cell>
              <table:table-cell office:value-type="float" office:value="0.424672746658326">
                <text:p>0.424672746658326</text:p>
              </table:table-cell>
              <table:table-cell office:value-type="float" office:value="0.445929515361787">
                <text:p>0.445929515361787</text:p>
              </table:table-cell>
              <table:table-cell office:value-type="float" office:value="0.437082552909851">
                <text:p>0.437082552909851</text:p>
              </table:table-cell>
              <table:table-cell office:value-type="float" office:value="0.437772190570831">
                <text:p>0.437772190570831</text:p>
              </table:table-cell>
              <table:table-cell office:value-type="float" office:value="0.459762120246888">
                <text:p>0.459762120246888</text:p>
              </table:table-cell>
              <table:table-cell office:value-type="float" office:value="0.456926000118255">
                <text:p>0.456926000118255</text:p>
              </table:table-cell>
              <table:table-cell office:value-type="float" office:value="0.45600073337555">
                <text:p>0.45600073337555</text:p>
              </table:table-cell>
              <table:table-cell office:value-type="float" office:value="0.450548994541167">
                <text:p>0.450548994541167</text:p>
              </table:table-cell>
              <table:table-cell office:value-type="float" office:value="0.475569725036621">
                <text:p>0.475569725036621</text:p>
              </table:table-cell>
              <table:table-cell office:value-type="float" office:value="0.472465407848359">
                <text:p>0.472465407848359</text:p>
              </table:table-cell>
              <table:table-cell office:value-type="float" office:value="0.480553555488585">
                <text:p>0.480553555488585</text:p>
              </table:table-cell>
              <table:table-cell office:value-type="float" office:value="0.499892222881316">
                <text:p>0.499892222881316</text:p>
              </table:table-cell>
              <table:table-cell office:value-type="float" office:value="0.515813457965852">
                <text:p>0.515813457965852</text:p>
              </table:table-cell>
              <table:table-cell office:value-type="float" office:value="0.515021181106569">
                <text:p>0.515021181106569</text:p>
              </table:table-cell>
              <table:table-cell office:value-type="float" office:value="0.519874978065491">
                <text:p>0.519874978065491</text:p>
              </table:table-cell>
              <table:table-cell office:value-type="float" office:value="0.536138975620268">
                <text:p>0.536138975620268</text:p>
              </table:table-cell>
              <table:table-cell office:value-type="float" office:value="0.531997787952424">
                <text:p>0.531997787952424</text:p>
              </table:table-cell>
              <table:table-cell office:value-type="float" office:value="0.548645544052125">
                <text:p>0.548645544052125</text:p>
              </table:table-cell>
              <table:table-cell office:value-type="float" office:value="0.54456852674484">
                <text:p>0.54456852674484</text:p>
              </table:table-cell>
              <table:table-cell office:value-type="float" office:value="0.567430281639101">
                <text:p>0.567430281639101</text:p>
              </table:table-cell>
              <table:table-cell office:value-type="float" office:value="0.57569863796234">
                <text:p>0.57569863796234</text:p>
              </table:table-cell>
              <table:table-cell office:value-type="float" office:value="0.560542690753938">
                <text:p>0.560542690753938</text:p>
              </table:table-cell>
              <table:table-cell office:value-type="float" office:value="0.571318542957307">
                <text:p>0.571318542957307</text:p>
              </table:table-cell>
              <table:table-cell office:value-type="float" office:value="0.573447489738463">
                <text:p>0.573447489738463</text:p>
              </table:table-cell>
              <table:table-cell office:value-type="float" office:value="0.585724043846131">
                <text:p>0.585724043846131</text:p>
              </table:table-cell>
              <table:table-cell office:value-type="float" office:value="0.61234450340271">
                <text:p>0.61234450340271</text:p>
              </table:table-cell>
              <table:table-cell office:value-type="float" office:value="0.632553172111511">
                <text:p>0.632553172111511</text:p>
              </table:table-cell>
              <table:table-cell office:value-type="float" office:value="0.619356954097746">
                <text:p>0.619356954097746</text:p>
              </table:table-cell>
              <table:table-cell office:value-type="float" office:value="0.630352234840395">
                <text:p>0.630352234840395</text:p>
              </table:table-cell>
              <table:table-cell office:value-type="float" office:value="0.643089175224304">
                <text:p>0.643089175224304</text:p>
              </table:table-cell>
              <table:table-cell office:value-type="float" office:value="0.636984777450561">
                <text:p>0.636984777450561</text:p>
              </table:table-cell>
              <table:table-cell office:value-type="float" office:value="0.65165055990219">
                <text:p>0.65165055990219</text:p>
              </table:table-cell>
              <table:table-cell office:value-type="float" office:value="0.646896314620975">
                <text:p>0.646896314620975</text:p>
              </table:table-cell>
              <table:table-cell office:value-type="float" office:value="0.651699507236479">
                <text:p>0.651699507236479</text:p>
              </table:table-cell>
              <table:table-cell office:value-type="float" office:value="0.673743331432341">
                <text:p>0.673743331432341</text:p>
              </table:table-cell>
              <table:table-cell office:value-type="float" office:value="0.674398672580722">
                <text:p>0.674398672580722</text:p>
              </table:table-cell>
              <table:table-cell office:value-type="float" office:value="0.680119800567624">
                <text:p>0.680119800567624</text:p>
              </table:table-cell>
              <table:table-cell office:value-type="float" office:value="0.67851337194443">
                <text:p>0.67851337194443</text:p>
              </table:table-cell>
              <table:table-cell office:value-type="float" office:value="0.6998082280159">
                <text:p>0.6998082280159</text:p>
              </table:table-cell>
              <table:table-cell office:value-type="float" office:value="0.725843226909639">
                <text:p>0.725843226909639</text:p>
              </table:table-cell>
              <table:table-cell office:value-type="float" office:value="0.716687774658197">
                <text:p>0.716687774658197</text:p>
              </table:table-cell>
              <table:table-cell office:value-type="float" office:value="0.727837932109836">
                <text:p>0.727837932109836</text:p>
              </table:table-cell>
              <table:table-cell office:value-type="float" office:value="0.745144927501677">
                <text:p>0.745144927501677</text:p>
              </table:table-cell>
              <table:table-cell office:value-type="float" office:value="0.72559041976929">
                <text:p>0.72559041976929</text:p>
              </table:table-cell>
              <table:table-cell office:value-type="float" office:value="0.722073507308956">
                <text:p>0.722073507308956</text:p>
              </table:table-cell>
              <table:table-cell office:value-type="float" office:value="0.749275422096254">
                <text:p>0.749275422096254</text:p>
              </table:table-cell>
              <table:table-cell office:value-type="float" office:value="0.789255821704863">
                <text:p>0.789255821704863</text:p>
              </table:table-cell>
              <table:table-cell office:value-type="float" office:value="0.774889910221106">
                <text:p>0.774889910221106</text:p>
              </table:table-cell>
              <table:table-cell office:value-type="float" office:value="0.790250146389006">
                <text:p>0.790250146389006</text:p>
              </table:table-cell>
              <table:table-cell office:value-type="float" office:value="0.786625051498412">
                <text:p>0.786625051498412</text:p>
              </table:table-cell>
              <table:table-cell office:value-type="float" office:value="0.817929255962369">
                <text:p>0.817929255962369</text:p>
              </table:table-cell>
              <table:table-cell office:value-type="float" office:value="0.795801830291751">
                <text:p>0.795801830291751</text:p>
              </table:table-cell>
              <table:table-cell office:value-type="float" office:value="0.818619215488432">
                <text:p>0.818619215488432</text:p>
              </table:table-cell>
              <table:table-cell office:value-type="float" office:value="0.793471097946167">
                <text:p>0.793471097946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